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6pt"/>
    </style:style>
    <style:style style:name="co3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45" style:family="table-cell" style:parent-style-name="Default">
      <style:table-cell-properties fo:background-color="#fff200"/>
    </style:style>
    <style:style style:name="ce46" style:family="table-cell" style:parent-style-name="Default">
      <style:table-cell-properties fo:background-color="#f58220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/>
    <style:style style:name="ce64" style:family="table-cell" style:parent-style-name="Default" style:data-style-name="N2">
      <style:table-cell-properties fo:background-color="#f58220"/>
    </style:style>
    <style:style style:name="ce57" style:family="table-cell" style:parent-style-name="Default" style:data-style-name="N1"/>
    <style:style style:name="ce50" style:family="table-cell" style:parent-style-name="Default" style:data-style-name="N1">
      <style:table-cell-properties fo:background-color="#72bf44"/>
    </style:style>
    <style:style style:name="ce51" style:family="table-cell" style:parent-style-name="Default" style:data-style-name="N1">
      <style:table-cell-properties fo:background-color="#fff200"/>
    </style:style>
    <style:style style:name="ce52" style:family="table-cell" style:parent-style-name="Default" style:data-style-name="N1">
      <style:table-cell-properties fo:background-color="#f58220"/>
    </style:style>
    <style:style style:name="ce59" style:family="table-cell" style:parent-style-name="Default" style:data-style-name="N158"/>
    <style:style style:name="ce67" style:family="table-cell" style:parent-style-name="Default" style:data-style-name="N159"/>
    <style:style style:name="ce53" style:family="table-cell" style:parent-style-name="Default">
      <style:table-cell-properties fo:background-color="#72bf44"/>
    </style:style>
    <style:style style:name="ce54" style:family="table-cell" style:parent-style-name="Default" style:data-style-name="N159">
      <style:table-cell-properties fo:background-color="#72bf44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 style:data-style-name="N158">
      <style:table-cell-properties fo:background-color="transparent"/>
    </style:style>
    <style:style style:name="ce60" style:family="table-cell" style:parent-style-name="Default" style:data-style-name="N158">
      <style:table-cell-properties fo:background-color="#fff200"/>
    </style:style>
    <style:style style:name="ce61" style:family="table-cell" style:parent-style-name="Default" style:data-style-name="N157"/>
    <style:style style:name="ce21" style:family="table-cell" style:parent-style-name="Default" style:data-style-name="N158">
      <style:table-cell-properties fo:background-color="#f58220"/>
    </style:style>
    <style:style style:name="ce63" style:family="table-cell" style:parent-style-name="Default" style:data-style-name="N157">
      <style:table-cell-properties fo:background-color="#f58220"/>
    </style:style>
    <style:style style:name="ce23" style:family="table-cell" style:parent-style-name="Default" style:data-style-name="N158">
      <style:table-cell-properties fo:background-color="#9d85be"/>
    </style:style>
    <style:style style:name="ce66" style:family="table-cell" style:parent-style-name="Default" style:data-style-name="N159">
      <style:table-cell-properties fo:background-color="#9d85b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242.68pt" svg:y="640.12pt">
            <draw:object draw:notify-on-update-of-ranges="Sheet1.V17:Sheet1.V41 Sheet1.W16:Sheet1.W16 Sheet1.W17:Sheet1.W41 Sheet1.X16:Sheet1.X16 Sheet1.X17:Sheet1.X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79.63pt" svg:height="382.28pt" svg:x="547.88pt" svg:y="643.27pt">
            <draw:object draw:notify-on-update-of-ranges="Sheet1.Q17:Sheet1.Q41 Sheet1.R16:Sheet1.R16 Sheet1.R17:Sheet1.R41 Sheet1.S16:Sheet1.S16 Sheet1.S17:Sheet1.S41 Sheet1.T16:Sheet1.T16 Sheet1.T17:Sheet1.T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7" table:default-cell-style-name="ce4"/>
        <table:table-column table:style-name="co1" table:default-cell-style-name="Default"/>
        <table:table-column table:style-name="co1" table:number-columns-repeated="4" table:default-cell-style-name="ce49"/>
        <table:table-column table:style-name="co1" table:default-cell-style-name="ce45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rbo užmokestis (mėnesinis)</text:p>
          </table:table-cell>
          <table:table-cell table:number-columns-repeated="2"/>
          <table:table-cell table:style-name="Default" table:number-columns-repeated="7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ruto</text:p>
          </table:table-cell>
          <table:table-cell table:style-name="Default" table:number-columns-repeated="7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yrai ir moterys</text:p>
          </table:table-cell>
          <table:table-cell table:style-name="Default" table:number-columns-repeated="7"/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DU</text:p>
          </table:table-cell>
          <table:table-cell table:style-name="ce3" office:value-type="string" calcext:value-type="string">
            <text:p>HICP</text:p>
          </table:table-cell>
          <table:table-cell table:style-name="ce3" office:value-type="string" calcext:value-type="string">
            <text:p>D_HICP</text:p>
          </table:table-cell>
          <table:table-cell table:style-name="ce3" office:value-type="string" calcext:value-type="string">
            <text:p>D_VDU</text:p>
          </table:table-cell>
          <table:table-cell table:style-name="ce3" office:value-type="string" calcext:value-type="string">
            <text:p>VDU_R</text:p>
          </table:table-cell>
          <table:table-cell table:style-name="ce3" office:value-type="string" calcext:value-type="string">
            <text:p>D_VDU</text:p>
          </table:table-cell>
          <table:table-cell table:style-name="ce3" office:value-type="string" calcext:value-type="string">
            <text:p>D_VDU_A</text:p>
          </table:table-cell>
          <table:table-cell table:style-name="ce3" office:value-type="string" calcext:value-type="string">
            <text:p>D_VDU_L*</text:p>
          </table:table-cell>
          <table:table-cell office:value-type="string" calcext:value-type="string">
            <text:p>VTPABD</text:p>
          </table:table-cell>
          <table:table-cell table:style-name="Default" office:value-type="string" calcext:value-type="string">
            <text:p>VTPABD_F_INFL</text:p>
          </table:table-cell>
          <table:table-cell table:style-name="Default" office:value-type="string" calcext:value-type="string">
            <text:p>VTPABD_F_A</text:p>
          </table:table-cell>
          <table:table-cell table:style-name="Default" office:value-type="string" calcext:value-type="string">
            <text:p>VTPABD_F_L</text:p>
          </table:table-cell>
          <table:table-cell table:style-name="Default" office:value-type="string" calcext:value-type="string">
            <text:p>VTPABD_F_T</text:p>
          </table:table-cell>
          <table:table-cell table:style-name="Default" office:value-type="string" calcext:value-type="string">
            <text:p>VTPABD_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rbo užmokestis (mėnesinis) | EUR</text:p>
          </table:table-cell>
          <table:table-cell office:value-type="float" office:value="1995" calcext:value-type="float">
            <text:p>1995</text:p>
          </table:table-cell>
          <table:table-cell office:value-type="float" office:value="139.3" calcext:value-type="float">
            <text:p>139.3</text:p>
          </table:table-cell>
          <table:table-cell table:style-name="Default" table:number-columns-repeated="7"/>
          <table:table-cell/>
          <table:table-cell table:style-name="Default" table:number-columns-repeated="5"/>
          <table:table-cell table:number-columns-repeated="7"/>
          <table:table-cell table:formula="of:=25/20" office:value-type="float" office:value="1.25" calcext:value-type="float">
            <text:p>1.25</text:p>
          </table:table-cell>
        </table:table-row>
        <table:table-row table:style-name="ro2">
          <table:table-cell/>
          <table:table-cell office:value-type="float" office:value="1996" calcext:value-type="float">
            <text:p>1996</text:p>
          </table:table-cell>
          <table:table-cell office:value-type="float" office:value="179" calcext:value-type="float">
            <text:p>179</text:p>
          </table:table-cell>
          <table:table-cell office:value-type="float" office:value="57.61" calcext:value-type="float">
            <text:p>57.61</text:p>
          </table:table-cell>
          <table:table-cell/>
          <table:table-cell table:formula="of:=[.C7]/[.C6]" office:value-type="float" office:value="1.28499641062455" calcext:value-type="float">
            <text:p>1.28</text:p>
          </table:table-cell>
          <table:table-cell table:number-columns-repeated="5"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float" office:value="1997" calcext:value-type="float">
            <text:p>1997</text:p>
          </table:table-cell>
          <table:table-cell office:value-type="float" office:value="225.4" calcext:value-type="float">
            <text:p>225.4</text:p>
          </table:table-cell>
          <table:table-cell office:value-type="float" office:value="63.56" calcext:value-type="float">
            <text:p>63.56</text:p>
          </table:table-cell>
          <table:table-cell table:formula="of:=[.D8]/[.D7]" office:value-type="float" office:value="1.10328068043742" calcext:value-type="float">
            <text:p>1.10</text:p>
          </table:table-cell>
          <table:table-cell table:formula="of:=[.C8]/[.C7]" office:value-type="float" office:value="1.25921787709497" calcext:value-type="float">
            <text:p>1.26</text:p>
          </table:table-cell>
          <table:table-cell table:formula="of:=[.C8]/[.D8]*100" office:value-type="float" office:value="354.625550660793" calcext:value-type="float">
            <text:p>354.63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float" office:value="1998" calcext:value-type="float">
            <text:p>1998</text:p>
          </table:table-cell>
          <table:table-cell office:value-type="float" office:value="269.3" calcext:value-type="float">
            <text:p>269.3</text:p>
          </table:table-cell>
          <table:table-cell office:value-type="float" office:value="66.97" calcext:value-type="float">
            <text:p>66.97</text:p>
          </table:table-cell>
          <table:table-cell table:formula="of:=[.D9]/[.D8]" office:value-type="float" office:value="1.05365009439899" calcext:value-type="float">
            <text:p>1.05</text:p>
          </table:table-cell>
          <table:table-cell table:formula="of:=[.C9]/[.C8]" office:value-type="float" office:value="1.19476486246673" calcext:value-type="float">
            <text:p>1.19</text:p>
          </table:table-cell>
          <table:table-cell table:formula="of:=[.C9]/[.D9]*100" office:value-type="float" office:value="402.120352396596" calcext:value-type="float">
            <text:p>402.12</text:p>
          </table:table-cell>
          <table:table-cell table:formula="of:=[.G9]/[.G8]" office:value-type="float" office:value="1.13392944091959" calcext:value-type="float">
            <text:p>1.13</text:p>
          </table:table-cell>
          <table:table-cell table:formula="of:=[.H9]/[.J9]" office:value-type="float" office:value="1.12270241675207" calcext:value-type="float">
            <text:p>1.12</text:p>
          </table:table-cell>
          <table:table-cell office:value-type="float" office:value="1.01" calcext:value-type="float">
            <text:p>1.01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float" office:value="1999" calcext:value-type="float">
            <text:p>1999</text:p>
          </table:table-cell>
          <table:table-cell office:value-type="float" office:value="286" calcext:value-type="float">
            <text:p>286</text:p>
          </table:table-cell>
          <table:table-cell office:value-type="float" office:value="67.94" calcext:value-type="float">
            <text:p>67.94</text:p>
          </table:table-cell>
          <table:table-cell table:formula="of:=[.D10]/[.D9]" office:value-type="float" office:value="1.01448409735703" calcext:value-type="float">
            <text:p>1.01</text:p>
          </table:table-cell>
          <table:table-cell table:formula="of:=[.C10]/[.C9]" office:value-type="float" office:value="1.06201262532492" calcext:value-type="float">
            <text:p>1.06</text:p>
          </table:table-cell>
          <table:table-cell table:formula="of:=[.C10]/[.D10]*100" office:value-type="float" office:value="420.959670297321" calcext:value-type="float">
            <text:p>420.96</text:p>
          </table:table-cell>
          <table:table-cell table:formula="of:=[.G10]/[.G9]" office:value-type="float" office:value="1.04684994874904" calcext:value-type="float">
            <text:p>1.05</text:p>
          </table:table-cell>
          <table:table-cell table:formula="of:=[.H10]/[.J10]" office:value-type="float" office:value="1.03648509777133" calcext:value-type="float">
            <text:p>1.04</text:p>
          </table:table-cell>
          <table:table-cell office:value-type="float" office:value="1.01" calcext:value-type="float">
            <text:p>1.01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281.2" calcext:value-type="float">
            <text:p>281.2</text:p>
          </table:table-cell>
          <table:table-cell office:value-type="float" office:value="68.68" calcext:value-type="float">
            <text:p>68.68</text:p>
          </table:table-cell>
          <table:table-cell table:formula="of:=[.D11]/[.D10]" office:value-type="float" office:value="1.0108919634972" calcext:value-type="float">
            <text:p>1.01</text:p>
          </table:table-cell>
          <table:table-cell table:formula="of:=[.C11]/[.C10]" office:value-type="float" office:value="0.983216783216783" calcext:value-type="float">
            <text:p>0.98</text:p>
          </table:table-cell>
          <table:table-cell table:formula="of:=[.C11]/[.D11]*100" office:value-type="float" office:value="409.435061153174" calcext:value-type="float">
            <text:p>409.44</text:p>
          </table:table-cell>
          <table:table-cell table:formula="of:=[.G11]/[.G10]" office:value-type="float" office:value="0.972623008907225" calcext:value-type="float">
            <text:p>0.97</text:p>
          </table:table-cell>
          <table:table-cell table:formula="of:=[.H11]/[.J11]" office:value-type="float" office:value="0.96299307812596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float" office:value="2001" calcext:value-type="float">
            <text:p>2001</text:p>
          </table:table-cell>
          <table:table-cell office:value-type="float" office:value="284.5" calcext:value-type="float">
            <text:p>284.5</text:p>
          </table:table-cell>
          <table:table-cell office:value-type="float" office:value="69.74" calcext:value-type="float">
            <text:p>69.74</text:p>
          </table:table-cell>
          <table:table-cell table:formula="of:=[.D12]/[.D11]" office:value-type="float" office:value="1.01543389633081" calcext:value-type="float">
            <text:p>1.02</text:p>
          </table:table-cell>
          <table:table-cell table:formula="of:=[.C12]/[.C11]" office:value-type="float" office:value="1.01173541963016" calcext:value-type="float">
            <text:p>1.01</text:p>
          </table:table-cell>
          <table:table-cell table:formula="of:=[.C12]/[.D12]*100" office:value-type="float" office:value="407.943791224548" calcext:value-type="float">
            <text:p>407.94</text:p>
          </table:table-cell>
          <table:table-cell table:formula="of:=[.G12]/[.G11]" office:value-type="float" office:value="0.996357737599644" calcext:value-type="float">
            <text:p>1.00</text:p>
          </table:table-cell>
          <table:table-cell table:formula="of:=[.H12]/[.J12]" office:value-type="float" office:value="0.986492809504598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float" office:value="2002" calcext:value-type="float">
            <text:p>2002</text:p>
          </table:table-cell>
          <table:table-cell office:value-type="float" office:value="293.6" calcext:value-type="float">
            <text:p>293.6</text:p>
          </table:table-cell>
          <table:table-cell office:value-type="float" office:value="69.98" calcext:value-type="float">
            <text:p>69.98</text:p>
          </table:table-cell>
          <table:table-cell table:formula="of:=[.D13]/[.D12]" office:value-type="float" office:value="1.00344135359908" calcext:value-type="float">
            <text:p>1.00</text:p>
          </table:table-cell>
          <table:table-cell table:formula="of:=[.C13]/[.C12]" office:value-type="float" office:value="1.03198594024605" calcext:value-type="float">
            <text:p>1.03</text:p>
          </table:table-cell>
          <table:table-cell table:formula="of:=[.C13]/[.D13]*100" office:value-type="float" office:value="419.548442412118" calcext:value-type="float">
            <text:p>419.55</text:p>
          </table:table-cell>
          <table:table-cell table:formula="of:=[.G13]/[.G12]" office:value-type="float" office:value="1.02844669152271" calcext:value-type="float">
            <text:p>1.03</text:p>
          </table:table-cell>
          <table:table-cell table:formula="of:=[.H13]/[.J13]" office:value-type="float" office:value="1.01826405101258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float" office:value="2003" calcext:value-type="float">
            <text:p>2003</text:p>
          </table:table-cell>
          <table:table-cell office:value-type="float" office:value="310.6" calcext:value-type="float">
            <text:p>310.6</text:p>
          </table:table-cell>
          <table:table-cell office:value-type="float" office:value="69.22" calcext:value-type="float">
            <text:p>69.22</text:p>
          </table:table-cell>
          <table:table-cell table:formula="of:=[.D14]/[.D13]" office:value-type="float" office:value="0.98913975421549" calcext:value-type="float">
            <text:p>0.99</text:p>
          </table:table-cell>
          <table:table-cell table:formula="of:=[.C14]/[.C13]" office:value-type="float" office:value="1.05790190735695" calcext:value-type="float">
            <text:p>1.06</text:p>
          </table:table-cell>
          <table:table-cell table:formula="of:=[.C14]/[.D14]*100" office:value-type="float" office:value="448.714244438024" calcext:value-type="float">
            <text:p>448.71</text:p>
          </table:table-cell>
          <table:table-cell table:formula="of:=[.G14]/[.G13]" office:value-type="float" office:value="1.06951712621842" calcext:value-type="float">
            <text:p>1.07</text:p>
          </table:table-cell>
          <table:table-cell table:formula="of:=[.H14]/[.J14]" office:value-type="float" office:value="1.05892784774101" calcext:value-type="float">
            <text:p>1.06</text:p>
          </table:table-cell>
          <table:table-cell office:value-type="float" office:value="1.01" calcext:value-type="float">
            <text:p>1.01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float" office:value="2004" calcext:value-type="float">
            <text:p>2004</text:p>
          </table:table-cell>
          <table:table-cell office:value-type="float" office:value="332.9" calcext:value-type="float">
            <text:p>332.9</text:p>
          </table:table-cell>
          <table:table-cell office:value-type="float" office:value="70.02" calcext:value-type="float">
            <text:p>70.02</text:p>
          </table:table-cell>
          <table:table-cell table:formula="of:=[.D15]/[.D14]" office:value-type="float" office:value="1.01155735336608" calcext:value-type="float">
            <text:p>1.01</text:p>
          </table:table-cell>
          <table:table-cell table:formula="of:=[.C15]/[.C14]" office:value-type="float" office:value="1.07179652285898" calcext:value-type="float">
            <text:p>1.07</text:p>
          </table:table-cell>
          <table:table-cell table:formula="of:=[.C15]/[.D15]*100" office:value-type="float" office:value="475.435589831477" calcext:value-type="float">
            <text:p>475.44</text:p>
          </table:table-cell>
          <table:table-cell table:formula="of:=[.G15]/[.G14]" office:value-type="float" office:value="1.0595509184847" calcext:value-type="float">
            <text:p>1.06</text:p>
          </table:table-cell>
          <table:table-cell table:formula="of:=[.H15]/[.J15]" office:value-type="float" office:value="1.04906031533139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/>
          <table:table-cell table:style-name="Default" table:number-columns-repeated="5"/>
          <table:table-cell table:number-columns-repeated="8"/>
        </table:table-row>
        <table:table-row table:style-name="ro2">
          <table:table-cell/>
          <table:table-cell office:value-type="float" office:value="2005" calcext:value-type="float">
            <text:p>2005</text:p>
          </table:table-cell>
          <table:table-cell office:value-type="float" office:value="369.6" calcext:value-type="float">
            <text:p>369.6</text:p>
          </table:table-cell>
          <table:table-cell office:value-type="float" office:value="71.89" calcext:value-type="float">
            <text:p>71.89</text:p>
          </table:table-cell>
          <table:table-cell table:formula="of:=[.D16]/[.D15]" office:value-type="float" office:value="1.02670665524136" calcext:value-type="float">
            <text:p>1.03</text:p>
          </table:table-cell>
          <table:table-cell table:formula="of:=[.C16]/[.C15]" office:value-type="float" office:value="1.1102433163112" calcext:value-type="float">
            <text:p>1.11</text:p>
          </table:table-cell>
          <table:table-cell table:formula="of:=[.C16]/[.D16]*100" office:value-type="float" office:value="514.118792599805" calcext:value-type="float">
            <text:p>514.12</text:p>
          </table:table-cell>
          <table:table-cell table:formula="of:=[.G16]/[.G15]" office:value-type="float" office:value="1.08136370855627" calcext:value-type="float">
            <text:p>1.08</text:p>
          </table:table-cell>
          <table:table-cell table:formula="of:=[.H16]/[.J16]" office:value-type="float" office:value="1.07065713718443" calcext:value-type="float">
            <text:p>1.07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VTPABD</text:p>
          </table:table-cell>
          <table:table-cell table:style-name="Default" table:number-columns-repeated="5"/>
          <table:table-cell/>
          <table:table-cell office:value-type="string" calcext:value-type="string">
            <text:p>VDU_ind</text:p>
          </table:table-cell>
          <table:table-cell office:value-type="string" calcext:value-type="string">
            <text:p>VTPABD_Fact</text:p>
          </table:table-cell>
          <table:table-cell office:value-type="string" calcext:value-type="string">
            <text:p>VTPABD_F</text:p>
          </table:table-cell>
          <table:table-cell table:number-columns-repeated="2"/>
          <table:table-cell office:value-type="string" calcext:value-type="string">
            <text:p>VTPABD</text:p>
          </table:table-cell>
          <table:table-cell office:value-type="string" calcext:value-type="string">
            <text:p>VTPABD_F</text:p>
          </table:table-cell>
        </table:table-row>
        <table:table-row table:style-name="ro2">
          <table:table-cell/>
          <table:table-cell office:value-type="float" office:value="2006" calcext:value-type="float">
            <text:p>2006</text:p>
          </table:table-cell>
          <table:table-cell office:value-type="float" office:value="433.2" calcext:value-type="float">
            <text:p>433.2</text:p>
          </table:table-cell>
          <table:table-cell office:value-type="float" office:value="74.59" calcext:value-type="float">
            <text:p>74.59</text:p>
          </table:table-cell>
          <table:table-cell table:formula="of:=[.D17]/[.D16]" office:value-type="float" office:value="1.03755737932953" calcext:value-type="float">
            <text:p>1.04</text:p>
          </table:table-cell>
          <table:table-cell table:formula="of:=[.C17]/[.C16]" office:value-type="float" office:value="1.17207792207792" calcext:value-type="float">
            <text:p>1.17</text:p>
          </table:table-cell>
          <table:table-cell table:formula="of:=[.C17]/[.D17]*100" office:value-type="float" office:value="580.774902801984" calcext:value-type="float">
            <text:p>580.77</text:p>
          </table:table-cell>
          <table:table-cell table:formula="of:=[.G17]/[.G16]" office:value-type="float" office:value="1.12965118404856" calcext:value-type="float">
            <text:p>1.13</text:p>
          </table:table-cell>
          <table:table-cell table:formula="of:=[.H17]/[.J17]" office:value-type="float" office:value="1.11846651885996" calcext:value-type="float">
            <text:p>1.12</text:p>
          </table:table-cell>
          <table:table-cell office:value-type="float" office:value="1.01" calcext:value-type="float">
            <text:p>1.01</text:p>
          </table:table-cell>
          <table:table-cell office:value-type="float" office:value="124.5" calcext:value-type="float">
            <text:p>124.5</text:p>
          </table:table-cell>
          <table:table-cell table:style-name="Default" office:value-type="string" calcext:value-type="string">
            <text:p>INFL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2"/>
          <table:table-cell table:style-name="Default" office:value-type="float" office:value="124.5" calcext:value-type="float">
            <text:p>124.5</text:p>
          </table:table-cell>
          <table:table-cell office:value-type="float" office:value="2006" calcext:value-type="float">
            <text:p>2006</text:p>
          </table:table-cell>
          <table:table-cell table:formula="of:=[.C17]/[.$C$17]" office:value-type="float" office:value="1" calcext:value-type="float">
            <text:p>1</text:p>
          </table:table-cell>
          <table:table-cell table:formula="of:=[.K17]/[.$K$17]" office:value-type="float" office:value="1" calcext:value-type="float">
            <text:p>1</text:p>
          </table:table-cell>
          <table:table-cell table:formula="of:=[.P17]/[.$P$17]" office:value-type="float" office:value="1" calcext:value-type="float">
            <text:p>1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K17]" office:value-type="float" office:value="124.5" calcext:value-type="float">
            <text:p>124.5</text:p>
          </table:table-cell>
          <table:table-cell table:formula="of:=[.P17]" office:value-type="float" office:value="124.5" calcext:value-type="float">
            <text:p>124.5</text:p>
          </table:table-cell>
        </table:table-row>
        <table:table-row table:style-name="ro2">
          <table:table-cell/>
          <table:table-cell office:value-type="float" office:value="2007" calcext:value-type="float">
            <text:p>2007</text:p>
          </table:table-cell>
          <table:table-cell office:value-type="float" office:value="522" calcext:value-type="float">
            <text:p>522</text:p>
          </table:table-cell>
          <table:table-cell office:value-type="float" office:value="78.93" calcext:value-type="float">
            <text:p>78.93</text:p>
          </table:table-cell>
          <table:table-cell table:formula="of:=[.D18]/[.D17]" office:value-type="float" office:value="1.05818474326317" calcext:value-type="float">
            <text:p>1.06</text:p>
          </table:table-cell>
          <table:table-cell table:formula="of:=[.C18]/[.C17]" office:value-type="float" office:value="1.20498614958449" calcext:value-type="float">
            <text:p>1.20</text:p>
          </table:table-cell>
          <table:table-cell table:formula="of:=[.C18]/[.D18]*100" office:value-type="float" office:value="661.345496009122" calcext:value-type="float">
            <text:p>661.35</text:p>
          </table:table-cell>
          <table:table-cell table:formula="of:=[.G18]/[.G17]" office:value-type="float" office:value="1.13872946785135" calcext:value-type="float">
            <text:p>1.14</text:p>
          </table:table-cell>
          <table:table-cell table:formula="of:=[.H18]/[.J18]" office:value-type="float" office:value="1.1274549186647" calcext:value-type="float">
            <text:p>1.13</text:p>
          </table:table-cell>
          <table:table-cell office:value-type="float" office:value="1.01" calcext:value-type="float">
            <text:p>1.01</text:p>
          </table:table-cell>
          <table:table-cell office:value-type="float" office:value="128.01" calcext:value-type="float">
            <text:p>128.01</text:p>
          </table:table-cell>
          <table:table-cell table:formula="of:=AVERAGE([.E18];[.E17];[.E16])" office:value-type="float" office:value="1.04081625927802" calcext:value-type="float">
            <text:p>1.04</text:p>
          </table:table-cell>
          <table:table-cell table:formula="of:=AVERAGE([.I18];[.I17];[.I16])" office:value-type="float" office:value="1.1055261915697" calcext:value-type="float">
            <text:p>1.11</text:p>
          </table:table-cell>
          <table:table-cell table:formula="of:=AVERAGE([.J18];[.J17];[.J16])" office:value-type="float" office:value="1.01" calcext:value-type="float">
            <text:p>1.01</text:p>
          </table:table-cell>
          <table:table-cell table:formula="of:=[.L18]*[.M18]*[.N18]" office:value-type="float" office:value="1.16215613159588" calcext:value-type="float">
            <text:p>1.16</text:p>
          </table:table-cell>
          <table:table-cell table:formula="of:=[.P17]*[.O18]" office:value-type="float" office:value="144.688438383687" calcext:value-type="float">
            <text:p>144.688438383687</text:p>
          </table:table-cell>
          <table:table-cell office:value-type="float" office:value="2007" calcext:value-type="float">
            <text:p>2007</text:p>
          </table:table-cell>
          <table:table-cell table:formula="of:=[.C18]/[.$C$17]" office:value-type="float" office:value="1.20498614958449" calcext:value-type="float">
            <text:p>1.20498614958449</text:p>
          </table:table-cell>
          <table:table-cell table:formula="of:=[.K18]/[.$K$17]" office:value-type="float" office:value="1.02819277108434" calcext:value-type="float">
            <text:p>1.02819277108434</text:p>
          </table:table-cell>
          <table:table-cell table:formula="of:=[.P18]/[.$P$17]" office:value-type="float" office:value="1.16215613159588" calcext:value-type="float">
            <text:p>1.16215613159588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K18]" office:value-type="float" office:value="128.01" calcext:value-type="float">
            <text:p>128.01</text:p>
          </table:table-cell>
          <table:table-cell table:formula="of:=[.P18]" office:value-type="float" office:value="144.688438383687" calcext:value-type="float">
            <text:p>144.688438383687</text:p>
          </table:table-cell>
        </table:table-row>
        <table:table-row table:style-name="ro2">
          <table:table-cell/>
          <table:table-cell office:value-type="float" office:value="2008" calcext:value-type="float">
            <text:p>2008</text:p>
          </table:table-cell>
          <table:table-cell office:value-type="float" office:value="623.2" calcext:value-type="float">
            <text:p>623.2</text:p>
          </table:table-cell>
          <table:table-cell office:value-type="float" office:value="87.69" calcext:value-type="float">
            <text:p>87.69</text:p>
          </table:table-cell>
          <table:table-cell table:formula="of:=[.D19]/[.D18]" office:value-type="float" office:value="1.11098441657165" calcext:value-type="float">
            <text:p>1.11</text:p>
          </table:table-cell>
          <table:table-cell table:formula="of:=[.C19]/[.C18]" office:value-type="float" office:value="1.19386973180077" calcext:value-type="float">
            <text:p>1.19</text:p>
          </table:table-cell>
          <table:table-cell table:formula="of:=[.C19]/[.D19]*100" office:value-type="float" office:value="710.685368913217" calcext:value-type="float">
            <text:p>710.69</text:p>
          </table:table-cell>
          <table:table-cell table:formula="of:=[.G19]/[.G18]" office:value-type="float" office:value="1.07460529058085" calcext:value-type="float">
            <text:p>1.07</text:p>
          </table:table-cell>
          <table:table-cell table:formula="of:=[.H19]/[.J19]" office:value-type="float" office:value="1.06396563423846" calcext:value-type="float">
            <text:p>1.06</text:p>
          </table:table-cell>
          <table:table-cell office:value-type="float" office:value="1.01" calcext:value-type="float">
            <text:p>1.01</text:p>
          </table:table-cell>
          <table:table-cell office:value-type="float" office:value="141.9" calcext:value-type="float">
            <text:p>141.9</text:p>
          </table:table-cell>
          <table:table-cell table:formula="of:=AVERAGE([.E19];[.E18];[.E17])" office:value-type="float" office:value="1.06890884638812" calcext:value-type="float">
            <text:p>1.07</text:p>
          </table:table-cell>
          <table:table-cell table:formula="of:=AVERAGE([.I19];[.I18];[.I17])" office:value-type="float" office:value="1.10329569058771" calcext:value-type="float">
            <text:p>1.10</text:p>
          </table:table-cell>
          <table:table-cell table:formula="of:=AVERAGE([.J19];[.J18];[.J17])" office:value-type="float" office:value="1.01" calcext:value-type="float">
            <text:p>1.01</text:p>
          </table:table-cell>
          <table:table-cell table:formula="of:=[.L19]*[.M19]*[.N19]" office:value-type="float" office:value="1.1911157490896" calcext:value-type="float">
            <text:p>1.19</text:p>
          </table:table-cell>
          <table:table-cell table:formula="of:=[.P18]*[.O19]" office:value-type="float" office:value="172.34067766999" calcext:value-type="float">
            <text:p>172.34067766999</text:p>
          </table:table-cell>
          <table:table-cell office:value-type="float" office:value="2008" calcext:value-type="float">
            <text:p>2008</text:p>
          </table:table-cell>
          <table:table-cell table:formula="of:=[.C19]/[.$C$17]" office:value-type="float" office:value="1.43859649122807" calcext:value-type="float">
            <text:p>1.43859649122807</text:p>
          </table:table-cell>
          <table:table-cell table:formula="of:=[.K19]/[.$K$17]" office:value-type="float" office:value="1.13975903614458" calcext:value-type="float">
            <text:p>1.13975903614458</text:p>
          </table:table-cell>
          <table:table-cell table:formula="of:=[.P19]/[.$P$17]" office:value-type="float" office:value="1.3842624712449" calcext:value-type="float">
            <text:p>1.3842624712449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K19]" office:value-type="float" office:value="141.9" calcext:value-type="float">
            <text:p>141.9</text:p>
          </table:table-cell>
          <table:table-cell table:formula="of:=[.P19]" office:value-type="float" office:value="172.34067766999" calcext:value-type="float">
            <text:p>172.34067766999</text:p>
          </table:table-cell>
        </table:table-row>
        <table:table-row table:style-name="ro2">
          <table:table-cell/>
          <table:table-cell office:value-type="float" office:value="2009" calcext:value-type="float">
            <text:p>2009</text:p>
          </table:table-cell>
          <table:table-cell office:value-type="float" office:value="595.5" calcext:value-type="float">
            <text:p>595.5</text:p>
          </table:table-cell>
          <table:table-cell office:value-type="float" office:value="91.34" calcext:value-type="float">
            <text:p>91.34</text:p>
          </table:table-cell>
          <table:table-cell table:formula="of:=[.D20]/[.D19]" office:value-type="float" office:value="1.0416239023834" calcext:value-type="float">
            <text:p>1.04</text:p>
          </table:table-cell>
          <table:table-cell table:formula="of:=[.C20]/[.C19]" office:value-type="float" office:value="0.955551989730424" calcext:value-type="float">
            <text:p>0.96</text:p>
          </table:table-cell>
          <table:table-cell table:formula="of:=[.C20]/[.D20]*100" office:value-type="float" office:value="651.959710970002" calcext:value-type="float">
            <text:p>651.96</text:p>
          </table:table-cell>
          <table:table-cell table:formula="of:=[.G20]/[.G19]" office:value-type="float" office:value="0.917367571485229" calcext:value-type="float">
            <text:p>0.92</text:p>
          </table:table-cell>
          <table:table-cell table:formula="of:=[.H20]/[.J20]" office:value-type="float" office:value="0.908284724242801" calcext:value-type="float">
            <text:p>0.91</text:p>
          </table:table-cell>
          <table:table-cell office:value-type="float" office:value="1.01" calcext:value-type="float">
            <text:p>1.01</text:p>
          </table:table-cell>
          <table:table-cell office:value-type="float" office:value="130.5" calcext:value-type="float">
            <text:p>130.5</text:p>
          </table:table-cell>
          <table:table-cell table:formula="of:=AVERAGE([.E20];[.E19];[.E18])" office:value-type="float" office:value="1.07026435407274" calcext:value-type="float">
            <text:p>1.07</text:p>
          </table:table-cell>
          <table:table-cell table:formula="of:=AVERAGE([.I20];[.I19];[.I18])" office:value-type="float" office:value="1.03323509238199" calcext:value-type="float">
            <text:p>1.03</text:p>
          </table:table-cell>
          <table:table-cell table:formula="of:=AVERAGE([.J20];[.J19];[.J18])" office:value-type="float" office:value="1.01" calcext:value-type="float">
            <text:p>1.01</text:p>
          </table:table-cell>
          <table:table-cell table:formula="of:=[.L20]*[.M20]*[.N20]" office:value-type="float" office:value="1.11689303564103" calcext:value-type="float">
            <text:p>1.12</text:p>
          </table:table-cell>
          <table:table-cell table:formula="of:=[.P19]*[.O20]" office:value-type="float" office:value="192.486102647267" calcext:value-type="float">
            <text:p>192.486102647267</text:p>
          </table:table-cell>
          <table:table-cell office:value-type="float" office:value="2009" calcext:value-type="float">
            <text:p>2009</text:p>
          </table:table-cell>
          <table:table-cell table:formula="of:=[.C20]/[.$C$17]" office:value-type="float" office:value="1.37465373961219" calcext:value-type="float">
            <text:p>1.37465373961219</text:p>
          </table:table-cell>
          <table:table-cell table:formula="of:=[.K20]/[.$K$17]" office:value-type="float" office:value="1.04819277108434" calcext:value-type="float">
            <text:p>1.04819277108434</text:p>
          </table:table-cell>
          <table:table-cell table:formula="of:=[.P20]/[.$P$17]" office:value-type="float" office:value="1.54607311363267" calcext:value-type="float">
            <text:p>1.54607311363267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K20]" office:value-type="float" office:value="130.5" calcext:value-type="float">
            <text:p>130.5</text:p>
          </table:table-cell>
          <table:table-cell table:formula="of:=[.P20]" office:value-type="float" office:value="192.486102647267" calcext:value-type="float">
            <text:p>192.486102647267</text:p>
          </table:table-cell>
        </table:table-row>
        <table:table-row table:style-name="ro2">
          <table:table-cell/>
          <table:table-cell office:value-type="float" office:value="2010" calcext:value-type="float">
            <text:p>2010</text:p>
          </table:table-cell>
          <table:table-cell office:value-type="float" office:value="575.8" calcext:value-type="float">
            <text:p>575.8</text:p>
          </table:table-cell>
          <table:table-cell office:value-type="float" office:value="92.43" calcext:value-type="float">
            <text:p>92.43</text:p>
          </table:table-cell>
          <table:table-cell table:formula="of:=[.D21]/[.D20]" office:value-type="float" office:value="1.01193343551566" calcext:value-type="float">
            <text:p>1.01</text:p>
          </table:table-cell>
          <table:table-cell table:formula="of:=[.C21]/[.C20]" office:value-type="float" office:value="0.966918555835432" calcext:value-type="float">
            <text:p>0.97</text:p>
          </table:table-cell>
          <table:table-cell table:formula="of:=[.C21]/[.D21]*100" office:value-type="float" office:value="622.957914097155" calcext:value-type="float">
            <text:p>622.96</text:p>
          </table:table-cell>
          <table:table-cell table:formula="of:=[.G21]/[.G20]" office:value-type="float" office:value="0.955515967651286" calcext:value-type="float">
            <text:p>0.96</text:p>
          </table:table-cell>
          <table:table-cell table:formula="of:=[.H21]/[.J21]" office:value-type="float" office:value="0.94605541351612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130.5" calcext:value-type="float">
            <text:p>130.5</text:p>
          </table:table-cell>
          <table:table-cell table:formula="of:=AVERAGE([.E21];[.E20];[.E19])" office:value-type="float" office:value="1.05484725149023" calcext:value-type="float">
            <text:p>1.05</text:p>
          </table:table-cell>
          <table:table-cell table:formula="of:=AVERAGE([.I21];[.I20];[.I19])" office:value-type="float" office:value="0.972768590665796" calcext:value-type="float">
            <text:p>0.97</text:p>
          </table:table-cell>
          <table:table-cell table:formula="of:=AVERAGE([.J21];[.J20];[.J19])" office:value-type="float" office:value="1.01" calcext:value-type="float">
            <text:p>1.01</text:p>
          </table:table-cell>
          <table:table-cell table:formula="of:=[.L21]*[.M21]*[.N21]" office:value-type="float" office:value="1.03638349694184" calcext:value-type="float">
            <text:p>1.04</text:p>
          </table:table-cell>
          <table:table-cell table:formula="of:=[.P20]*[.O21]" office:value-type="float" office:value="199.489420174281" calcext:value-type="float">
            <text:p>199.489420174281</text:p>
          </table:table-cell>
          <table:table-cell office:value-type="float" office:value="2010" calcext:value-type="float">
            <text:p>2010</text:p>
          </table:table-cell>
          <table:table-cell table:formula="of:=[.C21]/[.$C$17]" office:value-type="float" office:value="1.32917820867959" calcext:value-type="float">
            <text:p>1.32917820867959</text:p>
          </table:table-cell>
          <table:table-cell table:formula="of:=[.K21]/[.$K$17]" office:value-type="float" office:value="1.04819277108434" calcext:value-type="float">
            <text:p>1.04819277108434</text:p>
          </table:table-cell>
          <table:table-cell table:formula="of:=[.P21]/[.$P$17]" office:value-type="float" office:value="1.60232466003438" calcext:value-type="float">
            <text:p>1.60232466003438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K21]" office:value-type="float" office:value="130.5" calcext:value-type="float">
            <text:p>130.5</text:p>
          </table:table-cell>
          <table:table-cell table:formula="of:=[.P21]" office:value-type="float" office:value="199.489420174281" calcext:value-type="float">
            <text:p>199.489420174281</text:p>
          </table:table-cell>
        </table:table-row>
        <table:table-row table:style-name="ro2">
          <table:table-cell/>
          <table:table-cell office:value-type="float" office:value="2011" calcext:value-type="float">
            <text:p>2011</text:p>
          </table:table-cell>
          <table:table-cell office:value-type="float" office:value="592.5" calcext:value-type="float">
            <text:p>592.5</text:p>
          </table:table-cell>
          <table:table-cell office:value-type="float" office:value="96.24" calcext:value-type="float">
            <text:p>96.24</text:p>
          </table:table-cell>
          <table:table-cell table:formula="of:=[.D22]/[.D21]" office:value-type="float" office:value="1.04122038299253" calcext:value-type="float">
            <text:p>1.04</text:p>
          </table:table-cell>
          <table:table-cell table:formula="of:=[.C22]/[.C21]" office:value-type="float" office:value="1.02900312608545" calcext:value-type="float">
            <text:p>1.03</text:p>
          </table:table-cell>
          <table:table-cell table:formula="of:=[.C22]/[.D22]*100" office:value-type="float" office:value="615.648379052369" calcext:value-type="float">
            <text:p>615.65</text:p>
          </table:table-cell>
          <table:table-cell table:formula="of:=[.G22]/[.G21]" office:value-type="float" office:value="0.988266406318348" calcext:value-type="float">
            <text:p>0.99</text:p>
          </table:table-cell>
          <table:table-cell table:formula="of:=[.H22]/[.J22]" office:value-type="float" office:value="0.978481590414206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office:value-type="float" office:value="130.5" calcext:value-type="float">
            <text:p>130.5</text:p>
          </table:table-cell>
          <table:table-cell table:formula="of:=AVERAGE([.E22];[.E21];[.E20])" office:value-type="float" office:value="1.03159257363053" calcext:value-type="float">
            <text:p>1.03</text:p>
          </table:table-cell>
          <table:table-cell table:formula="of:=AVERAGE([.I22];[.I21];[.I20])" office:value-type="float" office:value="0.944273909391044" calcext:value-type="float">
            <text:p>0.94</text:p>
          </table:table-cell>
          <table:table-cell table:formula="of:=AVERAGE([.J22];[.J21];[.J20])" office:value-type="float" office:value="1.01" calcext:value-type="float">
            <text:p>1.01</text:p>
          </table:table-cell>
          <table:table-cell table:formula="of:=[.L22]*[.M22]*[.N22]" office:value-type="float" office:value="0.983847011924877" calcext:value-type="float">
            <text:p>0.98</text:p>
          </table:table-cell>
          <table:table-cell table:formula="of:=[.P21]*[.O22]" office:value-type="float" office:value="196.267069949092" calcext:value-type="float">
            <text:p>196.267069949092</text:p>
          </table:table-cell>
          <table:table-cell office:value-type="float" office:value="2011" calcext:value-type="float">
            <text:p>2011</text:p>
          </table:table-cell>
          <table:table-cell table:formula="of:=[.C22]/[.$C$17]" office:value-type="float" office:value="1.36772853185596" calcext:value-type="float">
            <text:p>1.36772853185596</text:p>
          </table:table-cell>
          <table:table-cell table:formula="of:=[.K22]/[.$K$17]" office:value-type="float" office:value="1.04819277108434" calcext:value-type="float">
            <text:p>1.04819277108434</text:p>
          </table:table-cell>
          <table:table-cell table:formula="of:=[.P22]/[.$P$17]" office:value-type="float" office:value="1.57644232890837" calcext:value-type="float">
            <text:p>1.57644232890837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K22]" office:value-type="float" office:value="130.5" calcext:value-type="float">
            <text:p>130.5</text:p>
          </table:table-cell>
          <table:table-cell table:formula="of:=[.P22]" office:value-type="float" office:value="196.267069949092" calcext:value-type="float">
            <text:p>196.267069949092</text:p>
          </table:table-cell>
        </table:table-row>
        <table:table-row table:style-name="ro2">
          <table:table-cell/>
          <table:table-cell office:value-type="float" office:value="2012" calcext:value-type="float">
            <text:p>2012</text:p>
          </table:table-cell>
          <table:table-cell office:value-type="float" office:value="615.1" calcext:value-type="float">
            <text:p>615.1</text:p>
          </table:table-cell>
          <table:table-cell office:value-type="float" office:value="99.28" calcext:value-type="float">
            <text:p>99.28</text:p>
          </table:table-cell>
          <table:table-cell table:formula="of:=[.D23]/[.D22]" office:value-type="float" office:value="1.03158769742311" calcext:value-type="float">
            <text:p>1.03</text:p>
          </table:table-cell>
          <table:table-cell table:formula="of:=[.C23]/[.C22]" office:value-type="float" office:value="1.03814345991561" calcext:value-type="float">
            <text:p>1.04</text:p>
          </table:table-cell>
          <table:table-cell table:formula="of:=[.C23]/[.D23]*100" office:value-type="float" office:value="619.560838033844" calcext:value-type="float">
            <text:p>619.56</text:p>
          </table:table-cell>
          <table:table-cell table:formula="of:=[.G23]/[.G22]" office:value-type="float" office:value="1.00635502198105" calcext:value-type="float">
            <text:p>1.01</text:p>
          </table:table-cell>
          <table:table-cell table:formula="of:=[.H23]/[.J23]" office:value-type="float" office:value="0.996391110872325" calcext:value-type="float">
            <text:p>1.00</text:p>
          </table:table-cell>
          <table:table-cell office:value-type="float" office:value="1.01" calcext:value-type="float">
            <text:p>1.01</text:p>
          </table:table-cell>
          <table:table-cell office:value-type="float" office:value="130.5" calcext:value-type="float">
            <text:p>130.5</text:p>
          </table:table-cell>
          <table:table-cell table:formula="of:=AVERAGE([.E23];[.E22];[.E21])" office:value-type="float" office:value="1.0282471719771" calcext:value-type="float">
            <text:p>1.03</text:p>
          </table:table-cell>
          <table:table-cell table:formula="of:=AVERAGE([.I23];[.I22];[.I21])" office:value-type="float" office:value="0.973642704934219" calcext:value-type="float">
            <text:p>0.97</text:p>
          </table:table-cell>
          <table:table-cell table:formula="of:=AVERAGE([.J23];[.J22];[.J21])" office:value-type="float" office:value="1.01" calcext:value-type="float">
            <text:p>1.01</text:p>
          </table:table-cell>
          <table:table-cell table:formula="of:=[.L23]*[.M23]*[.N23]" office:value-type="float" office:value="1.01115681144339" calcext:value-type="float">
            <text:p>1.01</text:p>
          </table:table-cell>
          <table:table-cell table:formula="of:=[.P22]*[.O23]" office:value-type="float" office:value="198.456784641061" calcext:value-type="float">
            <text:p>198.456784641061</text:p>
          </table:table-cell>
          <table:table-cell office:value-type="float" office:value="2012" calcext:value-type="float">
            <text:p>2012</text:p>
          </table:table-cell>
          <table:table-cell table:formula="of:=[.C23]/[.$C$17]" office:value-type="float" office:value="1.41989843028624" calcext:value-type="float">
            <text:p>1.41989843028624</text:p>
          </table:table-cell>
          <table:table-cell table:formula="of:=[.K23]/[.$K$17]" office:value-type="float" office:value="1.04819277108434" calcext:value-type="float">
            <text:p>1.04819277108434</text:p>
          </table:table-cell>
          <table:table-cell table:formula="of:=[.P23]/[.$P$17]" office:value-type="float" office:value="1.59403039872338" calcext:value-type="float">
            <text:p>1.59403039872338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K23]" office:value-type="float" office:value="130.5" calcext:value-type="float">
            <text:p>130.5</text:p>
          </table:table-cell>
          <table:table-cell table:formula="of:=[.P23]" office:value-type="float" office:value="198.456784641061" calcext:value-type="float">
            <text:p>198.456784641061</text:p>
          </table:table-cell>
        </table:table-row>
        <table:table-row table:style-name="ro2">
          <table:table-cell/>
          <table:table-cell office:value-type="float" office:value="2013" calcext:value-type="float">
            <text:p>2013</text:p>
          </table:table-cell>
          <table:table-cell office:value-type="float" office:value="646.3" calcext:value-type="float">
            <text:p>646.3</text:p>
          </table:table-cell>
          <table:table-cell office:value-type="float" office:value="100.44" calcext:value-type="float">
            <text:p>100.44</text:p>
          </table:table-cell>
          <table:table-cell table:formula="of:=[.D24]/[.D23]" office:value-type="float" office:value="1.01168412570508" calcext:value-type="float">
            <text:p>1.01</text:p>
          </table:table-cell>
          <table:table-cell table:formula="of:=[.C24]/[.C23]" office:value-type="float" office:value="1.05072345960007" calcext:value-type="float">
            <text:p>1.05</text:p>
          </table:table-cell>
          <table:table-cell table:formula="of:=[.C24]/[.D24]*100" office:value-type="float" office:value="643.468737554759" calcext:value-type="float">
            <text:p>643.47</text:p>
          </table:table-cell>
          <table:table-cell table:formula="of:=[.G24]/[.G23]" office:value-type="float" office:value="1.03858846146052" calcext:value-type="float">
            <text:p>1.04</text:p>
          </table:table-cell>
          <table:table-cell table:formula="of:=[.H24]/[.J24]" office:value-type="float" office:value="1.02830540738665" calcext:value-type="float">
            <text:p>1.03</text:p>
          </table:table-cell>
          <table:table-cell office:value-type="float" office:value="1.01" calcext:value-type="float">
            <text:p>1.01</text:p>
          </table:table-cell>
          <table:table-cell office:value-type="float" office:value="130.5" calcext:value-type="float">
            <text:p>130.5</text:p>
          </table:table-cell>
          <table:table-cell table:formula="of:=AVERAGE([.E24];[.E23];[.E22])" office:value-type="float" office:value="1.02816406870691" calcext:value-type="float">
            <text:p>1.03</text:p>
          </table:table-cell>
          <table:table-cell table:formula="of:=AVERAGE([.I24];[.I23];[.I22])" office:value-type="float" office:value="1.00105936955773" calcext:value-type="float">
            <text:p>1.00</text:p>
          </table:table-cell>
          <table:table-cell table:formula="of:=AVERAGE([.J24];[.J23];[.J22])" office:value-type="float" office:value="1.01" calcext:value-type="float">
            <text:p>1.01</text:p>
          </table:table-cell>
          <table:table-cell table:formula="of:=[.L24]*[.M24]*[.N24]" office:value-type="float" office:value="1.03954580716586" calcext:value-type="float">
            <text:p>1.04</text:p>
          </table:table-cell>
          <table:table-cell table:formula="of:=[.P23]*[.O24]" office:value-type="float" office:value="206.304918377233" calcext:value-type="float">
            <text:p>206.304918377233</text:p>
          </table:table-cell>
          <table:table-cell office:value-type="float" office:value="2013" calcext:value-type="float">
            <text:p>2013</text:p>
          </table:table-cell>
          <table:table-cell table:formula="of:=[.C24]/[.$C$17]" office:value-type="float" office:value="1.49192059095106" calcext:value-type="float">
            <text:p>1.49192059095106</text:p>
          </table:table-cell>
          <table:table-cell table:formula="of:=[.K24]/[.$K$17]" office:value-type="float" office:value="1.04819277108434" calcext:value-type="float">
            <text:p>1.04819277108434</text:p>
          </table:table-cell>
          <table:table-cell table:formula="of:=[.P24]/[.$P$17]" office:value-type="float" office:value="1.65706761748782" calcext:value-type="float">
            <text:p>1.65706761748782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[.K24]" office:value-type="float" office:value="130.5" calcext:value-type="float">
            <text:p>130.5</text:p>
          </table:table-cell>
          <table:table-cell table:formula="of:=[.P24]" office:value-type="float" office:value="206.304918377233" calcext:value-type="float">
            <text:p>206.304918377233</text:p>
          </table:table-cell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office:value-type="float" office:value="677.4" calcext:value-type="float">
            <text:p>677.4</text:p>
          </table:table-cell>
          <table:table-cell office:value-type="float" office:value="100.68" calcext:value-type="float">
            <text:p>100.68</text:p>
          </table:table-cell>
          <table:table-cell table:formula="of:=[.D25]/[.D24]" office:value-type="float" office:value="1.00238948626045" calcext:value-type="float">
            <text:p>1.00</text:p>
          </table:table-cell>
          <table:table-cell table:formula="of:=[.C25]/[.C24]" office:value-type="float" office:value="1.04812006807984" calcext:value-type="float">
            <text:p>1.05</text:p>
          </table:table-cell>
          <table:table-cell table:formula="of:=[.C25]/[.D25]*100" office:value-type="float" office:value="672.824791418355" calcext:value-type="float">
            <text:p>672.82</text:p>
          </table:table-cell>
          <table:table-cell table:formula="of:=[.G25]/[.G24]" office:value-type="float" office:value="1.04562156970539" calcext:value-type="float">
            <text:p>1.05</text:p>
          </table:table-cell>
          <table:table-cell table:formula="of:=[.H25]/[.J25]" office:value-type="float" office:value="1.03526888089643" calcext:value-type="float">
            <text:p>1.04</text:p>
          </table:table-cell>
          <table:table-cell office:value-type="float" office:value="1.01" calcext:value-type="float">
            <text:p>1.01</text:p>
          </table:table-cell>
          <table:table-cell office:value-type="float" office:value="130.5" calcext:value-type="float">
            <text:p>130.5</text:p>
          </table:table-cell>
          <table:table-cell table:formula="of:=AVERAGE([.E25];[.E24];[.E23])" office:value-type="float" office:value="1.01522043646288" calcext:value-type="float">
            <text:p>1.02</text:p>
          </table:table-cell>
          <table:table-cell table:formula="of:=AVERAGE([.I25];[.I24];[.I23])" office:value-type="float" office:value="1.01998846638514" calcext:value-type="float">
            <text:p>1.02</text:p>
          </table:table-cell>
          <table:table-cell table:formula="of:=AVERAGE([.J25];[.J24];[.J23])" office:value-type="float" office:value="1.01" calcext:value-type="float">
            <text:p>1.01</text:p>
          </table:table-cell>
          <table:table-cell table:formula="of:=[.L25]*[.M25]*[.N25]" office:value-type="float" office:value="1.04586826739093" calcext:value-type="float">
            <text:p>1.05</text:p>
          </table:table-cell>
          <table:table-cell table:formula="of:=[.P24]*[.O25]" office:value-type="float" office:value="215.767767537424" calcext:value-type="float">
            <text:p>215.767767537424</text:p>
          </table:table-cell>
          <table:table-cell office:value-type="float" office:value="2014" calcext:value-type="float">
            <text:p>2014</text:p>
          </table:table-cell>
          <table:table-cell table:formula="of:=[.C25]/[.$C$17]" office:value-type="float" office:value="1.56371191135734" calcext:value-type="float">
            <text:p>1.56371191135734</text:p>
          </table:table-cell>
          <table:table-cell table:formula="of:=[.K25]/[.$K$17]" office:value-type="float" office:value="1.04819277108434" calcext:value-type="float">
            <text:p>1.04819277108434</text:p>
          </table:table-cell>
          <table:table-cell table:formula="of:=[.P25]/[.$P$17]" office:value-type="float" office:value="1.7330744380516" calcext:value-type="float">
            <text:p>1.7330744380516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[.K25]" office:value-type="float" office:value="130.5" calcext:value-type="float">
            <text:p>130.5</text:p>
          </table:table-cell>
          <table:table-cell table:formula="of:=[.P25]" office:value-type="float" office:value="215.767767537424" calcext:value-type="float">
            <text:p>215.767767537424</text:p>
          </table:table-cell>
        </table:table-row>
        <table:table-row table:style-name="ro2">
          <table:table-cell/>
          <table:table-cell office:value-type="float" office:value="2015" calcext:value-type="float">
            <text:p>2015</text:p>
          </table:table-cell>
          <table:table-cell office:value-type="float" office:value="714.1" calcext:value-type="float">
            <text:p>714.1</text:p>
          </table:table-cell>
          <table:table-cell office:value-type="float" office:value="100" calcext:value-type="float">
            <text:p>100.00</text:p>
          </table:table-cell>
          <table:table-cell table:formula="of:=[.D26]/[.D25]" office:value-type="float" office:value="0.993245927691696" calcext:value-type="float">
            <text:p>0.99</text:p>
          </table:table-cell>
          <table:table-cell table:formula="of:=[.C26]/[.C25]" office:value-type="float" office:value="1.05417773841157" calcext:value-type="float">
            <text:p>1.05</text:p>
          </table:table-cell>
          <table:table-cell table:formula="of:=[.C26]/[.D26]*100" office:value-type="float" office:value="714.1" calcext:value-type="float">
            <text:p>714.10</text:p>
          </table:table-cell>
          <table:table-cell table:formula="of:=[.G26]/[.G25]" office:value-type="float" office:value="1.06134614703277" calcext:value-type="float">
            <text:p>1.06</text:p>
          </table:table-cell>
          <table:table-cell table:formula="of:=[.H26]/[.J26]" office:value-type="float" office:value="1.05083776933938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130.5" calcext:value-type="float">
            <text:p>130.5</text:p>
          </table:table-cell>
          <table:table-cell table:formula="of:=AVERAGE([.E26];[.E25];[.E24])" office:value-type="float" office:value="1.00243984655241" calcext:value-type="float">
            <text:p>1.00</text:p>
          </table:table-cell>
          <table:table-cell table:formula="of:=AVERAGE([.I26];[.I25];[.I24])" office:value-type="float" office:value="1.03813735254082" calcext:value-type="float">
            <text:p>1.04</text:p>
          </table:table-cell>
          <table:table-cell table:formula="of:=AVERAGE([.J26];[.J25];[.J24])" office:value-type="float" office:value="1.01" calcext:value-type="float">
            <text:p>1.01</text:p>
          </table:table-cell>
          <table:table-cell table:formula="of:=[.L26]*[.M26]*[.N26]" office:value-type="float" office:value="1.05107695086516" calcext:value-type="float">
            <text:p>1.05</text:p>
          </table:table-cell>
          <table:table-cell table:formula="of:=[.P25]*[.O26]" office:value-type="float" office:value="226.788527198218" calcext:value-type="float">
            <text:p>226.788527198218</text:p>
          </table:table-cell>
          <table:table-cell office:value-type="float" office:value="2015" calcext:value-type="float">
            <text:p>2015</text:p>
          </table:table-cell>
          <table:table-cell table:formula="of:=[.C26]/[.$C$17]" office:value-type="float" office:value="1.64843028624192" calcext:value-type="float">
            <text:p>1.64843028624192</text:p>
          </table:table-cell>
          <table:table-cell table:formula="of:=[.K26]/[.$K$17]" office:value-type="float" office:value="1.04819277108434" calcext:value-type="float">
            <text:p>1.04819277108434</text:p>
          </table:table-cell>
          <table:table-cell table:formula="of:=[.P26]/[.$P$17]" office:value-type="float" office:value="1.82159459596963" calcext:value-type="float">
            <text:p>1.82159459596963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K26]" office:value-type="float" office:value="130.5" calcext:value-type="float">
            <text:p>130.5</text:p>
          </table:table-cell>
          <table:table-cell table:formula="of:=[.P26]" office:value-type="float" office:value="226.788527198218" calcext:value-type="float">
            <text:p>226.788527198218</text:p>
          </table:table-cell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office:value-type="float" office:value="774" calcext:value-type="float">
            <text:p>774</text:p>
          </table:table-cell>
          <table:table-cell office:value-type="float" office:value="100.68" calcext:value-type="float">
            <text:p>100.68</text:p>
          </table:table-cell>
          <table:table-cell table:formula="of:=[.D27]/[.D26]" office:value-type="float" office:value="1.0068" calcext:value-type="float">
            <text:p>1.01</text:p>
          </table:table-cell>
          <table:table-cell table:formula="of:=[.C27]/[.C26]" office:value-type="float" office:value="1.08388180927041" calcext:value-type="float">
            <text:p>1.08</text:p>
          </table:table-cell>
          <table:table-cell table:formula="of:=[.C27]/[.D27]*100" office:value-type="float" office:value="768.772348033373" calcext:value-type="float">
            <text:p>768.77</text:p>
          </table:table-cell>
          <table:table-cell table:formula="of:=[.G27]/[.G26]" office:value-type="float" office:value="1.07656119315694" calcext:value-type="float">
            <text:p>1.08</text:p>
          </table:table-cell>
          <table:table-cell table:formula="of:=[.H27]/[.J27]" office:value-type="float" office:value="1.06590217144252" calcext:value-type="float">
            <text:p>1.07</text:p>
          </table:table-cell>
          <table:table-cell office:value-type="float" office:value="1.01" calcext:value-type="float">
            <text:p>1.01</text:p>
          </table:table-cell>
          <table:table-cell office:value-type="float" office:value="130.5" calcext:value-type="float">
            <text:p>130.5</text:p>
          </table:table-cell>
          <table:table-cell table:formula="of:=AVERAGE([.E27];[.E26];[.E25])" office:value-type="float" office:value="1.00081180465072" calcext:value-type="float">
            <text:p>1.00</text:p>
          </table:table-cell>
          <table:table-cell table:formula="of:=AVERAGE([.I27];[.I26];[.I25])" office:value-type="float" office:value="1.05066960722611" calcext:value-type="float">
            <text:p>1.05</text:p>
          </table:table-cell>
          <table:table-cell table:formula="of:=AVERAGE([.J27];[.J26];[.J25])" office:value-type="float" office:value="1.01" calcext:value-type="float">
            <text:p>1.01</text:p>
          </table:table-cell>
          <table:table-cell table:formula="of:=[.L27]*[.M27]*[.N27]" office:value-type="float" office:value="1.06203777115662" calcext:value-type="float">
            <text:p>1.06</text:p>
          </table:table-cell>
          <table:table-cell table:formula="of:=[.P26]*[.O27]" office:value-type="float" office:value="240.857981949488" calcext:value-type="float">
            <text:p>240.857981949488</text:p>
          </table:table-cell>
          <table:table-cell office:value-type="float" office:value="2016" calcext:value-type="float">
            <text:p>2016</text:p>
          </table:table-cell>
          <table:table-cell table:formula="of:=[.C27]/[.$C$17]" office:value-type="float" office:value="1.78670360110803" calcext:value-type="float">
            <text:p>1.78670360110803</text:p>
          </table:table-cell>
          <table:table-cell table:formula="of:=[.K27]/[.$K$17]" office:value-type="float" office:value="1.04819277108434" calcext:value-type="float">
            <text:p>1.04819277108434</text:p>
          </table:table-cell>
          <table:table-cell table:formula="of:=[.P27]/[.$P$17]" office:value-type="float" office:value="1.93460226465452" calcext:value-type="float">
            <text:p>1.93460226465452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[.K27]" office:value-type="float" office:value="130.5" calcext:value-type="float">
            <text:p>130.5</text:p>
          </table:table-cell>
          <table:table-cell table:formula="of:=[.P27]" office:value-type="float" office:value="240.857981949488" calcext:value-type="float">
            <text:p>240.857981949488</text:p>
          </table:table-cell>
        </table:table-row>
        <table:table-row table:style-name="ro2">
          <table:table-cell/>
          <table:table-cell office:value-type="float" office:value="2017" calcext:value-type="float">
            <text:p>2017</text:p>
          </table:table-cell>
          <table:table-cell office:value-type="float" office:value="840.4" calcext:value-type="float">
            <text:p>840.4</text:p>
          </table:table-cell>
          <table:table-cell office:value-type="float" office:value="104.42" calcext:value-type="float">
            <text:p>104.42</text:p>
          </table:table-cell>
          <table:table-cell table:formula="of:=[.D28]/[.D27]" office:value-type="float" office:value="1.03714739769567" calcext:value-type="float">
            <text:p>1.04</text:p>
          </table:table-cell>
          <table:table-cell table:formula="of:=[.C28]/[.C27]" office:value-type="float" office:value="1.08578811369509" calcext:value-type="float">
            <text:p>1.09</text:p>
          </table:table-cell>
          <table:table-cell table:formula="of:=[.C28]/[.D28]*100" office:value-type="float" office:value="804.826661559088" calcext:value-type="float">
            <text:p>804.83</text:p>
          </table:table-cell>
          <table:table-cell table:formula="of:=[.G28]/[.G27]" office:value-type="float" office:value="1.04689855666368" calcext:value-type="float">
            <text:p>1.05</text:p>
          </table:table-cell>
          <table:table-cell table:formula="of:=[.H28]/[.J28]" office:value-type="float" office:value="1.03653322441949" calcext:value-type="float">
            <text:p>1.04</text:p>
          </table:table-cell>
          <table:table-cell office:value-type="float" office:value="1.01" calcext:value-type="float">
            <text:p>1.01</text:p>
          </table:table-cell>
          <table:table-cell office:value-type="float" office:value="130.5" calcext:value-type="float">
            <text:p>130.5</text:p>
          </table:table-cell>
          <table:table-cell table:formula="of:=AVERAGE([.E28];[.E27];[.E26])" office:value-type="float" office:value="1.01239777512912" calcext:value-type="float">
            <text:p>1.01</text:p>
          </table:table-cell>
          <table:table-cell table:formula="of:=AVERAGE([.I28];[.I27];[.I26])" office:value-type="float" office:value="1.05109105506713" calcext:value-type="float">
            <text:p>1.05</text:p>
          </table:table-cell>
          <table:table-cell table:formula="of:=AVERAGE([.J28];[.J27];[.J26])" office:value-type="float" office:value="1.01" calcext:value-type="float">
            <text:p>1.01</text:p>
          </table:table-cell>
          <table:table-cell table:formula="of:=[.L28]*[.M28]*[.N28]" office:value-type="float" office:value="1.07476346806416" calcext:value-type="float">
            <text:p>1.07</text:p>
          </table:table-cell>
          <table:table-cell table:formula="of:=[.P27]*[.O28]" office:value-type="float" office:value="258.865359990967" calcext:value-type="float">
            <text:p>258.865359990967</text:p>
          </table:table-cell>
          <table:table-cell office:value-type="float" office:value="2017" calcext:value-type="float">
            <text:p>2017</text:p>
          </table:table-cell>
          <table:table-cell table:formula="of:=[.C28]/[.$C$17]" office:value-type="float" office:value="1.93998153277932" calcext:value-type="float">
            <text:p>1.93998153277932</text:p>
          </table:table-cell>
          <table:table-cell table:formula="of:=[.K28]/[.$K$17]" office:value-type="float" office:value="1.04819277108434" calcext:value-type="float">
            <text:p>1.04819277108434</text:p>
          </table:table-cell>
          <table:table-cell table:formula="of:=[.P28]/[.$P$17]" office:value-type="float" office:value="2.07923983928487" calcext:value-type="float">
            <text:p>2.07923983928487</text:p>
          </table:table-cell>
          <table:table-cell/>
          <table:table-cell office:value-type="float" office:value="2017" calcext:value-type="float">
            <text:p>2017</text:p>
          </table:table-cell>
          <table:table-cell table:formula="of:=[.K28]" office:value-type="float" office:value="130.5" calcext:value-type="float">
            <text:p>130.5</text:p>
          </table:table-cell>
          <table:table-cell table:formula="of:=[.P28]" office:value-type="float" office:value="258.865359990967" calcext:value-type="float">
            <text:p>258.865359990967</text:p>
          </table:table-cell>
        </table:table-row>
        <table:table-row table:style-name="ro2">
          <table:table-cell office:value-type="string" calcext:value-type="string">
            <text:p>Kovas</text:p>
          </table:table-cell>
          <table:table-cell office:value-type="float" office:value="2018" calcext:value-type="float">
            <text:p>2018</text:p>
          </table:table-cell>
          <table:table-cell table:style-name="ce45" office:value-type="float" office:value="915.2" calcext:value-type="float">
            <text:p>915.2</text:p>
          </table:table-cell>
          <table:table-cell table:style-name="ce45" table:formula="of:=[.D28]*[.E29]" office:value-type="float" office:value="107.44818" calcext:value-type="float">
            <text:p>107.44818</text:p>
          </table:table-cell>
          <table:table-cell table:style-name="ce45" office:value-type="float" office:value="1.029" calcext:value-type="float">
            <text:p>1.029</text:p>
          </table:table-cell>
          <table:table-cell table:formula="of:=[.C29]/[.C28]" office:value-type="float" office:value="1.08900523560209" calcext:value-type="float">
            <text:p>1.09</text:p>
          </table:table-cell>
          <table:table-cell table:formula="of:=[.C29]/[.D29]*100" office:value-type="float" office:value="851.759424868807" calcext:value-type="float">
            <text:p>851.76</text:p>
          </table:table-cell>
          <table:table-cell table:formula="of:=[.G29]/[.G28]" office:value-type="float" office:value="1.05831412594956" calcext:value-type="float">
            <text:p>1.06</text:p>
          </table:table-cell>
          <table:table-cell table:formula="of:=[.H29]/[.J29]" office:value-type="float" office:value="1.04783576826689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132.5" calcext:value-type="float">
            <text:p>132.5</text:p>
          </table:table-cell>
          <table:table-cell table:formula="of:=AVERAGE([.E29];[.E28];[.E27])" office:value-type="float" office:value="1.02431579923189" calcext:value-type="float">
            <text:p>1.02</text:p>
          </table:table-cell>
          <table:table-cell table:formula="of:=AVERAGE([.I29];[.I28];[.I27])" office:value-type="float" office:value="1.05009038804296" calcext:value-type="float">
            <text:p>1.05</text:p>
          </table:table-cell>
          <table:table-cell table:formula="of:=AVERAGE([.J29];[.J28];[.J27])" office:value-type="float" office:value="1.01" calcext:value-type="float">
            <text:p>1.01</text:p>
          </table:table-cell>
          <table:table-cell table:formula="of:=[.L29]*[.M29]*[.N29]" office:value-type="float" office:value="1.08638041684489" calcext:value-type="float">
            <text:p>1.09</text:p>
          </table:table-cell>
          <table:table-cell table:formula="of:=[.P28]*[.O29]" office:value-type="float" office:value="281.226257693689" calcext:value-type="float">
            <text:p>281.226257693689</text:p>
          </table:table-cell>
          <table:table-cell office:value-type="float" office:value="2018" calcext:value-type="float">
            <text:p>2018</text:p>
          </table:table-cell>
          <table:table-cell table:formula="of:=[.C29]/[.$C$17]" office:value-type="float" office:value="2.11265004616805" calcext:value-type="float">
            <text:p>2.11265004616805</text:p>
          </table:table-cell>
          <table:table-cell table:formula="of:=[.K29]/[.$K$17]" office:value-type="float" office:value="1.06425702811245" calcext:value-type="float">
            <text:p>1.06425702811245</text:p>
          </table:table-cell>
          <table:table-cell table:formula="of:=[.P29]/[.$P$17]" office:value-type="float" office:value="2.2588454433228" calcext:value-type="float">
            <text:p>2.2588454433228</text:p>
          </table:table-cell>
          <table:table-cell/>
          <table:table-cell office:value-type="float" office:value="2018" calcext:value-type="float">
            <text:p>2018</text:p>
          </table:table-cell>
          <table:table-cell table:formula="of:=[.K29]" office:value-type="float" office:value="132.5" calcext:value-type="float">
            <text:p>132.5</text:p>
          </table:table-cell>
          <table:table-cell table:formula="of:=[.P29]" office:value-type="float" office:value="281.226257693689" calcext:value-type="float">
            <text:p>281.226257693689</text:p>
          </table:table-cell>
        </table:table-row>
        <table:table-row table:style-name="ro2">
          <table:table-cell/>
          <table:table-cell office:value-type="float" office:value="2019" calcext:value-type="float">
            <text:p>2019</text:p>
          </table:table-cell>
          <table:table-cell table:style-name="ce45" office:value-type="float" office:value="983.8" calcext:value-type="float">
            <text:p>983.8</text:p>
          </table:table-cell>
          <table:table-cell table:style-name="ce45" table:formula="of:=[.D29]*[.E30]" office:value-type="float" office:value="110.02693632" calcext:value-type="float">
            <text:p>110.02693632</text:p>
          </table:table-cell>
          <table:table-cell table:style-name="ce45" office:value-type="float" office:value="1.024" calcext:value-type="float">
            <text:p>1.024</text:p>
          </table:table-cell>
          <table:table-cell table:formula="of:=[.C30]/[.C29]" office:value-type="float" office:value="1.07495629370629" calcext:value-type="float">
            <text:p>1.07</text:p>
          </table:table-cell>
          <table:table-cell table:formula="of:=[.C30]/[.D30]*100" office:value-type="float" office:value="894.144682115602" calcext:value-type="float">
            <text:p>894.14</text:p>
          </table:table-cell>
          <table:table-cell table:formula="of:=[.G30]/[.G29]" office:value-type="float" office:value="1.04976200557255" calcext:value-type="float">
            <text:p>1.05</text:p>
          </table:table-cell>
          <table:table-cell table:formula="of:=[.H30]/[.J30]" office:value-type="float" office:value="1.03936832234906" calcext:value-type="float">
            <text:p>1.04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0];[.E29];[.E28])" office:value-type="float" office:value="1.03004913256522" calcext:value-type="float">
            <text:p>1.03</text:p>
          </table:table-cell>
          <table:table-cell table:formula="of:=AVERAGE([.I30];[.I29];[.I28])" office:value-type="float" office:value="1.04124577167848" calcext:value-type="float">
            <text:p>1.04</text:p>
          </table:table-cell>
          <table:table-cell table:formula="of:=AVERAGE([.J30];[.J29];[.J28])" office:value-type="float" office:value="1.01" calcext:value-type="float">
            <text:p>1.01</text:p>
          </table:table-cell>
          <table:table-cell table:formula="of:=[.L30]*[.M30]*[.N30]" office:value-type="float" office:value="1.08325964694367" calcext:value-type="float">
            <text:p>1.08</text:p>
          </table:table-cell>
          <table:table-cell table:formula="of:=[.P29]*[.O30]" office:value-type="float" office:value="304.641056620555" calcext:value-type="float">
            <text:p>304.641056620555</text:p>
          </table:table-cell>
          <table:table-cell office:value-type="float" office:value="2019" calcext:value-type="float">
            <text:p>2019</text:p>
          </table:table-cell>
          <table:table-cell table:formula="of:=[.C30]/[.$C$17]" office:value-type="float" office:value="2.27100646352724" calcext:value-type="float">
            <text:p>2.27100646352724</text:p>
          </table:table-cell>
          <table:table-cell/>
          <table:table-cell table:formula="of:=[.P30]/[.$P$17]" office:value-type="float" office:value="2.44691611743418" calcext:value-type="float">
            <text:p>2.44691611743418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table:formula="of:=[.P30]" office:value-type="float" office:value="304.641056620555" calcext:value-type="float">
            <text:p>304.641056620555</text:p>
          </table:table-cell>
        </table:table-row>
        <table:table-row table:style-name="ro2">
          <table:table-cell/>
          <table:table-cell office:value-type="float" office:value="2020" calcext:value-type="float">
            <text:p>2020</text:p>
          </table:table-cell>
          <table:table-cell table:style-name="ce45" office:value-type="float" office:value="1047" calcext:value-type="float">
            <text:p>1047</text:p>
          </table:table-cell>
          <table:table-cell table:style-name="ce45" table:formula="of:=[.D30]*[.E31]" office:value-type="float" office:value="112.777609728" calcext:value-type="float">
            <text:p>112.777609728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31]/[.C30]" office:value-type="float" office:value="1.06424069932913" calcext:value-type="float">
            <text:p>1.06</text:p>
          </table:table-cell>
          <table:table-cell table:formula="of:=[.C31]/[.D31]*100" office:value-type="float" office:value="928.375767605983" calcext:value-type="float">
            <text:p>928.38</text:p>
          </table:table-cell>
          <table:table-cell table:formula="of:=[.G31]/[.G30]" office:value-type="float" office:value="1.03828360910159" calcext:value-type="float">
            <text:p>1.04</text:p>
          </table:table-cell>
          <table:table-cell table:formula="of:=[.H31]/[.J31]" office:value-type="float" office:value="1.02800357336791" calcext:value-type="float">
            <text:p>1.03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1];[.E30];[.E29])" office:value-type="float" office:value="1.026" calcext:value-type="float">
            <text:p>1.03</text:p>
          </table:table-cell>
          <table:table-cell table:formula="of:=AVERAGE([.I31];[.I30];[.I29])" office:value-type="float" office:value="1.03840255466129" calcext:value-type="float">
            <text:p>1.04</text:p>
          </table:table-cell>
          <table:table-cell table:formula="of:=AVERAGE([.J31];[.J30];[.J29])" office:value-type="float" office:value="1.01" calcext:value-type="float">
            <text:p>1.01</text:p>
          </table:table-cell>
          <table:table-cell table:formula="of:=[.L31]*[.M31]*[.N31]" office:value-type="float" office:value="1.07605503129331" calcext:value-type="float">
            <text:p>1.08</text:p>
          </table:table-cell>
          <table:table-cell table:formula="of:=[.P30]*[.O31]" office:value-type="float" office:value="327.810541715059" calcext:value-type="float">
            <text:p>327.810541715059</text:p>
          </table:table-cell>
          <table:table-cell office:value-type="float" office:value="2020" calcext:value-type="float">
            <text:p>2020</text:p>
          </table:table-cell>
          <table:table-cell table:formula="of:=[.C31]/[.$C$17]" office:value-type="float" office:value="2.41689750692521" calcext:value-type="float">
            <text:p>2.41689750692521</text:p>
          </table:table-cell>
          <table:table-cell/>
          <table:table-cell table:formula="of:=[.P31]/[.$P$17]" office:value-type="float" office:value="2.63301639931774" calcext:value-type="float">
            <text:p>2.63301639931774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table:formula="of:=[.P31]" office:value-type="float" office:value="327.810541715059" calcext:value-type="float">
            <text:p>327.810541715059</text:p>
          </table:table-cell>
        </table:table-row>
        <table:table-row table:style-name="ro2">
          <table:table-cell/>
          <table:table-cell office:value-type="float" office:value="2021" calcext:value-type="float">
            <text:p>2021</text:p>
          </table:table-cell>
          <table:table-cell table:style-name="ce45" office:value-type="float" office:value="1109.9" calcext:value-type="float">
            <text:p>1109.9</text:p>
          </table:table-cell>
          <table:table-cell table:style-name="ce45" table:formula="of:=[.D31]*[.E32]" office:value-type="float" office:value="115.5970499712" calcext:value-type="float">
            <text:p>115.5970499712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32]/[.C31]" office:value-type="float" office:value="1.06007640878701" calcext:value-type="float">
            <text:p>1.06</text:p>
          </table:table-cell>
          <table:table-cell table:formula="of:=[.C32]/[.D32]*100" office:value-type="float" office:value="960.145609491352" calcext:value-type="float">
            <text:p>960.15</text:p>
          </table:table-cell>
          <table:table-cell table:formula="of:=[.G32]/[.G31]" office:value-type="float" office:value="1.03422088662147" calcext:value-type="float">
            <text:p>1.03</text:p>
          </table:table-cell>
          <table:table-cell table:formula="of:=[.H32]/[.J32]" office:value-type="float" office:value="1.02398107586285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2];[.E31];[.E30])" office:value-type="float" office:value="1.02466666666667" calcext:value-type="float">
            <text:p>1.02</text:p>
          </table:table-cell>
          <table:table-cell table:formula="of:=AVERAGE([.I32];[.I31];[.I30])" office:value-type="float" office:value="1.03045099052661" calcext:value-type="float">
            <text:p>1.03</text:p>
          </table:table-cell>
          <table:table-cell table:formula="of:=AVERAGE([.J32];[.J31];[.J30])" office:value-type="float" office:value="1.01" calcext:value-type="float">
            <text:p>1.01</text:p>
          </table:table-cell>
          <table:table-cell table:formula="of:=[.L32]*[.M32]*[.N32]" office:value-type="float" office:value="1.06642746944253" calcext:value-type="float">
            <text:p>1.07</text:p>
          </table:table-cell>
          <table:table-cell table:formula="of:=[.P31]*[.O32]" office:value-type="float" office:value="349.586166457775" calcext:value-type="float">
            <text:p>349.586166457775</text:p>
          </table:table-cell>
          <table:table-cell office:value-type="float" office:value="2021" calcext:value-type="float">
            <text:p>2021</text:p>
          </table:table-cell>
          <table:table-cell table:formula="of:=[.C32]/[.$C$17]" office:value-type="float" office:value="2.56209602954755" calcext:value-type="float">
            <text:p>2.56209602954755</text:p>
          </table:table-cell>
          <table:table-cell/>
          <table:table-cell table:formula="of:=[.P32]/[.$P$17]" office:value-type="float" office:value="2.8079210157251" calcext:value-type="float">
            <text:p>2.8079210157251</text:p>
          </table:table-cell>
          <table:table-cell/>
          <table:table-cell office:value-type="float" office:value="2021" calcext:value-type="float">
            <text:p>2021</text:p>
          </table:table-cell>
          <table:table-cell/>
          <table:table-cell table:formula="of:=[.P32]" office:value-type="float" office:value="349.586166457775" calcext:value-type="float">
            <text:p>349.586166457775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022" calcext:value-type="float">
            <text:p>2022</text:p>
          </table:table-cell>
          <table:table-cell table:style-name="ce46" table:formula="of:=[.C32]*[.A33]" office:value-type="float" office:value="1165.395" calcext:value-type="float">
            <text:p>1165.395</text:p>
          </table:table-cell>
          <table:table-cell table:style-name="ce45" table:formula="of:=[.D32]*[.E33]" office:value-type="float" office:value="118.48697622048" calcext:value-type="float">
            <text:p>118.48697622048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33]/[.C32]" office:value-type="float" office:value="1.05" calcext:value-type="float">
            <text:p>1.05</text:p>
          </table:table-cell>
          <table:table-cell table:formula="of:=[.C33]/[.D33]*100" office:value-type="float" office:value="983.563795088702" calcext:value-type="float">
            <text:p>983.56</text:p>
          </table:table-cell>
          <table:table-cell table:formula="of:=[.G33]/[.G32]" office:value-type="float" office:value="1.02439024390244" calcext:value-type="float">
            <text:p>1.02</text:p>
          </table:table-cell>
          <table:table-cell table:formula="of:=[.H33]/[.J33]" office:value-type="float" office:value="1.01424776624004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3];[.E32];[.E31])" office:value-type="float" office:value="1.025" calcext:value-type="float">
            <text:p>1.03</text:p>
          </table:table-cell>
          <table:table-cell table:formula="of:=AVERAGE([.I33];[.I32];[.I31])" office:value-type="float" office:value="1.0220774718236" calcext:value-type="float">
            <text:p>1.02</text:p>
          </table:table-cell>
          <table:table-cell table:formula="of:=AVERAGE([.J33];[.J32];[.J31])" office:value-type="float" office:value="1.01" calcext:value-type="float">
            <text:p>1.01</text:p>
          </table:table-cell>
          <table:table-cell table:formula="of:=[.L33]*[.M33]*[.N33]" office:value-type="float" office:value="1.05810570270538" calcext:value-type="float">
            <text:p>1.06</text:p>
          </table:table-cell>
          <table:table-cell table:formula="of:=[.P32]*[.O33]" office:value-type="float" office:value="369.899116315884" calcext:value-type="float">
            <text:p>369.899116315884</text:p>
          </table:table-cell>
          <table:table-cell office:value-type="float" office:value="2022" calcext:value-type="float">
            <text:p>2022</text:p>
          </table:table-cell>
          <table:table-cell table:formula="of:=[.C33]/[.$C$17]" office:value-type="float" office:value="2.69020083102493" calcext:value-type="float">
            <text:p>2.69020083102493</text:p>
          </table:table-cell>
          <table:table-cell/>
          <table:table-cell table:formula="of:=[.P33]/[.$P$17]" office:value-type="float" office:value="2.97107723948501" calcext:value-type="float">
            <text:p>2.97107723948501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formula="of:=[.P33]" office:value-type="float" office:value="369.899116315884" calcext:value-type="float">
            <text:p>369.899116315884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023" calcext:value-type="float">
            <text:p>2023</text:p>
          </table:table-cell>
          <table:table-cell table:style-name="ce46" table:formula="of:=[.C33]*[.A34]" office:value-type="float" office:value="1223.66475" calcext:value-type="float">
            <text:p>1223.66475</text:p>
          </table:table-cell>
          <table:table-cell table:style-name="ce45" table:formula="of:=[.D33]*[.E34]" office:value-type="float" office:value="121.449150625992" calcext:value-type="float">
            <text:p>121.449150625992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34]/[.C33]" office:value-type="float" office:value="1.05" calcext:value-type="float">
            <text:p>1.05</text:p>
          </table:table-cell>
          <table:table-cell table:formula="of:=[.C34]/[.D34]*100" office:value-type="float" office:value="1007.55315594452" calcext:value-type="float">
            <text:p>1,007.55</text:p>
          </table:table-cell>
          <table:table-cell table:formula="of:=[.G34]/[.G33]" office:value-type="float" office:value="1.02439024390244" calcext:value-type="float">
            <text:p>1.02</text:p>
          </table:table-cell>
          <table:table-cell table:formula="of:=[.H34]/[.J34]" office:value-type="float" office:value="1.01424776624004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4];[.E33];[.E32])" office:value-type="float" office:value="1.025" calcext:value-type="float">
            <text:p>1.03</text:p>
          </table:table-cell>
          <table:table-cell table:formula="of:=AVERAGE([.I34];[.I33];[.I32])" office:value-type="float" office:value="1.01749220278097" calcext:value-type="float">
            <text:p>1.02</text:p>
          </table:table-cell>
          <table:table-cell table:formula="of:=AVERAGE([.J34];[.J33];[.J32])" office:value-type="float" office:value="1.01" calcext:value-type="float">
            <text:p>1.01</text:p>
          </table:table-cell>
          <table:table-cell table:formula="of:=[.L34]*[.M34]*[.N34]" office:value-type="float" office:value="1.053358802929" calcext:value-type="float">
            <text:p>1.05</text:p>
          </table:table-cell>
          <table:table-cell table:formula="of:=[.P33]*[.O34]" office:value-type="float" office:value="389.636490366994" calcext:value-type="float">
            <text:p>389.636490366994</text:p>
          </table:table-cell>
          <table:table-cell office:value-type="float" office:value="2023" calcext:value-type="float">
            <text:p>2023</text:p>
          </table:table-cell>
          <table:table-cell table:formula="of:=[.C34]/[.$C$17]" office:value-type="float" office:value="2.82471087257618" calcext:value-type="float">
            <text:p>2.82471087257618</text:p>
          </table:table-cell>
          <table:table-cell/>
          <table:table-cell table:formula="of:=[.P34]/[.$P$17]" office:value-type="float" office:value="3.12961036439353" calcext:value-type="float">
            <text:p>3.12961036439353</text:p>
          </table:table-cell>
          <table:table-cell/>
          <table:table-cell office:value-type="float" office:value="2023" calcext:value-type="float">
            <text:p>2023</text:p>
          </table:table-cell>
          <table:table-cell/>
          <table:table-cell table:formula="of:=[.P34]" office:value-type="float" office:value="389.636490366994" calcext:value-type="float">
            <text:p>389.636490366994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024" calcext:value-type="float">
            <text:p>2024</text:p>
          </table:table-cell>
          <table:table-cell table:style-name="ce46" table:formula="of:=[.C34]*[.A35]" office:value-type="float" office:value="1284.8479875" calcext:value-type="float">
            <text:p>1284.8479875</text:p>
          </table:table-cell>
          <table:table-cell table:style-name="ce45" table:formula="of:=[.D34]*[.E35]" office:value-type="float" office:value="124.485379391642" calcext:value-type="float">
            <text:p>124.485379391642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35]/[.C34]" office:value-type="float" office:value="1.05" calcext:value-type="float">
            <text:p>1.05</text:p>
          </table:table-cell>
          <table:table-cell table:formula="of:=[.C35]/[.D35]*100" office:value-type="float" office:value="1032.12762316268" calcext:value-type="float">
            <text:p>1,032.13</text:p>
          </table:table-cell>
          <table:table-cell table:formula="of:=[.G35]/[.G34]" office:value-type="float" office:value="1.02439024390244" calcext:value-type="float">
            <text:p>1.02</text:p>
          </table:table-cell>
          <table:table-cell table:formula="of:=[.H35]/[.J35]" office:value-type="float" office:value="1.01424776624004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5];[.E34];[.E33])" office:value-type="float" office:value="1.025" calcext:value-type="float">
            <text:p>1.03</text:p>
          </table:table-cell>
          <table:table-cell table:formula="of:=AVERAGE([.I35];[.I34];[.I33])" office:value-type="float" office:value="1.01424776624004" calcext:value-type="float">
            <text:p>1.01</text:p>
          </table:table-cell>
          <table:table-cell table:formula="of:=AVERAGE([.J35];[.J34];[.J33])" office:value-type="float" office:value="1.01" calcext:value-type="float">
            <text:p>1.01</text:p>
          </table:table-cell>
          <table:table-cell table:formula="of:=[.L35]*[.M35]*[.N35]" office:value-type="float" office:value="1.05" calcext:value-type="float">
            <text:p>1.05</text:p>
          </table:table-cell>
          <table:table-cell table:formula="of:=[.P34]*[.O35]" office:value-type="float" office:value="409.118314885344" calcext:value-type="float">
            <text:p>409.118314885344</text:p>
          </table:table-cell>
          <table:table-cell office:value-type="float" office:value="2024" calcext:value-type="float">
            <text:p>2024</text:p>
          </table:table-cell>
          <table:table-cell table:formula="of:=[.C35]/[.$C$17]" office:value-type="float" office:value="2.96594641620499" calcext:value-type="float">
            <text:p>2.96594641620499</text:p>
          </table:table-cell>
          <table:table-cell/>
          <table:table-cell table:formula="of:=[.P35]/[.$P$17]" office:value-type="float" office:value="3.2860908826132" calcext:value-type="float">
            <text:p>3.2860908826132</text:p>
          </table:table-cell>
          <table:table-cell/>
          <table:table-cell office:value-type="float" office:value="2024" calcext:value-type="float">
            <text:p>2024</text:p>
          </table:table-cell>
          <table:table-cell/>
          <table:table-cell table:formula="of:=[.P35]" office:value-type="float" office:value="409.118314885344" calcext:value-type="float">
            <text:p>409.118314885344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025" calcext:value-type="float">
            <text:p>2025</text:p>
          </table:table-cell>
          <table:table-cell table:style-name="ce46" table:formula="of:=[.C35]*[.A36]" office:value-type="float" office:value="1349.090386875" calcext:value-type="float">
            <text:p>1349.090386875</text:p>
          </table:table-cell>
          <table:table-cell table:style-name="ce45" table:formula="of:=[.D35]*[.E36]" office:value-type="float" office:value="127.597513876433" calcext:value-type="float">
            <text:p>127.597513876433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36]/[.C35]" office:value-type="float" office:value="1.05" calcext:value-type="float">
            <text:p>1.05</text:p>
          </table:table-cell>
          <table:table-cell table:formula="of:=[.C36]/[.D36]*100" office:value-type="float" office:value="1057.30146763007" calcext:value-type="float">
            <text:p>1,057.30</text:p>
          </table:table-cell>
          <table:table-cell table:formula="of:=[.G36]/[.G35]" office:value-type="float" office:value="1.02439024390244" calcext:value-type="float">
            <text:p>1.02</text:p>
          </table:table-cell>
          <table:table-cell table:formula="of:=[.H36]/[.J36]" office:value-type="float" office:value="1.01424776624004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6];[.E35];[.E34])" office:value-type="float" office:value="1.025" calcext:value-type="float">
            <text:p>1.03</text:p>
          </table:table-cell>
          <table:table-cell table:formula="of:=AVERAGE([.I36];[.I35];[.I34])" office:value-type="float" office:value="1.01424776624004" calcext:value-type="float">
            <text:p>1.01</text:p>
          </table:table-cell>
          <table:table-cell table:formula="of:=AVERAGE([.J36];[.J35];[.J34])" office:value-type="float" office:value="1.01" calcext:value-type="float">
            <text:p>1.01</text:p>
          </table:table-cell>
          <table:table-cell table:formula="of:=[.L36]*[.M36]*[.N36]" office:value-type="float" office:value="1.05" calcext:value-type="float">
            <text:p>1.05</text:p>
          </table:table-cell>
          <table:table-cell table:formula="of:=[.P35]*[.O36]" office:value-type="float" office:value="429.574230629611" calcext:value-type="float">
            <text:p>429.574230629611</text:p>
          </table:table-cell>
          <table:table-cell office:value-type="float" office:value="2025" calcext:value-type="float">
            <text:p>2025</text:p>
          </table:table-cell>
          <table:table-cell table:formula="of:=[.C36]/[.$C$17]" office:value-type="float" office:value="3.11424373701524" calcext:value-type="float">
            <text:p>3.11424373701524</text:p>
          </table:table-cell>
          <table:table-cell/>
          <table:table-cell table:formula="of:=[.P36]/[.$P$17]" office:value-type="float" office:value="3.45039542674387" calcext:value-type="float">
            <text:p>3.45039542674387</text:p>
          </table:table-cell>
          <table:table-cell/>
          <table:table-cell office:value-type="float" office:value="2025" calcext:value-type="float">
            <text:p>2025</text:p>
          </table:table-cell>
          <table:table-cell/>
          <table:table-cell table:formula="of:=[.P36]" office:value-type="float" office:value="429.574230629611" calcext:value-type="float">
            <text:p>429.57423062961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026" calcext:value-type="float">
            <text:p>2026</text:p>
          </table:table-cell>
          <table:table-cell table:style-name="ce46" table:formula="of:=[.C36]*[.A37]" office:value-type="float" office:value="1416.54490621875" calcext:value-type="float">
            <text:p>1416.54490621875</text:p>
          </table:table-cell>
          <table:table-cell table:style-name="ce45" table:formula="of:=[.D36]*[.E37]" office:value-type="float" office:value="130.787451723344" calcext:value-type="float">
            <text:p>130.787451723344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37]/[.C36]" office:value-type="float" office:value="1.05" calcext:value-type="float">
            <text:p>1.05</text:p>
          </table:table-cell>
          <table:table-cell table:formula="of:=[.C37]/[.D37]*100" office:value-type="float" office:value="1083.08930830397" calcext:value-type="float">
            <text:p>1,083.09</text:p>
          </table:table-cell>
          <table:table-cell table:formula="of:=[.G37]/[.G36]" office:value-type="float" office:value="1.02439024390244" calcext:value-type="float">
            <text:p>1.02</text:p>
          </table:table-cell>
          <table:table-cell table:formula="of:=[.H37]/[.J37]" office:value-type="float" office:value="1.01424776624004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7];[.E36];[.E35])" office:value-type="float" office:value="1.025" calcext:value-type="float">
            <text:p>1.03</text:p>
          </table:table-cell>
          <table:table-cell table:formula="of:=AVERAGE([.I37];[.I36];[.I35])" office:value-type="float" office:value="1.01424776624004" calcext:value-type="float">
            <text:p>1.01</text:p>
          </table:table-cell>
          <table:table-cell table:formula="of:=AVERAGE([.J37];[.J36];[.J35])" office:value-type="float" office:value="1.01" calcext:value-type="float">
            <text:p>1.01</text:p>
          </table:table-cell>
          <table:table-cell table:formula="of:=[.L37]*[.M37]*[.N37]" office:value-type="float" office:value="1.05" calcext:value-type="float">
            <text:p>1.05</text:p>
          </table:table-cell>
          <table:table-cell table:formula="of:=[.P36]*[.O37]" office:value-type="float" office:value="451.052942161092" calcext:value-type="float">
            <text:p>451.052942161092</text:p>
          </table:table-cell>
          <table:table-cell office:value-type="float" office:value="2026" calcext:value-type="float">
            <text:p>2026</text:p>
          </table:table-cell>
          <table:table-cell table:formula="of:=[.C37]/[.$C$17]" office:value-type="float" office:value="3.269955923866" calcext:value-type="float">
            <text:p>3.269955923866</text:p>
          </table:table-cell>
          <table:table-cell/>
          <table:table-cell table:formula="of:=[.P37]/[.$P$17]" office:value-type="float" office:value="3.62291519808106" calcext:value-type="float">
            <text:p>3.62291519808106</text:p>
          </table:table-cell>
          <table:table-cell/>
          <table:table-cell office:value-type="float" office:value="2026" calcext:value-type="float">
            <text:p>2026</text:p>
          </table:table-cell>
          <table:table-cell/>
          <table:table-cell table:formula="of:=[.P37]" office:value-type="float" office:value="451.052942161092" calcext:value-type="float">
            <text:p>451.052942161092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027" calcext:value-type="float">
            <text:p>2027</text:p>
          </table:table-cell>
          <table:table-cell table:style-name="ce46" table:formula="of:=[.C37]*[.A38]" office:value-type="float" office:value="1487.37215152969" calcext:value-type="float">
            <text:p>1487.37215152969</text:p>
          </table:table-cell>
          <table:table-cell table:style-name="ce45" table:formula="of:=[.D37]*[.E38]" office:value-type="float" office:value="134.057138016427" calcext:value-type="float">
            <text:p>134.057138016427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38]/[.C37]" office:value-type="float" office:value="1.05" calcext:value-type="float">
            <text:p>1.05</text:p>
          </table:table-cell>
          <table:table-cell table:formula="of:=[.C38]/[.D38]*100" office:value-type="float" office:value="1109.50612070163" calcext:value-type="float">
            <text:p>1,109.51</text:p>
          </table:table-cell>
          <table:table-cell table:formula="of:=[.G38]/[.G37]" office:value-type="float" office:value="1.02439024390244" calcext:value-type="float">
            <text:p>1.02</text:p>
          </table:table-cell>
          <table:table-cell table:formula="of:=[.H38]/[.J38]" office:value-type="float" office:value="1.01424776624004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8];[.E37];[.E36])" office:value-type="float" office:value="1.025" calcext:value-type="float">
            <text:p>1.03</text:p>
          </table:table-cell>
          <table:table-cell table:formula="of:=AVERAGE([.I38];[.I37];[.I36])" office:value-type="float" office:value="1.01424776624004" calcext:value-type="float">
            <text:p>1.01</text:p>
          </table:table-cell>
          <table:table-cell table:formula="of:=AVERAGE([.J38];[.J37];[.J36])" office:value-type="float" office:value="1.01" calcext:value-type="float">
            <text:p>1.01</text:p>
          </table:table-cell>
          <table:table-cell table:formula="of:=[.L38]*[.M38]*[.N38]" office:value-type="float" office:value="1.05" calcext:value-type="float">
            <text:p>1.05</text:p>
          </table:table-cell>
          <table:table-cell table:formula="of:=[.P37]*[.O38]" office:value-type="float" office:value="473.605589269146" calcext:value-type="float">
            <text:p>473.605589269146</text:p>
          </table:table-cell>
          <table:table-cell office:value-type="float" office:value="2027" calcext:value-type="float">
            <text:p>2027</text:p>
          </table:table-cell>
          <table:table-cell table:formula="of:=[.C38]/[.$C$17]" office:value-type="float" office:value="3.4334537200593" calcext:value-type="float">
            <text:p>3.4334537200593</text:p>
          </table:table-cell>
          <table:table-cell/>
          <table:table-cell table:formula="of:=[.P38]/[.$P$17]" office:value-type="float" office:value="3.80406095798511" calcext:value-type="float">
            <text:p>3.80406095798511</text:p>
          </table:table-cell>
          <table:table-cell/>
          <table:table-cell office:value-type="float" office:value="2027" calcext:value-type="float">
            <text:p>2027</text:p>
          </table:table-cell>
          <table:table-cell/>
          <table:table-cell table:formula="of:=[.P38]" office:value-type="float" office:value="473.605589269146" calcext:value-type="float">
            <text:p>473.605589269146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028" calcext:value-type="float">
            <text:p>2028</text:p>
          </table:table-cell>
          <table:table-cell table:style-name="ce46" table:formula="of:=[.C38]*[.A39]" office:value-type="float" office:value="1561.74075910617" calcext:value-type="float">
            <text:p>1561.74075910617</text:p>
          </table:table-cell>
          <table:table-cell table:style-name="ce45" table:formula="of:=[.D38]*[.E39]" office:value-type="float" office:value="137.408566466838" calcext:value-type="float">
            <text:p>137.408566466838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39]/[.C38]" office:value-type="float" office:value="1.05" calcext:value-type="float">
            <text:p>1.05</text:p>
          </table:table-cell>
          <table:table-cell table:formula="of:=[.C39]/[.D39]*100" office:value-type="float" office:value="1136.56724559679" calcext:value-type="float">
            <text:p>1,136.57</text:p>
          </table:table-cell>
          <table:table-cell table:formula="of:=[.G39]/[.G38]" office:value-type="float" office:value="1.02439024390244" calcext:value-type="float">
            <text:p>1.02</text:p>
          </table:table-cell>
          <table:table-cell table:formula="of:=[.H39]/[.J39]" office:value-type="float" office:value="1.01424776624004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39];[.E38];[.E37])" office:value-type="float" office:value="1.025" calcext:value-type="float">
            <text:p>1.03</text:p>
          </table:table-cell>
          <table:table-cell table:formula="of:=AVERAGE([.I39];[.I38];[.I37])" office:value-type="float" office:value="1.01424776624004" calcext:value-type="float">
            <text:p>1.01</text:p>
          </table:table-cell>
          <table:table-cell table:formula="of:=AVERAGE([.J39];[.J38];[.J37])" office:value-type="float" office:value="1.01" calcext:value-type="float">
            <text:p>1.01</text:p>
          </table:table-cell>
          <table:table-cell table:formula="of:=[.L39]*[.M39]*[.N39]" office:value-type="float" office:value="1.05" calcext:value-type="float">
            <text:p>1.05</text:p>
          </table:table-cell>
          <table:table-cell table:formula="of:=[.P38]*[.O39]" office:value-type="float" office:value="497.285868732604" calcext:value-type="float">
            <text:p>497.285868732604</text:p>
          </table:table-cell>
          <table:table-cell office:value-type="float" office:value="2028" calcext:value-type="float">
            <text:p>2028</text:p>
          </table:table-cell>
          <table:table-cell table:formula="of:=[.C39]/[.$C$17]" office:value-type="float" office:value="3.60512640606226" calcext:value-type="float">
            <text:p>3.60512640606226</text:p>
          </table:table-cell>
          <table:table-cell/>
          <table:table-cell table:formula="of:=[.P39]/[.$P$17]" office:value-type="float" office:value="3.99426400588437" calcext:value-type="float">
            <text:p>3.99426400588437</text:p>
          </table:table-cell>
          <table:table-cell/>
          <table:table-cell office:value-type="float" office:value="2028" calcext:value-type="float">
            <text:p>2028</text:p>
          </table:table-cell>
          <table:table-cell/>
          <table:table-cell table:formula="of:=[.P39]" office:value-type="float" office:value="497.285868732604" calcext:value-type="float">
            <text:p>497.285868732604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029" calcext:value-type="float">
            <text:p>2029</text:p>
          </table:table-cell>
          <table:table-cell table:style-name="ce46" table:formula="of:=[.C39]*[.A40]" office:value-type="float" office:value="1639.82779706148" calcext:value-type="float">
            <text:p>1639.82779706148</text:p>
          </table:table-cell>
          <table:table-cell table:style-name="ce45" table:formula="of:=[.D39]*[.E40]" office:value-type="float" office:value="140.843780628509" calcext:value-type="float">
            <text:p>140.843780628509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40]/[.C39]" office:value-type="float" office:value="1.05" calcext:value-type="float">
            <text:p>1.05</text:p>
          </table:table-cell>
          <table:table-cell table:formula="of:=[.C40]/[.D40]*100" office:value-type="float" office:value="1164.28839792842" calcext:value-type="float">
            <text:p>1,164.29</text:p>
          </table:table-cell>
          <table:table-cell table:formula="of:=[.G40]/[.G39]" office:value-type="float" office:value="1.02439024390244" calcext:value-type="float">
            <text:p>1.02</text:p>
          </table:table-cell>
          <table:table-cell table:formula="of:=[.H40]/[.J40]" office:value-type="float" office:value="1.01424776624004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40];[.E39];[.E38])" office:value-type="float" office:value="1.025" calcext:value-type="float">
            <text:p>1.03</text:p>
          </table:table-cell>
          <table:table-cell table:formula="of:=AVERAGE([.I40];[.I39];[.I38])" office:value-type="float" office:value="1.01424776624004" calcext:value-type="float">
            <text:p>1.01</text:p>
          </table:table-cell>
          <table:table-cell table:formula="of:=AVERAGE([.J40];[.J39];[.J38])" office:value-type="float" office:value="1.01" calcext:value-type="float">
            <text:p>1.01</text:p>
          </table:table-cell>
          <table:table-cell table:formula="of:=[.L40]*[.M40]*[.N40]" office:value-type="float" office:value="1.05" calcext:value-type="float">
            <text:p>1.05</text:p>
          </table:table-cell>
          <table:table-cell table:formula="of:=[.P39]*[.O40]" office:value-type="float" office:value="522.150162169234" calcext:value-type="float">
            <text:p>522.150162169234</text:p>
          </table:table-cell>
          <table:table-cell office:value-type="float" office:value="2029" calcext:value-type="float">
            <text:p>2029</text:p>
          </table:table-cell>
          <table:table-cell table:formula="of:=[.C40]/[.$C$17]" office:value-type="float" office:value="3.78538272636537" calcext:value-type="float">
            <text:p>3.78538272636537</text:p>
          </table:table-cell>
          <table:table-cell/>
          <table:table-cell table:formula="of:=[.P40]/[.$P$17]" office:value-type="float" office:value="4.19397720617859" calcext:value-type="float">
            <text:p>4.19397720617859</text:p>
          </table:table-cell>
          <table:table-cell/>
          <table:table-cell office:value-type="float" office:value="2029" calcext:value-type="float">
            <text:p>2029</text:p>
          </table:table-cell>
          <table:table-cell/>
          <table:table-cell table:formula="of:=[.P40]" office:value-type="float" office:value="522.150162169234" calcext:value-type="float">
            <text:p>522.150162169234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030" calcext:value-type="float">
            <text:p>2030</text:p>
          </table:table-cell>
          <table:table-cell table:style-name="ce46" table:formula="of:=[.C40]*[.A41]" office:value-type="float" office:value="1721.81918691456" calcext:value-type="float">
            <text:p>1721.81918691456</text:p>
          </table:table-cell>
          <table:table-cell table:style-name="ce45" table:formula="of:=[.D40]*[.E41]" office:value-type="float" office:value="144.364875144221" calcext:value-type="float">
            <text:p>144.364875144221</text:p>
          </table:table-cell>
          <table:table-cell table:style-name="ce45" office:value-type="float" office:value="1.025" calcext:value-type="float">
            <text:p>1.025</text:p>
          </table:table-cell>
          <table:table-cell table:formula="of:=[.C41]/[.C40]" office:value-type="float" office:value="1.05" calcext:value-type="float">
            <text:p>1.05</text:p>
          </table:table-cell>
          <table:table-cell table:formula="of:=[.C41]/[.D41]*100" office:value-type="float" office:value="1192.68567592667" calcext:value-type="float">
            <text:p>1,192.69</text:p>
          </table:table-cell>
          <table:table-cell table:formula="of:=[.G41]/[.G40]" office:value-type="float" office:value="1.02439024390244" calcext:value-type="float">
            <text:p>1.02</text:p>
          </table:table-cell>
          <table:table-cell table:formula="of:=[.H41]/[.J41]" office:value-type="float" office:value="1.01424776624004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AVERAGE([.E41];[.E40];[.E39])" office:value-type="float" office:value="1.025" calcext:value-type="float">
            <text:p>1.03</text:p>
          </table:table-cell>
          <table:table-cell table:formula="of:=AVERAGE([.I41];[.I40];[.I39])" office:value-type="float" office:value="1.01424776624004" calcext:value-type="float">
            <text:p>1.01</text:p>
          </table:table-cell>
          <table:table-cell table:formula="of:=AVERAGE([.J41];[.J40];[.J39])" office:value-type="float" office:value="1.01" calcext:value-type="float">
            <text:p>1.01</text:p>
          </table:table-cell>
          <table:table-cell table:formula="of:=[.L41]*[.M41]*[.N41]" office:value-type="float" office:value="1.05" calcext:value-type="float">
            <text:p>1.05</text:p>
          </table:table-cell>
          <table:table-cell table:formula="of:=[.P40]*[.O41]" office:value-type="float" office:value="548.257670277696" calcext:value-type="float">
            <text:p>548.257670277696</text:p>
          </table:table-cell>
          <table:table-cell office:value-type="float" office:value="2030" calcext:value-type="float">
            <text:p>2030</text:p>
          </table:table-cell>
          <table:table-cell table:formula="of:=[.C41]/[.$C$17]" office:value-type="float" office:value="3.97465186268366" calcext:value-type="float">
            <text:p>3.97465186268366</text:p>
          </table:table-cell>
          <table:table-cell/>
          <table:table-cell table:formula="of:=[.P41]/[.$P$17]" office:value-type="float" office:value="4.40367606648752" calcext:value-type="float">
            <text:p>4.40367606648752</text:p>
          </table:table-cell>
          <table:table-cell/>
          <table:table-cell office:value-type="float" office:value="2030" calcext:value-type="float">
            <text:p>2030</text:p>
          </table:table-cell>
          <table:table-cell/>
          <table:table-cell table:formula="of:=[.P41]" office:value-type="float" office:value="548.257670277696" calcext:value-type="float">
            <text:p>548.257670277696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7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style-name="Default" table:formula="of:=PRODUCT([.H28:.J28])" office:value-type="float" office:value="1.0959965879445" calcext:value-type="float">
            <text:p>1.0959965879445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8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9"/>
        <table:table-column table:style-name="co3" table:default-cell-style-name="ce61"/>
        <table:table-column table:style-name="co3" table:default-cell-style-name="ce59"/>
        <table:table-column table:style-name="co1" table:number-columns-repeated="3" table:default-cell-style-name="ce59"/>
        <table:table-column table:style-name="co3" table:default-cell-style-name="ce5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VDU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VDUI</text:p>
          </table:table-cell>
          <table:table-cell office:value-type="string" calcext:value-type="string">
            <text:p>dVDUI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rdVDUI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rVDUI</text:p>
          </table:table-cell>
          <table:table-cell office:value-type="string" calcext:value-type="string">
            <text:p>rBDI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VAF</text:p>
          </table:table-cell>
          <table:table-cell office:value-type="string" calcext:value-type="string">
            <text:p>AF=BAF+VAF</text:p>
          </table:table-cell>
          <table:table-cell office:value-type="string" calcext:value-type="string">
            <text:p>frBD</text:p>
          </table:table-cell>
          <table:table-cell table:style-name="ce67" office:value-type="string" calcext:value-type="string">
            <text:p>AF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VAF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float" office:value="1995" calcext:value-type="float">
            <text:p>1995</text:p>
          </table:table-cell>
          <table:table-cell table:style-name="ce50" office:value-type="float" office:value="139.3" calcext:value-type="float">
            <text:p>139</text:p>
          </table:table-cell>
          <table:table-cell table:number-columns-repeated="2"/>
          <table:table-cell table:style-name="ce57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1996" calcext:value-type="float">
            <text:p>1996</text:p>
          </table:table-cell>
          <table:table-cell table:style-name="ce50" office:value-type="float" office:value="179" calcext:value-type="float">
            <text:p>179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office:value-type="float" office:value="1997" calcext:value-type="float">
            <text:p>1997</text:p>
          </table:table-cell>
          <table:table-cell table:style-name="ce50" office:value-type="float" office:value="225.4" calcext:value-type="float">
            <text:p>225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office:value-type="float" office:value="1998" calcext:value-type="float">
            <text:p>1998</text:p>
          </table:table-cell>
          <table:table-cell table:style-name="ce50" office:value-type="float" office:value="269.3" calcext:value-type="float">
            <text:p>269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office:value-type="float" office:value="1999" calcext:value-type="float">
            <text:p>1999</text:p>
          </table:table-cell>
          <table:table-cell table:style-name="ce50" office:value-type="float" office:value="286" calcext:value-type="float">
            <text:p>286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50" office:value-type="float" office:value="281.2" calcext:value-type="float">
            <text:p>281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office:value-type="float" office:value="2001" calcext:value-type="float">
            <text:p>2001</text:p>
          </table:table-cell>
          <table:table-cell table:style-name="ce50" office:value-type="float" office:value="284.5" calcext:value-type="float">
            <text:p>285</text:p>
          </table:table-cell>
          <table:table-cell table:number-columns-repeated="2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office:value-type="float" office:value="2002" calcext:value-type="float">
            <text:p>2002</text:p>
          </table:table-cell>
          <table:table-cell table:style-name="ce50" office:value-type="float" office:value="293.6" calcext:value-type="float">
            <text:p>294</text:p>
          </table:table-cell>
          <table:table-cell/>
          <table:table-cell table:style-name="ce55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office:value-type="float" office:value="2003" calcext:value-type="float">
            <text:p>2003</text:p>
          </table:table-cell>
          <table:table-cell table:style-name="ce50" office:value-type="float" office:value="310.6" calcext:value-type="float">
            <text:p>311</text:p>
          </table:table-cell>
          <table:table-cell/>
          <table:table-cell table:style-name="ce55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table:number-columns-repeated="2"/>
          <table:table-cell office:value-type="float" office:value="2004" calcext:value-type="float">
            <text:p>2004</text:p>
          </table:table-cell>
          <table:table-cell table:style-name="ce50" office:value-type="float" office:value="332.9" calcext:value-type="float">
            <text:p>333</text:p>
          </table:table-cell>
          <table:table-cell/>
          <table:table-cell table:style-name="ce55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50" office:value-type="float" office:value="369.6" calcext:value-type="float">
            <text:p>370</text:p>
          </table:table-cell>
          <table:table-cell/>
          <table:table-cell table:style-name="ce55"/>
          <table:table-cell table:style-name="ce49" table:number-columns-repeated="2"/>
          <table:table-cell table:number-columns-repeated="2"/>
          <table:table-cell table:style-name="ce49" table:number-columns-repeated="3"/>
          <table:table-cell/>
          <table:table-cell table:style-name="ce49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50" office:value-type="float" office:value="433.2" calcext:value-type="float">
            <text:p>433</text:p>
          </table:table-cell>
          <table:table-cell table:style-name="ce53" office:value-type="float" office:value="124.5" calcext:value-type="float">
            <text:p>124.5</text:p>
          </table:table-cell>
          <table:table-cell table:style-name="ce56" table:formula="of:=[.D13]/[.$D$13]" office:value-type="float" office:value="1" calcext:value-type="float">
            <text:p>1.000</text:p>
          </table:table-cell>
          <table:table-cell table:style-name="ce59" table:number-columns-repeated="2"/>
          <table:table-cell/>
          <table:table-cell table:style-name="ce59"/>
          <table:table-cell table:formula="of:=[.F13]/(1.01)^[.A13]" office:value-type="float" office:value="1" calcext:value-type="float">
            <text:p>1.000</text:p>
          </table:table-cell>
          <table:table-cell table:formula="of:=[.E13]/[.$E$13]" office:value-type="float" office:value="1" calcext:value-type="float">
            <text:p>1.000</text:p>
          </table:table-cell>
          <table:table-cell table:formula="of:=[.K13]-[.L13]" office:value-type="float" office:value="0" calcext:value-type="float">
            <text:p>0.0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50" office:value-type="float" office:value="522" calcext:value-type="float">
            <text:p>522</text:p>
          </table:table-cell>
          <table:table-cell table:style-name="ce53" office:value-type="float" office:value="128.01" calcext:value-type="float">
            <text:p>128.01</text:p>
          </table:table-cell>
          <table:table-cell table:style-name="ce56" table:formula="of:=[.D14]/[.$D$13]" office:value-type="float" office:value="1.20498614958449" calcext:value-type="float">
            <text:p>1.205</text:p>
          </table:table-cell>
          <table:table-cell table:style-name="ce59" table:formula="of:=[.F14]/[.F13]" office:value-type="float" office:value="1.20498614958449" calcext:value-type="float">
            <text:p>1.205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14]/[.H14]" office:value-type="float" office:value="1.19305559364801" calcext:value-type="float">
            <text:p>1.193</text:p>
          </table:table-cell>
          <table:table-cell table:style-name="ce59"/>
          <table:table-cell table:formula="of:=[.F14]/(1.01)^[.A14]" office:value-type="float" office:value="1.19305559364801" calcext:value-type="float">
            <text:p>1.193</text:p>
          </table:table-cell>
          <table:table-cell table:formula="of:=[.E14]/[.$E$13]" office:value-type="float" office:value="1.02819277108434" calcext:value-type="float">
            <text:p>1.028</text:p>
          </table:table-cell>
          <table:table-cell table:formula="of:=[.K14]-[.L14]" office:value-type="float" office:value="0.16486282256367" calcext:value-type="float">
            <text:p>0.1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50" office:value-type="float" office:value="623.2" calcext:value-type="float">
            <text:p>623</text:p>
          </table:table-cell>
          <table:table-cell table:style-name="ce53" office:value-type="float" office:value="141.9" calcext:value-type="float">
            <text:p>141.9</text:p>
          </table:table-cell>
          <table:table-cell table:style-name="ce56" table:formula="of:=[.D15]/[.$D$13]" office:value-type="float" office:value="1.43859649122807" calcext:value-type="float">
            <text:p>1.439</text:p>
          </table:table-cell>
          <table:table-cell table:style-name="ce59" table:formula="of:=[.F15]/[.F14]" office:value-type="float" office:value="1.19386973180077" calcext:value-type="float">
            <text:p>1.194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15]/[.H15]" office:value-type="float" office:value="1.1820492394067" calcext:value-type="float">
            <text:p>1.182</text:p>
          </table:table-cell>
          <table:table-cell table:style-name="ce59"/>
          <table:table-cell table:formula="of:=[.F15]/(1.01)^[.A15]" office:value-type="float" office:value="1.41025045704154" calcext:value-type="float">
            <text:p>1.410</text:p>
          </table:table-cell>
          <table:table-cell table:formula="of:=[.E15]/[.$E$13]" office:value-type="float" office:value="1.13975903614458" calcext:value-type="float">
            <text:p>1.140</text:p>
          </table:table-cell>
          <table:table-cell table:formula="of:=[.K15]-[.L15]" office:value-type="float" office:value="0.27049142089696" calcext:value-type="float">
            <text:p>0.27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50" office:value-type="float" office:value="595.5" calcext:value-type="float">
            <text:p>596</text:p>
          </table:table-cell>
          <table:table-cell table:style-name="ce53" office:value-type="float" office:value="130.5" calcext:value-type="float">
            <text:p>130.5</text:p>
          </table:table-cell>
          <table:table-cell table:style-name="ce56" table:formula="of:=[.D16]/[.$D$13]" office:value-type="float" office:value="1.37465373961219" calcext:value-type="float">
            <text:p>1.375</text:p>
          </table:table-cell>
          <table:table-cell table:style-name="ce59" table:formula="of:=[.F16]/[.F15]" office:value-type="float" office:value="0.955551989730424" calcext:value-type="float">
            <text:p>0.956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16]/[.H16]" office:value-type="float" office:value="0.946091078941013" calcext:value-type="float">
            <text:p>0.946</text:p>
          </table:table-cell>
          <table:table-cell table:style-name="ce59"/>
          <table:table-cell table:formula="of:=[.F16]/(1.01)^[.A16]" office:value-type="float" office:value="1.33422537647948" calcext:value-type="float">
            <text:p>1.334</text:p>
          </table:table-cell>
          <table:table-cell table:formula="of:=[.E16]/[.$E$13]" office:value-type="float" office:value="1.04819277108434" calcext:value-type="float">
            <text:p>1.048</text:p>
          </table:table-cell>
          <table:table-cell table:formula="of:=[.K16]-[.L16]" office:value-type="float" office:value="0.28603260539514" calcext:value-type="float">
            <text:p>0.28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50" office:value-type="float" office:value="575.8" calcext:value-type="float">
            <text:p>576</text:p>
          </table:table-cell>
          <table:table-cell table:style-name="ce53" office:value-type="float" office:value="130.5" calcext:value-type="float">
            <text:p>130.5</text:p>
          </table:table-cell>
          <table:table-cell table:style-name="ce56" table:formula="of:=[.D17]/[.$D$13]" office:value-type="float" office:value="1.32917820867959" calcext:value-type="float">
            <text:p>1.329</text:p>
          </table:table-cell>
          <table:table-cell table:style-name="ce59" table:formula="of:=[.F17]/[.F16]" office:value-type="float" office:value="0.966918555835432" calcext:value-type="float">
            <text:p>0.967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17]/[.H17]" office:value-type="float" office:value="0.957345104787557" calcext:value-type="float">
            <text:p>0.957</text:p>
          </table:table-cell>
          <table:table-cell table:style-name="ce59"/>
          <table:table-cell table:formula="of:=[.F17]/(1.01)^[.A17]" office:value-type="float" office:value="1.27731413285597" calcext:value-type="float">
            <text:p>1.277</text:p>
          </table:table-cell>
          <table:table-cell table:formula="of:=[.E17]/[.$E$13]" office:value-type="float" office:value="1.04819277108434" calcext:value-type="float">
            <text:p>1.048</text:p>
          </table:table-cell>
          <table:table-cell table:formula="of:=[.K17]-[.L17]" office:value-type="float" office:value="0.22912136177163" calcext:value-type="float">
            <text:p>0.22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50" office:value-type="float" office:value="592.5" calcext:value-type="float">
            <text:p>593</text:p>
          </table:table-cell>
          <table:table-cell table:style-name="ce53" office:value-type="float" office:value="130.5" calcext:value-type="float">
            <text:p>130.5</text:p>
          </table:table-cell>
          <table:table-cell table:style-name="ce56" table:formula="of:=[.D18]/[.$D$13]" office:value-type="float" office:value="1.36772853185596" calcext:value-type="float">
            <text:p>1.368</text:p>
          </table:table-cell>
          <table:table-cell table:style-name="ce59" table:formula="of:=[.F18]/[.F17]" office:value-type="float" office:value="1.02900312608545" calcext:value-type="float">
            <text:p>1.029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18]/[.H18]" office:value-type="float" office:value="1.01881497632222" calcext:value-type="float">
            <text:p>1.019</text:p>
          </table:table-cell>
          <table:table-cell table:style-name="ce59"/>
          <table:table-cell table:formula="of:=[.F18]/(1.01)^[.A18]" office:value-type="float" office:value="1.3013467680217" calcext:value-type="float">
            <text:p>1.301</text:p>
          </table:table-cell>
          <table:table-cell table:formula="of:=[.E18]/[.$E$13]" office:value-type="float" office:value="1.04819277108434" calcext:value-type="float">
            <text:p>1.048</text:p>
          </table:table-cell>
          <table:table-cell table:formula="of:=[.K18]-[.L18]" office:value-type="float" office:value="0.25315399693736" calcext:value-type="float">
            <text:p>0.25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50" office:value-type="float" office:value="615.1" calcext:value-type="float">
            <text:p>615</text:p>
          </table:table-cell>
          <table:table-cell table:style-name="ce53" office:value-type="float" office:value="130.5" calcext:value-type="float">
            <text:p>130.5</text:p>
          </table:table-cell>
          <table:table-cell table:style-name="ce56" table:formula="of:=[.D19]/[.$D$13]" office:value-type="float" office:value="1.41989843028624" calcext:value-type="float">
            <text:p>1.420</text:p>
          </table:table-cell>
          <table:table-cell table:style-name="ce59" table:formula="of:=[.F19]/[.F18]" office:value-type="float" office:value="1.03814345991561" calcext:value-type="float">
            <text:p>1.038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19]/[.H19]" office:value-type="float" office:value="1.02786481179764" calcext:value-type="float">
            <text:p>1.028</text:p>
          </table:table-cell>
          <table:table-cell table:style-name="ce59"/>
          <table:table-cell table:formula="of:=[.F19]/(1.01)^[.A19]" office:value-type="float" office:value="1.33760855079608" calcext:value-type="float">
            <text:p>1.338</text:p>
          </table:table-cell>
          <table:table-cell table:formula="of:=[.E19]/[.$E$13]" office:value-type="float" office:value="1.04819277108434" calcext:value-type="float">
            <text:p>1.048</text:p>
          </table:table-cell>
          <table:table-cell table:formula="of:=[.K19]-[.L19]" office:value-type="float" office:value="0.28941577971174" calcext:value-type="float">
            <text:p>0.28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50" office:value-type="float" office:value="646.3" calcext:value-type="float">
            <text:p>646</text:p>
          </table:table-cell>
          <table:table-cell table:style-name="ce53" office:value-type="float" office:value="130.5" calcext:value-type="float">
            <text:p>130.5</text:p>
          </table:table-cell>
          <table:table-cell table:style-name="ce56" table:formula="of:=[.D20]/[.$D$13]" office:value-type="float" office:value="1.49192059095106" calcext:value-type="float">
            <text:p>1.492</text:p>
          </table:table-cell>
          <table:table-cell table:style-name="ce59" table:formula="of:=[.F20]/[.F19]" office:value-type="float" office:value="1.05072345960006" calcext:value-type="float">
            <text:p>1.051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20]/[.H20]" office:value-type="float" office:value="1.04032025702977" calcext:value-type="float">
            <text:p>1.040</text:p>
          </table:table-cell>
          <table:table-cell table:style-name="ce59"/>
          <table:table-cell table:formula="of:=[.F20]/(1.01)^[.A20]" office:value-type="float" office:value="1.39154127136939" calcext:value-type="float">
            <text:p>1.392</text:p>
          </table:table-cell>
          <table:table-cell table:formula="of:=[.E20]/[.$E$13]" office:value-type="float" office:value="1.04819277108434" calcext:value-type="float">
            <text:p>1.048</text:p>
          </table:table-cell>
          <table:table-cell table:formula="of:=[.K20]-[.L20]" office:value-type="float" office:value="0.34334850028505" calcext:value-type="float">
            <text:p>0.34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50" office:value-type="float" office:value="677.4" calcext:value-type="float">
            <text:p>677</text:p>
          </table:table-cell>
          <table:table-cell table:style-name="ce53" office:value-type="float" office:value="130.5" calcext:value-type="float">
            <text:p>130.5</text:p>
          </table:table-cell>
          <table:table-cell table:style-name="ce56" table:formula="of:=[.D21]/[.$D$13]" office:value-type="float" office:value="1.56371191135734" calcext:value-type="float">
            <text:p>1.564</text:p>
          </table:table-cell>
          <table:table-cell table:style-name="ce59" table:formula="of:=[.F21]/[.F20]" office:value-type="float" office:value="1.04812006807984" calcext:value-type="float">
            <text:p>1.048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21]/[.H21]" office:value-type="float" office:value="1.03774264166321" calcext:value-type="float">
            <text:p>1.038</text:p>
          </table:table-cell>
          <table:table-cell table:style-name="ce59"/>
          <table:table-cell table:formula="of:=[.F21]/(1.01)^[.A21]" office:value-type="float" office:value="1.44406171493425" calcext:value-type="float">
            <text:p>1.444</text:p>
          </table:table-cell>
          <table:table-cell table:formula="of:=[.E21]/[.$E$13]" office:value-type="float" office:value="1.04819277108434" calcext:value-type="float">
            <text:p>1.048</text:p>
          </table:table-cell>
          <table:table-cell table:formula="of:=[.K21]-[.L21]" office:value-type="float" office:value="0.39586894384991" calcext:value-type="float">
            <text:p>0.39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50" office:value-type="float" office:value="714.1" calcext:value-type="float">
            <text:p>714</text:p>
          </table:table-cell>
          <table:table-cell table:style-name="ce53" office:value-type="float" office:value="130.5" calcext:value-type="float">
            <text:p>130.5</text:p>
          </table:table-cell>
          <table:table-cell table:style-name="ce56" table:formula="of:=[.D22]/[.$D$13]" office:value-type="float" office:value="1.64843028624192" calcext:value-type="float">
            <text:p>1.648</text:p>
          </table:table-cell>
          <table:table-cell table:style-name="ce59" table:formula="of:=[.F22]/[.F21]" office:value-type="float" office:value="1.05417773841157" calcext:value-type="float">
            <text:p>1.054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22]/[.H22]" office:value-type="float" office:value="1.04374033506096" calcext:value-type="float">
            <text:p>1.044</text:p>
          </table:table-cell>
          <table:table-cell table:style-name="ce59"/>
          <table:table-cell table:formula="of:=[.F22]/(1.01)^[.A22]" office:value-type="float" office:value="1.50722545819419" calcext:value-type="float">
            <text:p>1.507</text:p>
          </table:table-cell>
          <table:table-cell table:formula="of:=[.E22]/[.$E$13]" office:value-type="float" office:value="1.04819277108434" calcext:value-type="float">
            <text:p>1.048</text:p>
          </table:table-cell>
          <table:table-cell table:formula="of:=[.K22]-[.L22]" office:value-type="float" office:value="0.45903268710985" calcext:value-type="float">
            <text:p>0.45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50" office:value-type="float" office:value="774" calcext:value-type="float">
            <text:p>774</text:p>
          </table:table-cell>
          <table:table-cell table:style-name="ce53" office:value-type="float" office:value="130.5" calcext:value-type="float">
            <text:p>130.5</text:p>
          </table:table-cell>
          <table:table-cell table:style-name="ce56" table:formula="of:=[.D23]/[.$D$13]" office:value-type="float" office:value="1.78670360110803" calcext:value-type="float">
            <text:p>1.787</text:p>
          </table:table-cell>
          <table:table-cell table:style-name="ce59" table:formula="of:=[.F23]/[.F22]" office:value-type="float" office:value="1.08388180927041" calcext:value-type="float">
            <text:p>1.084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23]/[.H23]" office:value-type="float" office:value="1.07315030620833" calcext:value-type="float">
            <text:p>1.073</text:p>
          </table:table-cell>
          <table:table-cell table:style-name="ce59"/>
          <table:table-cell table:formula="of:=[.F23]/(1.01)^[.A23]" office:value-type="float" office:value="1.61747946198608" calcext:value-type="float">
            <text:p>1.617</text:p>
          </table:table-cell>
          <table:table-cell table:formula="of:=[.E23]/[.$E$13]" office:value-type="float" office:value="1.04819277108434" calcext:value-type="float">
            <text:p>1.048</text:p>
          </table:table-cell>
          <table:table-cell table:formula="of:=[.K23]-[.L23]" office:value-type="float" office:value="0.56928669090174" calcext:value-type="float">
            <text:p>0.56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50" office:value-type="float" office:value="840.4" calcext:value-type="float">
            <text:p>840</text:p>
          </table:table-cell>
          <table:table-cell table:style-name="ce53" office:value-type="float" office:value="130.5" calcext:value-type="float">
            <text:p>130.5</text:p>
          </table:table-cell>
          <table:table-cell table:style-name="ce56" table:formula="of:=[.D24]/[.$D$13]" office:value-type="float" office:value="1.93998153277932" calcext:value-type="float">
            <text:p>1.940</text:p>
          </table:table-cell>
          <table:table-cell table:style-name="ce59" table:formula="of:=[.F24]/[.F23]" office:value-type="float" office:value="1.08578811369509" calcext:value-type="float">
            <text:p>1.086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24]/[.H24]" office:value-type="float" office:value="1.07503773633177" calcext:value-type="float">
            <text:p>1.075</text:p>
          </table:table-cell>
          <table:table-cell table:style-name="ce59"/>
          <table:table-cell table:formula="of:=[.F24]/(1.01)^[.A24]" office:value-type="float" office:value="1.73885145937665" calcext:value-type="float">
            <text:p>1.739</text:p>
          </table:table-cell>
          <table:table-cell table:formula="of:=[.E24]/[.$E$13]" office:value-type="float" office:value="1.04819277108434" calcext:value-type="float">
            <text:p>1.048</text:p>
          </table:table-cell>
          <table:table-cell table:formula="of:=[.K24]-[.L24]" office:value-type="float" office:value="0.69065868829231" calcext:value-type="float">
            <text:p>0.69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51" office:value-type="float" office:value="915.2" calcext:value-type="float">
            <text:p>915</text:p>
          </table:table-cell>
          <table:table-cell table:style-name="ce53" office:value-type="float" office:value="132.5" calcext:value-type="float">
            <text:p>132.5</text:p>
          </table:table-cell>
          <table:table-cell table:style-name="ce56" table:formula="of:=[.D25]/[.$D$13]" office:value-type="float" office:value="2.11265004616805" calcext:value-type="float">
            <text:p>2.113</text:p>
          </table:table-cell>
          <table:table-cell table:style-name="ce59" table:formula="of:=[.F25]/[.F24]" office:value-type="float" office:value="1.08900523560209" calcext:value-type="float">
            <text:p>1.089</text:p>
          </table:table-cell>
          <table:table-cell table:style-name="ce60" office:value-type="float" office:value="1.01" calcext:value-type="float">
            <text:p>1.010</text:p>
          </table:table-cell>
          <table:table-cell table:style-name="ce60" table:formula="of:=[.G25]/[.H25]" office:value-type="float" office:value="1.07822300554663" calcext:value-type="float">
            <text:p>1.078</text:p>
          </table:table-cell>
          <table:table-cell table:style-name="ce59"/>
          <table:table-cell table:formula="of:=[.F25]/(1.01)^[.A25]" office:value-type="float" office:value="1.87486964672823" calcext:value-type="float">
            <text:p>1.875</text:p>
          </table:table-cell>
          <table:table-cell table:formula="of:=[.E25]/[.$E$13]" office:value-type="float" office:value="1.06425702811245" calcext:value-type="float">
            <text:p>1.064</text:p>
          </table:table-cell>
          <table:table-cell table:formula="of:=[.K25]-[.L25]" office:value-type="float" office:value="0.81061261861578" calcext:value-type="float">
            <text:p>0.81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5"/>
          <table:table-cell office:value-type="string" calcext:value-type="string">
            <text:p>2019*</text:p>
          </table:table-cell>
          <table:table-cell table:style-name="ce51" office:value-type="float" office:value="983.8" calcext:value-type="float">
            <text:p>984</text:p>
          </table:table-cell>
          <table:table-cell table:style-name="ce54" office:value-type="float" office:value="134.2" calcext:value-type="float">
            <text:p>134.2</text:p>
          </table:table-cell>
          <table:table-cell table:style-name="ce56" table:formula="of:=[.D26]/[.$D$13]" office:value-type="float" office:value="2.27100646352724" calcext:value-type="float">
            <text:p>2.271</text:p>
          </table:table-cell>
          <table:table-cell table:style-name="ce59" table:formula="of:=[.F26]/[.F25]" office:value-type="float" office:value="1.07495629370629" calcext:value-type="float">
            <text:p>1.075</text:p>
          </table:table-cell>
          <table:table-cell table:style-name="ce60" office:value-type="float" office:value="1.01" calcext:value-type="float">
            <text:p>1.010</text:p>
          </table:table-cell>
          <table:table-cell table:style-name="ce60" table:formula="of:=[.G26]/[.H26]" office:value-type="float" office:value="1.06431316208544" calcext:value-type="float">
            <text:p>1.064</text:p>
          </table:table-cell>
          <table:table-cell table:style-name="ce49"/>
          <table:table-cell table:formula="of:=[.F26]/(1.01)^[.A26]" office:value-type="float" office:value="1.99544844220733" calcext:value-type="float">
            <text:p>1.995</text:p>
          </table:table-cell>
          <table:table-cell table:formula="of:=[.E26]/[.$E$13]" office:value-type="float" office:value="1.07791164658635" calcext:value-type="float">
            <text:p>1.078</text:p>
          </table:table-cell>
          <table:table-cell table:formula="of:=[.K26]-[.L26]" office:value-type="float" office:value="0.91753679562098" calcext:value-type="float">
            <text:p>0.918</text:p>
          </table:table-cell>
          <table:table-cell table:style-name="ce60" table:formula="of:=1+[.$A$2]*[.M26]" office:value-type="float" office:value="1.0917536795621" calcext:value-type="float">
            <text:p>1.09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020*</text:p>
          </table:table-cell>
          <table:table-cell table:style-name="ce51" office:value-type="float" office:value="1047" calcext:value-type="float">
            <text:p>1047</text:p>
          </table:table-cell>
          <table:table-cell/>
          <table:table-cell table:style-name="ce56" table:formula="of:=[.D27]/[.$D$13]" office:value-type="float" office:value="2.41689750692521" calcext:value-type="float">
            <text:p>2.417</text:p>
          </table:table-cell>
          <table:table-cell table:style-name="ce59" table:formula="of:=[.F27]/[.F26]" office:value-type="float" office:value="1.06424069932913" calcext:value-type="float">
            <text:p>1.064</text:p>
          </table:table-cell>
          <table:table-cell table:style-name="ce60" office:value-type="float" office:value="1.01" calcext:value-type="float">
            <text:p>1.010</text:p>
          </table:table-cell>
          <table:table-cell table:style-name="ce60" table:formula="of:=[.G27]/[.H27]" office:value-type="float" office:value="1.05370366270211" calcext:value-type="float">
            <text:p>1.054</text:p>
          </table:table-cell>
          <table:table-cell table:style-name="ce60" table:formula="of:=AVERAGE([.I25:.I27])" office:value-type="float" office:value="1.06541327677806" calcext:value-type="float">
            <text:p>1.065</text:p>
          </table:table-cell>
          <table:table-cell table:style-name="ce60" table:formula="of:=[.F27]/(1.01)^[.A27]" office:value-type="float" office:value="2.10261133228709" calcext:value-type="float">
            <text:p>2.103</text:p>
          </table:table-cell>
          <table:table-cell table:style-name="ce23" table:formula="of:=[.L26]*[.O27]" office:value-type="float" office:value="1.24732373928394" calcext:value-type="float">
            <text:p>1.247</text:p>
          </table:table-cell>
          <table:table-cell table:style-name="ce23" table:formula="of:=[.K27]-[.L27]" office:value-type="float" office:value="0.855287593003155" calcext:value-type="float">
            <text:p>0.855</text:p>
          </table:table-cell>
          <table:table-cell table:style-name="ce60" table:formula="of:=1+[.$A$2]*[.M27]" office:value-type="float" office:value="1.08552875930032" calcext:value-type="float">
            <text:p>1.086</text:p>
          </table:table-cell>
          <table:table-cell table:style-name="ce60" table:formula="of:=([.J27]-1)+([.N26]-1)+1" office:value-type="float" office:value="1.15716695634016" calcext:value-type="float">
            <text:p>1.157</text:p>
          </table:table-cell>
          <table:table-cell table:style-name="ce66" table:formula="of:=[.E26]*[.O27]" office:value-type="float" office:value="155.291805540849" calcext:value-type="float">
            <text:p>155.3</text:p>
          </table:table-cell>
          <table:table-cell table:style-name="ce67" table:formula="of:=([.P27]-[.E26])*19.6" office:value-type="float" office:value="413.399388600645" calcext:value-type="float">
            <text:p>413.4</text:p>
          </table:table-cell>
          <table:table-cell table:style-name="ce67" table:formula="of:=([.J27]-1)/([.O27]-1)*[.Q27]" office:value-type="float" office:value="172.057850174867" calcext:value-type="float">
            <text:p>172.1</text:p>
          </table:table-cell>
          <table:table-cell table:style-name="ce67" table:formula="of:=([.N26]-1)/([.O27]-1)*[.Q27]" office:value-type="float" office:value="241.341538425777" calcext:value-type="float">
            <text:p>241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28]/[.D27]" office:value-type="float" office:value="1.06007640878701" calcext:value-type="float">
            <text:p>1.06007640878701</text:p>
          </table:table-cell>
          <table:table-cell office:value-type="string" calcext:value-type="string">
            <text:p>2021*</text:p>
          </table:table-cell>
          <table:table-cell table:style-name="ce51" office:value-type="float" office:value="1109.9" calcext:value-type="float">
            <text:p>1110</text:p>
          </table:table-cell>
          <table:table-cell/>
          <table:table-cell table:style-name="ce56" table:formula="of:=[.D28]/[.$D$13]" office:value-type="float" office:value="2.56209602954755" calcext:value-type="float">
            <text:p>2.562</text:p>
          </table:table-cell>
          <table:table-cell table:style-name="ce59" table:formula="of:=[.F28]/[.F27]" office:value-type="float" office:value="1.06007640878701" calcext:value-type="float">
            <text:p>1.060</text:p>
          </table:table-cell>
          <table:table-cell table:style-name="ce60" office:value-type="float" office:value="1.01" calcext:value-type="float">
            <text:p>1.010</text:p>
          </table:table-cell>
          <table:table-cell table:style-name="ce60" table:formula="of:=[.G28]/[.H28]" office:value-type="float" office:value="1.04958060275942" calcext:value-type="float">
            <text:p>1.050</text:p>
          </table:table-cell>
          <table:table-cell table:style-name="ce60" table:formula="of:=AVERAGE([.I26:.I28])" office:value-type="float" office:value="1.05586580918232" calcext:value-type="float">
            <text:p>1.056</text:p>
          </table:table-cell>
          <table:table-cell table:style-name="ce60" table:formula="of:=[.F28]/(1.01)^[.A28]" office:value-type="float" office:value="2.20686006951066" calcext:value-type="float">
            <text:p>2.207</text:p>
          </table:table-cell>
          <table:table-cell table:style-name="ce23" table:formula="of:=[.P28]/[.$E$13]" office:value-type="float" office:value="1.42368854115813" calcext:value-type="float">
            <text:p>1.424</text:p>
          </table:table-cell>
          <table:table-cell table:style-name="ce23" table:formula="of:=[.K28]-[.L28]" office:value-type="float" office:value="0.783171528352532" calcext:value-type="float">
            <text:p>0.783</text:p>
          </table:table-cell>
          <table:table-cell table:style-name="ce60" table:formula="of:=1+[.$A$2]*[.M28]" office:value-type="float" office:value="1.07831715283525" calcext:value-type="float">
            <text:p>1.078</text:p>
          </table:table-cell>
          <table:table-cell table:style-name="ce60" table:formula="of:=([.J28]-1)+([.N27]-1)+1" office:value-type="float" office:value="1.14139456848264" calcext:value-type="float">
            <text:p>1.141</text:p>
          </table:table-cell>
          <table:table-cell table:style-name="ce66" table:formula="of:=[.P27]*[.O28]" office:value-type="float" office:value="177.249223374187" calcext:value-type="float">
            <text:p>177.2</text:p>
          </table:table-cell>
          <table:table-cell table:style-name="ce67" table:formula="of:=([.P28]-[.P27])*19.6" office:value-type="float" office:value="430.36538953342" calcext:value-type="float">
            <text:p>430.4</text:p>
          </table:table-cell>
          <table:table-cell table:style-name="ce67" table:formula="of:=([.J28]-1)/([.O28]-1)*[.Q28]" office:value-type="float" office:value="170.039846568092" calcext:value-type="float">
            <text:p>170.0</text:p>
          </table:table-cell>
          <table:table-cell table:style-name="ce67" table:formula="of:=([.N27]-1)/([.O28]-1)*[.Q28]" office:value-type="float" office:value="260.325542965328" calcext:value-type="float">
            <text:p>26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22*</text:p>
          </table:table-cell>
          <table:table-cell table:style-name="ce52" table:formula="of:=[.D28]*[.B29]" office:value-type="float" office:value="1165.395" calcext:value-type="float">
            <text:p>1165</text:p>
          </table:table-cell>
          <table:table-cell/>
          <table:table-cell table:style-name="ce56" table:formula="of:=[.D29]/[.$D$13]" office:value-type="float" office:value="2.69020083102493" calcext:value-type="float">
            <text:p>2.690</text:p>
          </table:table-cell>
          <table:table-cell table:style-name="ce59" table:formula="of:=[.F29]/[.F28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29]/[.H29]" office:value-type="float" office:value="1.03960396039604" calcext:value-type="float">
            <text:p>1.040</text:p>
          </table:table-cell>
          <table:table-cell table:style-name="ce21" table:formula="of:=AVERAGE([.I27:.I29])" office:value-type="float" office:value="1.04762940861919" calcext:value-type="float">
            <text:p>1.048</text:p>
          </table:table-cell>
          <table:table-cell table:style-name="ce21" table:formula="of:=[.F29]/(1.01)^[.A29]" office:value-type="float" office:value="2.29426046830316" calcext:value-type="float">
            <text:p>2.294</text:p>
          </table:table-cell>
          <table:table-cell table:style-name="ce23" table:formula="of:=[.P29]/[.$E$13]" office:value-type="float" office:value="1.60299721749909" calcext:value-type="float">
            <text:p>1.603</text:p>
          </table:table-cell>
          <table:table-cell table:style-name="ce23" table:formula="of:=[.K29]-[.L29]" office:value-type="float" office:value="0.691263250804074" calcext:value-type="float">
            <text:p>0.691</text:p>
          </table:table-cell>
          <table:table-cell table:style-name="ce60" table:formula="of:=1+[.$A$2]*[.M29]" office:value-type="float" office:value="1.06912632508041" calcext:value-type="float">
            <text:p>1.069</text:p>
          </table:table-cell>
          <table:table-cell table:style-name="ce60" table:formula="of:=([.J29]-1)+([.N28]-1)+1" office:value-type="float" office:value="1.12594656145444" calcext:value-type="float">
            <text:p>1.126</text:p>
          </table:table-cell>
          <table:table-cell table:style-name="ce66" table:formula="of:=[.P28]*[.O29]" office:value-type="float" office:value="199.573153578636" calcext:value-type="float">
            <text:p>199.6</text:p>
          </table:table-cell>
          <table:table-cell table:style-name="ce67" table:formula="of:=([.P29]-[.P28])*19.6" office:value-type="float" office:value="437.549032007209" calcext:value-type="float">
            <text:p>437.5</text:p>
          </table:table-cell>
          <table:table-cell table:style-name="ce67" table:formula="of:=([.J29]-1)/([.O29]-1)*[.Q29]" office:value-type="float" office:value="165.468603475457" calcext:value-type="float">
            <text:p>165.5</text:p>
          </table:table-cell>
          <table:table-cell table:style-name="ce67" table:formula="of:=([.N28]-1)/([.O29]-1)*[.Q29]" office:value-type="float" office:value="272.080428531753" calcext:value-type="float">
            <text:p>272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23*</text:p>
          </table:table-cell>
          <table:table-cell table:style-name="ce52" table:formula="of:=[.D29]*[.B30]" office:value-type="float" office:value="1223.66475" calcext:value-type="float">
            <text:p>1224</text:p>
          </table:table-cell>
          <table:table-cell/>
          <table:table-cell table:style-name="ce56" table:formula="of:=[.D30]/[.$D$13]" office:value-type="float" office:value="2.82471087257618" calcext:value-type="float">
            <text:p>2.825</text:p>
          </table:table-cell>
          <table:table-cell table:style-name="ce59" table:formula="of:=[.F30]/[.F29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0]/[.H30]" office:value-type="float" office:value="1.03960396039604" calcext:value-type="float">
            <text:p>1.040</text:p>
          </table:table-cell>
          <table:table-cell table:style-name="ce21" table:formula="of:=AVERAGE([.I28:.I30])" office:value-type="float" office:value="1.0429295078505" calcext:value-type="float">
            <text:p>1.043</text:p>
          </table:table-cell>
          <table:table-cell table:style-name="ce21" table:formula="of:=[.F30]/(1.01)^[.A30]" office:value-type="float" office:value="2.38512226902804" calcext:value-type="float">
            <text:p>2.385</text:p>
          </table:table-cell>
          <table:table-cell table:style-name="ce23" table:formula="of:=[.P30]/[.$E$13]" office:value-type="float" office:value="1.78262240589188" calcext:value-type="float">
            <text:p>1.783</text:p>
          </table:table-cell>
          <table:table-cell table:style-name="ce23" table:formula="of:=[.K30]-[.L30]" office:value-type="float" office:value="0.602499863136164" calcext:value-type="float">
            <text:p>0.602</text:p>
          </table:table-cell>
          <table:table-cell table:style-name="ce60" table:formula="of:=1+[.$A$2]*[.M30]" office:value-type="float" office:value="1.06024998631362" calcext:value-type="float">
            <text:p>1.060</text:p>
          </table:table-cell>
          <table:table-cell table:style-name="ce60" table:formula="of:=([.J30]-1)+([.N29]-1)+1" office:value-type="float" office:value="1.11205583293091" calcext:value-type="float">
            <text:p>1.112</text:p>
          </table:table-cell>
          <table:table-cell table:style-name="ce66" table:formula="of:=[.P29]*[.O30]" office:value-type="float" office:value="221.936489533538" calcext:value-type="float">
            <text:p>221.9</text:p>
          </table:table-cell>
          <table:table-cell table:style-name="ce67" table:formula="of:=([.P30]-[.P29])*19.6" office:value-type="float" office:value="438.32138471608" calcext:value-type="float">
            <text:p>438.3</text:p>
          </table:table-cell>
          <table:table-cell table:style-name="ce67" table:formula="of:=([.J30]-1)/([.O30]-1)*[.Q30]" office:value-type="float" office:value="167.924514360742" calcext:value-type="float">
            <text:p>167.9</text:p>
          </table:table-cell>
          <table:table-cell table:style-name="ce67" table:formula="of:=([.N29]-1)/([.O30]-1)*[.Q30]" office:value-type="float" office:value="270.396870355338" calcext:value-type="float">
            <text:p>270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24*</text:p>
          </table:table-cell>
          <table:table-cell table:style-name="ce52" table:formula="of:=[.D30]*[.B31]" office:value-type="float" office:value="1284.8479875" calcext:value-type="float">
            <text:p>1285</text:p>
          </table:table-cell>
          <table:table-cell/>
          <table:table-cell table:style-name="ce56" table:formula="of:=[.D31]/[.$D$13]" office:value-type="float" office:value="2.96594641620499" calcext:value-type="float">
            <text:p>2.966</text:p>
          </table:table-cell>
          <table:table-cell table:style-name="ce59" table:formula="of:=[.F31]/[.F30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1]/[.H31]" office:value-type="float" office:value="1.03960396039604" calcext:value-type="float">
            <text:p>1.040</text:p>
          </table:table-cell>
          <table:table-cell table:style-name="ce21" table:formula="of:=AVERAGE([.I29:.I31])" office:value-type="float" office:value="1.03960396039604" calcext:value-type="float">
            <text:p>1.040</text:p>
          </table:table-cell>
          <table:table-cell table:style-name="ce21" table:formula="of:=[.F31]/(1.01)^[.A31]" office:value-type="float" office:value="2.47958255691034" calcext:value-type="float">
            <text:p>2.480</text:p>
          </table:table-cell>
          <table:table-cell table:style-name="ce23" table:formula="of:=[.P31]/[.$E$13]" office:value-type="float" office:value="1.96062428861324" calcext:value-type="float">
            <text:p>1.961</text:p>
          </table:table-cell>
          <table:table-cell table:style-name="ce23" table:formula="of:=[.K31]-[.L31]" office:value-type="float" office:value="0.518958268297096" calcext:value-type="float">
            <text:p>0.519</text:p>
          </table:table-cell>
          <table:table-cell table:style-name="ce60" table:formula="of:=1+[.$A$2]*[.M31]" office:value-type="float" office:value="1.05189582682971" calcext:value-type="float">
            <text:p>1.052</text:p>
          </table:table-cell>
          <table:table-cell table:style-name="ce60" table:formula="of:=([.J31]-1)+([.N30]-1)+1" office:value-type="float" office:value="1.09985394670966" calcext:value-type="float">
            <text:p>1.100</text:p>
          </table:table-cell>
          <table:table-cell table:style-name="ce66" table:formula="of:=[.P30]*[.O31]" office:value-type="float" office:value="244.097723932349" calcext:value-type="float">
            <text:p>244.1</text:p>
          </table:table-cell>
          <table:table-cell table:style-name="ce67" table:formula="of:=([.P31]-[.P30])*19.6" office:value-type="float" office:value="434.36019421668" calcext:value-type="float">
            <text:p>434.4</text:p>
          </table:table-cell>
          <table:table-cell table:style-name="ce67" table:formula="of:=([.J31]-1)/([.O31]-1)*[.Q31]" office:value-type="float" office:value="172.275453261681" calcext:value-type="float">
            <text:p>172.3</text:p>
          </table:table-cell>
          <table:table-cell table:style-name="ce67" table:formula="of:=([.N30]-1)/([.O31]-1)*[.Q31]" office:value-type="float" office:value="262.084740955" calcext:value-type="float">
            <text:p>262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25*</text:p>
          </table:table-cell>
          <table:table-cell table:style-name="ce52" table:formula="of:=[.D31]*[.B32]" office:value-type="float" office:value="1349.090386875" calcext:value-type="float">
            <text:p>1349</text:p>
          </table:table-cell>
          <table:table-cell/>
          <table:table-cell table:style-name="ce56" table:formula="of:=[.D32]/[.$D$13]" office:value-type="float" office:value="3.11424373701524" calcext:value-type="float">
            <text:p>3.114</text:p>
          </table:table-cell>
          <table:table-cell table:style-name="ce59" table:formula="of:=[.F32]/[.F31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2]/[.H32]" office:value-type="float" office:value="1.03960396039604" calcext:value-type="float">
            <text:p>1.040</text:p>
          </table:table-cell>
          <table:table-cell table:style-name="ce21" table:formula="of:=AVERAGE([.I30:.I32])" office:value-type="float" office:value="1.03960396039604" calcext:value-type="float">
            <text:p>1.040</text:p>
          </table:table-cell>
          <table:table-cell table:style-name="ce21" table:formula="of:=[.F32]/(1.01)^[.A32]" office:value-type="float" office:value="2.57778384629293" calcext:value-type="float">
            <text:p>2.578</text:p>
          </table:table-cell>
          <table:table-cell table:style-name="ce23" table:formula="of:=[.P32]/[.$E$13]" office:value-type="float" office:value="2.14002099385099" calcext:value-type="float">
            <text:p>2.140</text:p>
          </table:table-cell>
          <table:table-cell table:style-name="ce23" table:formula="of:=[.K32]-[.L32]" office:value-type="float" office:value="0.437762852441936" calcext:value-type="float">
            <text:p>0.438</text:p>
          </table:table-cell>
          <table:table-cell table:style-name="ce60" table:formula="of:=1+[.$A$2]*[.M32]" office:value-type="float" office:value="1.04377628524419" calcext:value-type="float">
            <text:p>1.044</text:p>
          </table:table-cell>
          <table:table-cell table:style-name="ce60" table:formula="of:=([.J32]-1)+([.N31]-1)+1" office:value-type="float" office:value="1.09149978722575" calcext:value-type="float">
            <text:p>1.091</text:p>
          </table:table-cell>
          <table:table-cell table:style-name="ce66" table:formula="of:=[.P31]*[.O32]" office:value-type="float" office:value="266.432613734448" calcext:value-type="float">
            <text:p>266.4</text:p>
          </table:table-cell>
          <table:table-cell table:style-name="ce67" table:formula="of:=([.P32]-[.P31])*19.6" office:value-type="float" office:value="437.763840121152" calcext:value-type="float">
            <text:p>437.8</text:p>
          </table:table-cell>
          <table:table-cell table:style-name="ce67" table:formula="of:=([.J32]-1)/([.O32]-1)*[.Q32]" office:value-type="float" office:value="189.477837191051" calcext:value-type="float">
            <text:p>189.5</text:p>
          </table:table-cell>
          <table:table-cell table:style-name="ce67" table:formula="of:=([.N31]-1)/([.O32]-1)*[.Q32]" office:value-type="float" office:value="248.286002930101" calcext:value-type="float">
            <text:p>248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26*</text:p>
          </table:table-cell>
          <table:table-cell table:style-name="ce52" table:formula="of:=[.D32]*[.B33]" office:value-type="float" office:value="1416.54490621875" calcext:value-type="float">
            <text:p>1417</text:p>
          </table:table-cell>
          <table:table-cell/>
          <table:table-cell table:style-name="ce56" table:formula="of:=[.D33]/[.$D$13]" office:value-type="float" office:value="3.269955923866" calcext:value-type="float">
            <text:p>3.270</text:p>
          </table:table-cell>
          <table:table-cell table:style-name="ce59" table:formula="of:=[.F33]/[.F32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3]/[.H33]" office:value-type="float" office:value="1.03960396039604" calcext:value-type="float">
            <text:p>1.040</text:p>
          </table:table-cell>
          <table:table-cell table:style-name="ce21" table:formula="of:=AVERAGE([.I31:.I33])" office:value-type="float" office:value="1.03960396039604" calcext:value-type="float">
            <text:p>1.040</text:p>
          </table:table-cell>
          <table:table-cell table:style-name="ce21" table:formula="of:=[.F33]/(1.01)^[.A33]" office:value-type="float" office:value="2.67987429565106" calcext:value-type="float">
            <text:p>2.680</text:p>
          </table:table-cell>
          <table:table-cell table:style-name="ce23" table:formula="of:=[.P33]/[.$E$13]" office:value-type="float" office:value="2.31845646999354" calcext:value-type="float">
            <text:p>2.318</text:p>
          </table:table-cell>
          <table:table-cell table:style-name="ce23" table:formula="of:=[.K33]-[.L33]" office:value-type="float" office:value="0.36141782565752" calcext:value-type="float">
            <text:p>0.361</text:p>
          </table:table-cell>
          <table:table-cell table:style-name="ce60" table:formula="of:=1+[.$A$2]*[.M33]" office:value-type="float" office:value="1.03614178256575" calcext:value-type="float">
            <text:p>1.036</text:p>
          </table:table-cell>
          <table:table-cell table:style-name="ce60" table:formula="of:=([.J33]-1)+([.N32]-1)+1" office:value-type="float" office:value="1.08338024564023" calcext:value-type="float">
            <text:p>1.083</text:p>
          </table:table-cell>
          <table:table-cell table:style-name="ce66" table:formula="of:=[.P32]*[.O33]" office:value-type="float" office:value="288.647830514196" calcext:value-type="float">
            <text:p>288.6</text:p>
          </table:table-cell>
          <table:table-cell table:style-name="ce67" table:formula="of:=([.P33]-[.P32])*19.6" office:value-type="float" office:value="435.418248883054" calcext:value-type="float">
            <text:p>435.4</text:p>
          </table:table-cell>
          <table:table-cell table:style-name="ce67" table:formula="of:=([.J33]-1)/([.O33]-1)*[.Q33]" office:value-type="float" office:value="206.815018978027" calcext:value-type="float">
            <text:p>206.8</text:p>
          </table:table-cell>
          <table:table-cell table:style-name="ce67" table:formula="of:=([.N32]-1)/([.O33]-1)*[.Q33]" office:value-type="float" office:value="228.603229905027" calcext:value-type="float">
            <text:p>228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27*</text:p>
          </table:table-cell>
          <table:table-cell table:style-name="ce52" table:formula="of:=[.D33]*[.B34]" office:value-type="float" office:value="1487.37215152969" calcext:value-type="float">
            <text:p>1487</text:p>
          </table:table-cell>
          <table:table-cell/>
          <table:table-cell table:style-name="ce56" table:formula="of:=[.D34]/[.$D$13]" office:value-type="float" office:value="3.4334537200593" calcext:value-type="float">
            <text:p>3.433</text:p>
          </table:table-cell>
          <table:table-cell table:style-name="ce59" table:formula="of:=[.F34]/[.F33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4]/[.H34]" office:value-type="float" office:value="1.03960396039604" calcext:value-type="float">
            <text:p>1.040</text:p>
          </table:table-cell>
          <table:table-cell table:style-name="ce21" table:formula="of:=AVERAGE([.I32:.I34])" office:value-type="float" office:value="1.03960396039604" calcext:value-type="float">
            <text:p>1.040</text:p>
          </table:table-cell>
          <table:table-cell table:style-name="ce21" table:formula="of:=[.F34]/(1.01)^[.A34]" office:value-type="float" office:value="2.78600793112239" calcext:value-type="float">
            <text:p>2.786</text:p>
          </table:table-cell>
          <table:table-cell table:style-name="ce23" table:formula="of:=[.P34]/[.$E$13]" office:value-type="float" office:value="2.49406967783777" calcext:value-type="float">
            <text:p>2.494</text:p>
          </table:table-cell>
          <table:table-cell table:style-name="ce23" table:formula="of:=[.K34]-[.L34]" office:value-type="float" office:value="0.291938253284616" calcext:value-type="float">
            <text:p>0.292</text:p>
          </table:table-cell>
          <table:table-cell table:style-name="ce60" table:formula="of:=1+[.$A$2]*[.M34]" office:value-type="float" office:value="1.02919382532846" calcext:value-type="float">
            <text:p>1.029</text:p>
          </table:table-cell>
          <table:table-cell table:style-name="ce60" table:formula="of:=([.J34]-1)+([.N33]-1)+1" office:value-type="float" office:value="1.07574574296179" calcext:value-type="float">
            <text:p>1.076</text:p>
          </table:table-cell>
          <table:table-cell table:style-name="ce66" table:formula="of:=[.P33]*[.O34]" office:value-type="float" office:value="310.511674890803" calcext:value-type="float">
            <text:p>310.5</text:p>
          </table:table-cell>
          <table:table-cell table:style-name="ce67" table:formula="of:=([.P34]-[.P33])*19.6" office:value-type="float" office:value="428.531349781499" calcext:value-type="float">
            <text:p>428.5</text:p>
          </table:table-cell>
          <table:table-cell table:style-name="ce67" table:formula="of:=([.J34]-1)/([.O34]-1)*[.Q34]" office:value-type="float" office:value="224.059306062505" calcext:value-type="float">
            <text:p>224.1</text:p>
          </table:table-cell>
          <table:table-cell table:style-name="ce67" table:formula="of:=([.N33]-1)/([.O34]-1)*[.Q34]" office:value-type="float" office:value="204.472043718994" calcext:value-type="float">
            <text:p>20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28*</text:p>
          </table:table-cell>
          <table:table-cell table:style-name="ce52" table:formula="of:=[.D34]*[.B35]" office:value-type="float" office:value="1561.74075910617" calcext:value-type="float">
            <text:p>1562</text:p>
          </table:table-cell>
          <table:table-cell/>
          <table:table-cell table:style-name="ce56" table:formula="of:=[.D35]/[.$D$13]" office:value-type="float" office:value="3.60512640606226" calcext:value-type="float">
            <text:p>3.605</text:p>
          </table:table-cell>
          <table:table-cell table:style-name="ce59" table:formula="of:=[.F35]/[.F34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5]/[.H35]" office:value-type="float" office:value="1.03960396039604" calcext:value-type="float">
            <text:p>1.040</text:p>
          </table:table-cell>
          <table:table-cell table:style-name="ce21" table:formula="of:=AVERAGE([.I33:.I35])" office:value-type="float" office:value="1.03960396039604" calcext:value-type="float">
            <text:p>1.040</text:p>
          </table:table-cell>
          <table:table-cell table:style-name="ce21" table:formula="of:=[.F35]/(1.01)^[.A35]" office:value-type="float" office:value="2.89634487888961" calcext:value-type="float">
            <text:p>2.896</text:p>
          </table:table-cell>
          <table:table-cell table:style-name="ce23" table:formula="of:=[.P35]/[.$E$13]" office:value-type="float" office:value="2.66565614911563" calcext:value-type="float">
            <text:p>2.666</text:p>
          </table:table-cell>
          <table:table-cell table:style-name="ce23" table:formula="of:=[.K35]-[.L35]" office:value-type="float" office:value="0.23068872977398" calcext:value-type="float">
            <text:p>0.231</text:p>
          </table:table-cell>
          <table:table-cell table:style-name="ce60" table:formula="of:=1+[.$A$2]*[.M35]" office:value-type="float" office:value="1.0230688729774" calcext:value-type="float">
            <text:p>1.023</text:p>
          </table:table-cell>
          <table:table-cell table:style-name="ce60" table:formula="of:=([.J35]-1)+([.N34]-1)+1" office:value-type="float" office:value="1.0687977857245" calcext:value-type="float">
            <text:p>1.069</text:p>
          </table:table-cell>
          <table:table-cell table:style-name="ce66" table:formula="of:=[.P34]*[.O35]" office:value-type="float" office:value="331.874190564896" calcext:value-type="float">
            <text:p>331.9</text:p>
          </table:table-cell>
          <table:table-cell table:style-name="ce67" table:formula="of:=([.P35]-[.P34])*19.6" office:value-type="float" office:value="418.705307212232" calcext:value-type="float">
            <text:p>418.7</text:p>
          </table:table-cell>
          <table:table-cell table:style-name="ce67" table:formula="of:=([.J35]-1)/([.O35]-1)*[.Q35]" office:value-type="float" office:value="241.030844667713" calcext:value-type="float">
            <text:p>241.0</text:p>
          </table:table-cell>
          <table:table-cell table:style-name="ce67" table:formula="of:=([.N34]-1)/([.O35]-1)*[.Q35]" office:value-type="float" office:value="177.674462544519" calcext:value-type="float">
            <text:p>177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29*</text:p>
          </table:table-cell>
          <table:table-cell table:style-name="ce52" table:formula="of:=[.D35]*[.B36]" office:value-type="float" office:value="1639.82779706148" calcext:value-type="float">
            <text:p>1640</text:p>
          </table:table-cell>
          <table:table-cell/>
          <table:table-cell table:style-name="ce56" table:formula="of:=[.D36]/[.$D$13]" office:value-type="float" office:value="3.78538272636538" calcext:value-type="float">
            <text:p>3.785</text:p>
          </table:table-cell>
          <table:table-cell table:style-name="ce59" table:formula="of:=[.F36]/[.F35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6]/[.H36]" office:value-type="float" office:value="1.03960396039604" calcext:value-type="float">
            <text:p>1.040</text:p>
          </table:table-cell>
          <table:table-cell table:style-name="ce21" table:formula="of:=AVERAGE([.I34:.I36])" office:value-type="float" office:value="1.03960396039604" calcext:value-type="float">
            <text:p>1.040</text:p>
          </table:table-cell>
          <table:table-cell table:style-name="ce21" table:formula="of:=[.F36]/(1.01)^[.A36]" office:value-type="float" office:value="3.01105160676643" calcext:value-type="float">
            <text:p>3.011</text:p>
          </table:table-cell>
          <table:table-cell table:style-name="ce23" table:formula="of:=[.P36]/[.$E$13]" office:value-type="float" office:value="2.83272037278004" calcext:value-type="float">
            <text:p>2.833</text:p>
          </table:table-cell>
          <table:table-cell table:style-name="ce23" table:formula="of:=[.K36]-[.L36]" office:value-type="float" office:value="0.178331233986393" calcext:value-type="float">
            <text:p>0.178</text:p>
          </table:table-cell>
          <table:table-cell table:style-name="ce60" table:formula="of:=1+[.$A$2]*[.M36]" office:value-type="float" office:value="1.01783312339864" calcext:value-type="float">
            <text:p>1.018</text:p>
          </table:table-cell>
          <table:table-cell table:style-name="ce60" table:formula="of:=([.J36]-1)+([.N35]-1)+1" office:value-type="float" office:value="1.06267283337344" calcext:value-type="float">
            <text:p>1.063</text:p>
          </table:table-cell>
          <table:table-cell table:style-name="ce66" table:formula="of:=[.P35]*[.O36]" office:value-type="float" office:value="352.673686411115" calcext:value-type="float">
            <text:p>352.7</text:p>
          </table:table-cell>
          <table:table-cell table:style-name="ce67" table:formula="of:=([.P36]-[.P35])*19.6" office:value-type="float" office:value="407.670118585877" calcext:value-type="float">
            <text:p>407.7</text:p>
          </table:table-cell>
          <table:table-cell table:style-name="ce67" table:formula="of:=([.J36]-1)/([.O36]-1)*[.Q36]" office:value-type="float" office:value="257.613233072157" calcext:value-type="float">
            <text:p>257.6</text:p>
          </table:table-cell>
          <table:table-cell table:style-name="ce67" table:formula="of:=([.N35]-1)/([.O36]-1)*[.Q36]" office:value-type="float" office:value="150.05688551372" calcext:value-type="float">
            <text:p>150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30*</text:p>
          </table:table-cell>
          <table:table-cell table:style-name="ce52" table:formula="of:=[.D36]*[.B37]" office:value-type="float" office:value="1721.81918691456" calcext:value-type="float">
            <text:p>1722</text:p>
          </table:table-cell>
          <table:table-cell/>
          <table:table-cell table:style-name="ce56" table:formula="of:=[.D37]/[.$D$13]" office:value-type="float" office:value="3.97465186268365" calcext:value-type="float">
            <text:p>3.975</text:p>
          </table:table-cell>
          <table:table-cell table:style-name="ce59" table:formula="of:=[.F37]/[.F36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7]/[.H37]" office:value-type="float" office:value="1.03960396039604" calcext:value-type="float">
            <text:p>1.040</text:p>
          </table:table-cell>
          <table:table-cell table:style-name="ce21" table:formula="of:=AVERAGE([.I35:.I37])" office:value-type="float" office:value="1.03960396039604" calcext:value-type="float">
            <text:p>1.040</text:p>
          </table:table-cell>
          <table:table-cell table:style-name="ce21" table:formula="of:=[.F37]/(1.01)^[.A37]" office:value-type="float" office:value="3.13030117535124" calcext:value-type="float">
            <text:p>3.130</text:p>
          </table:table-cell>
          <table:table-cell table:style-name="ce23" table:formula="of:=[.P37]/[.$E$13]" office:value-type="float" office:value="2.9954235701983" calcext:value-type="float">
            <text:p>2.995</text:p>
          </table:table-cell>
          <table:table-cell table:style-name="ce23" table:formula="of:=[.K37]-[.L37]" office:value-type="float" office:value="0.134877605152941" calcext:value-type="float">
            <text:p>0.135</text:p>
          </table:table-cell>
          <table:table-cell table:style-name="ce60" table:formula="of:=1+[.$A$2]*[.M37]" office:value-type="float" office:value="1.01348776051529" calcext:value-type="float">
            <text:p>1.013</text:p>
          </table:table-cell>
          <table:table-cell table:style-name="ce60" table:formula="of:=([.J37]-1)+([.N36]-1)+1" office:value-type="float" office:value="1.05743708379468" calcext:value-type="float">
            <text:p>1.057</text:p>
          </table:table-cell>
          <table:table-cell table:style-name="ce66" table:formula="of:=[.P36]*[.O37]" office:value-type="float" office:value="372.930234489688" calcext:value-type="float">
            <text:p>372.9</text:p>
          </table:table-cell>
          <table:table-cell table:style-name="ce67" table:formula="of:=([.P37]-[.P36])*19.6" office:value-type="float" office:value="397.028342340041" calcext:value-type="float">
            <text:p>397.0</text:p>
          </table:table-cell>
          <table:table-cell table:style-name="ce67" table:formula="of:=([.J37]-1)/([.O37]-1)*[.Q37]" office:value-type="float" office:value="273.758584303282" calcext:value-type="float">
            <text:p>273.8</text:p>
          </table:table-cell>
          <table:table-cell table:style-name="ce67" table:formula="of:=([.N36]-1)/([.O37]-1)*[.Q37]" office:value-type="float" office:value="123.26975803676" calcext:value-type="float">
            <text:p>123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31*</text:p>
          </table:table-cell>
          <table:table-cell table:style-name="ce52" table:formula="of:=[.D37]*[.B38]" office:value-type="float" office:value="1807.91014626028" calcext:value-type="float">
            <text:p>1808</text:p>
          </table:table-cell>
          <table:table-cell/>
          <table:table-cell table:style-name="ce56" table:formula="of:=[.D38]/[.$D$13]" office:value-type="float" office:value="4.17338445581783" calcext:value-type="float">
            <text:p>4.173</text:p>
          </table:table-cell>
          <table:table-cell table:style-name="ce59" table:formula="of:=[.F38]/[.F37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8]/[.H38]" office:value-type="float" office:value="1.03960396039604" calcext:value-type="float">
            <text:p>1.040</text:p>
          </table:table-cell>
          <table:table-cell table:style-name="ce21" table:formula="of:=AVERAGE([.I36:.I38])" office:value-type="float" office:value="1.03960396039604" calcext:value-type="float">
            <text:p>1.040</text:p>
          </table:table-cell>
          <table:table-cell table:style-name="ce21" table:formula="of:=[.F38]/(1.01)^[.A38]" office:value-type="float" office:value="3.25427349912753" calcext:value-type="float">
            <text:p>3.254</text:p>
          </table:table-cell>
          <table:table-cell table:style-name="ce23" table:formula="of:=[.P38]/[.$E$13]" office:value-type="float" office:value="3.1544557623985" calcext:value-type="float">
            <text:p>3.154</text:p>
          </table:table-cell>
          <table:table-cell table:style-name="ce23" table:formula="of:=[.K38]-[.L38]" office:value-type="float" office:value="0.0998177367290296" calcext:value-type="float">
            <text:p>0.100</text:p>
          </table:table-cell>
          <table:table-cell table:style-name="ce60" table:formula="of:=1+[.$A$2]*[.M38]" office:value-type="float" office:value="1.0099817736729" calcext:value-type="float">
            <text:p>1.010</text:p>
          </table:table-cell>
          <table:table-cell table:style-name="ce60" table:formula="of:=([.J38]-1)+([.N37]-1)+1" office:value-type="float" office:value="1.05309172091133" calcext:value-type="float">
            <text:p>1.053</text:p>
          </table:table-cell>
          <table:table-cell table:style-name="ce66" table:formula="of:=[.P37]*[.O38]" office:value-type="float" office:value="392.729742418613" calcext:value-type="float">
            <text:p>392.7</text:p>
          </table:table-cell>
          <table:table-cell table:style-name="ce67" table:formula="of:=([.P38]-[.P37])*19.6" office:value-type="float" office:value="388.070355406925" calcext:value-type="float">
            <text:p>388.1</text:p>
          </table:table-cell>
          <table:table-cell table:style-name="ce67" table:formula="of:=([.J38]-1)/([.O38]-1)*[.Q38]" office:value-type="float" office:value="289.482479049421" calcext:value-type="float">
            <text:p>289.5</text:p>
          </table:table-cell>
          <table:table-cell table:style-name="ce67" table:formula="of:=([.N37]-1)/([.O38]-1)*[.Q38]" office:value-type="float" office:value="98.5878763575039" calcext:value-type="float">
            <text:p>98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32*</text:p>
          </table:table-cell>
          <table:table-cell table:style-name="ce52" table:formula="of:=[.D38]*[.B39]" office:value-type="float" office:value="1898.3056535733" calcext:value-type="float">
            <text:p>1898</text:p>
          </table:table-cell>
          <table:table-cell/>
          <table:table-cell table:style-name="ce56" table:formula="of:=[.D39]/[.$D$13]" office:value-type="float" office:value="4.38205367860872" calcext:value-type="float">
            <text:p>4.382</text:p>
          </table:table-cell>
          <table:table-cell table:style-name="ce59" table:formula="of:=[.F39]/[.F38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39]/[.H39]" office:value-type="float" office:value="1.03960396039604" calcext:value-type="float">
            <text:p>1.040</text:p>
          </table:table-cell>
          <table:table-cell table:style-name="ce21" table:formula="of:=AVERAGE([.I37:.I39])" office:value-type="float" office:value="1.03960396039604" calcext:value-type="float">
            <text:p>1.040</text:p>
          </table:table-cell>
          <table:table-cell table:style-name="ce21" table:formula="of:=[.F39]/(1.01)^[.A39]" office:value-type="float" office:value="3.38315561790485" calcext:value-type="float">
            <text:p>3.383</text:p>
          </table:table-cell>
          <table:table-cell table:style-name="ce23" table:formula="of:=[.P39]/[.$E$13]" office:value-type="float" office:value="3.31087176696503" calcext:value-type="float">
            <text:p>3.311</text:p>
          </table:table-cell>
          <table:table-cell table:style-name="ce23" table:formula="of:=[.K39]-[.L39]" office:value-type="float" office:value="0.0722838509398218" calcext:value-type="float">
            <text:p>0.072</text:p>
          </table:table-cell>
          <table:table-cell table:style-name="ce60" table:formula="of:=1+[.$A$2]*[.M39]" office:value-type="float" office:value="1.00722838509398" calcext:value-type="float">
            <text:p>1.007</text:p>
          </table:table-cell>
          <table:table-cell table:style-name="ce60" table:formula="of:=([.J39]-1)+([.N38]-1)+1" office:value-type="float" office:value="1.04958573406894" calcext:value-type="float">
            <text:p>1.050</text:p>
          </table:table-cell>
          <table:table-cell table:style-name="ce66" table:formula="of:=[.P38]*[.O39]" office:value-type="float" office:value="412.203534987147" calcext:value-type="float">
            <text:p>412.2</text:p>
          </table:table-cell>
          <table:table-cell table:style-name="ce67" table:formula="of:=([.P39]-[.P38])*19.6" office:value-type="float" office:value="381.686334343259" calcext:value-type="float">
            <text:p>381.7</text:p>
          </table:table-cell>
          <table:table-cell table:style-name="ce67" table:formula="of:=([.J39]-1)/([.O39]-1)*[.Q39]" office:value-type="float" office:value="304.851602035834" calcext:value-type="float">
            <text:p>304.9</text:p>
          </table:table-cell>
          <table:table-cell table:style-name="ce67" table:formula="of:=([.N38]-1)/([.O39]-1)*[.Q39]" office:value-type="float" office:value="76.8347323074246" calcext:value-type="float">
            <text:p>76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4" office:value-type="float" office:value="1.05" calcext:value-type="float">
            <text:p>1.05</text:p>
          </table:table-cell>
          <table:table-cell office:value-type="string" calcext:value-type="string">
            <text:p>2033*</text:p>
          </table:table-cell>
          <table:table-cell table:style-name="ce52" table:formula="of:=[.D39]*[.B40]" office:value-type="float" office:value="1993.22093625196" calcext:value-type="float">
            <text:p>1993</text:p>
          </table:table-cell>
          <table:table-cell/>
          <table:table-cell table:style-name="ce56" table:formula="of:=[.D40]/[.$D$13]" office:value-type="float" office:value="4.60115636253916" calcext:value-type="float">
            <text:p>4.601</text:p>
          </table:table-cell>
          <table:table-cell table:style-name="ce59" table:formula="of:=[.F40]/[.F39]" office:value-type="float" office:value="1.05" calcext:value-type="float">
            <text:p>1.050</text:p>
          </table:table-cell>
          <table:table-cell table:style-name="ce59" office:value-type="float" office:value="1.01" calcext:value-type="float">
            <text:p>1.010</text:p>
          </table:table-cell>
          <table:table-cell table:formula="of:=[.G40]/[.H40]" office:value-type="float" office:value="1.03960396039604" calcext:value-type="float">
            <text:p>1.040</text:p>
          </table:table-cell>
          <table:table-cell table:style-name="ce21" table:formula="of:=AVERAGE([.I38:.I40])" office:value-type="float" office:value="1.03960396039604" calcext:value-type="float">
            <text:p>1.040</text:p>
          </table:table-cell>
          <table:table-cell table:style-name="ce21" table:formula="of:=[.F40]/(1.01)^[.A40]" office:value-type="float" office:value="3.51714197901" calcext:value-type="float">
            <text:p>3.517</text:p>
          </table:table-cell>
          <table:table-cell table:style-name="ce23" table:formula="of:=[.P40]/[.$E$13]" office:value-type="float" office:value="3.4659276574287" calcext:value-type="float">
            <text:p>3.466</text:p>
          </table:table-cell>
          <table:table-cell table:style-name="ce23" table:formula="of:=[.K40]-[.L40]" office:value-type="float" office:value="0.0512143215812988" calcext:value-type="float">
            <text:p>0.051</text:p>
          </table:table-cell>
          <table:table-cell table:style-name="ce60" table:formula="of:=1+[.$A$2]*[.M40]" office:value-type="float" office:value="1.00512143215813" calcext:value-type="float">
            <text:p>1.005</text:p>
          </table:table-cell>
          <table:table-cell table:style-name="ce60" table:formula="of:=([.J40]-1)+([.N39]-1)+1" office:value-type="float" office:value="1.04683234549002" calcext:value-type="float">
            <text:p>1.047</text:p>
          </table:table-cell>
          <table:table-cell table:style-name="ce66" table:formula="of:=[.P39]*[.O40]" office:value-type="float" office:value="431.507993349873" calcext:value-type="float">
            <text:p>431.5</text:p>
          </table:table-cell>
          <table:table-cell table:style-name="ce67" table:formula="of:=([.P40]-[.P39])*19.6" office:value-type="float" office:value="378.367383909437" calcext:value-type="float">
            <text:p>378.4</text:p>
          </table:table-cell>
          <table:table-cell table:style-name="ce67" table:formula="of:=([.J40]-1)/([.O40]-1)*[.Q40]" office:value-type="float" office:value="319.967892504875" calcext:value-type="float">
            <text:p>320.0</text:p>
          </table:table-cell>
          <table:table-cell table:style-name="ce67" table:formula="of:=([.N39]-1)/([.O40]-1)*[.Q40]" office:value-type="float" office:value="58.3994914045627" calcext:value-type="float">
            <text:p>58.4</text:p>
          </table:table-cell>
        </table:table-row>
        <table:table-row table:style-name="ro1">
          <table:table-cell table:number-columns-repeated="9"/>
          <table:table-cell table:style-name="ce63"/>
          <table:table-cell table:style-name="Default" table:number-columns-repeated="3"/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etai</text:p>
          </table:table-cell>
          <table:table-cell office:value-type="string" calcext:value-type="string">
            <text:p>VDU (EUR)</text:p>
          </table:table-cell>
          <table:table-cell office:value-type="string" calcext:value-type="string">
            <text:p>VDUI</text:p>
          </table:table-cell>
          <table:table-cell office:value-type="string" calcext:value-type="string">
            <text:p>dVDUI</text:p>
          </table:table-cell>
          <table:table-cell office:value-type="string" calcext:value-type="string">
            <text:p>dLP</text:p>
          </table:table-cell>
          <table:table-cell table:style-name="ce59" office:value-type="string" calcext:value-type="string">
            <text:p>rdVDUI</text:p>
          </table:table-cell>
          <table:table-cell table:style-name="ce61" office:value-type="string" calcext:value-type="string">
            <text:p>BAF</text:p>
          </table:table-cell>
          <table:table-cell/>
          <table:table-cell table:style-name="Default" office:value-type="string" calcext:value-type="string">
            <text:p>Meta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VDUI</text:p>
          </table:table-cell>
          <table:table-cell office:value-type="string" calcext:value-type="string">
            <text:p>rBDI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VAF</text:p>
          </table:table-cell>
          <table:table-cell table:number-columns-repeated="4"/>
        </table:table-row>
        <table:table-row table:style-name="ro1">
          <table:table-cell/>
          <table:table-cell table:formula="of:=[.C13]" office:value-type="float" office:value="2006" calcext:value-type="float">
            <text:p>2006</text:p>
          </table:table-cell>
          <table:table-cell table:style-name="ce57" table:formula="of:=[.D13]" office:value-type="float" office:value="433.2" calcext:value-type="float">
            <text:p>433</text:p>
          </table:table-cell>
          <table:table-cell table:style-name="ce59" table:formula="of:=[.F13]" office:value-type="float" office:value="1" calcext:value-type="float">
            <text:p>1.000</text:p>
          </table:table-cell>
          <table:table-cell table:style-name="ce59" table:number-columns-repeated="4"/>
          <table:table-cell/>
          <table:table-cell table:style-name="ce57" table:formula="of:=[.C13]" office:value-type="float" office:value="2006" calcext:value-type="float">
            <text:p>2006</text:p>
          </table:table-cell>
          <table:table-cell table:style-name="ce57" table:formula="of:=[.A13]" office:value-type="float" office:value="0" calcext:value-type="float">
            <text:p>0</text:p>
          </table:table-cell>
          <table:table-cell table:formula="of:=[.K13]" office:value-type="float" office:value="1" calcext:value-type="float">
            <text:p>1.000</text:p>
          </table:table-cell>
          <table:table-cell table:formula="of:=[.L13]" office:value-type="float" office:value="1" calcext:value-type="float">
            <text:p>1.000</text:p>
          </table:table-cell>
          <table:table-cell table:formula="of:=[.M13]" office:value-type="float" office:value="0" calcext:value-type="float">
            <text:p>0.000</text:p>
          </table:table-cell>
          <table:table-cell table:number-columns-repeated="5"/>
        </table:table-row>
        <table:table-row table:style-name="ro1">
          <table:table-cell/>
          <table:table-cell table:formula="of:=[.C14]" office:value-type="float" office:value="2007" calcext:value-type="float">
            <text:p>2007</text:p>
          </table:table-cell>
          <table:table-cell table:style-name="ce57" table:formula="of:=[.D14]" office:value-type="float" office:value="522" calcext:value-type="float">
            <text:p>522</text:p>
          </table:table-cell>
          <table:table-cell table:style-name="ce59" table:formula="of:=[.F14]" office:value-type="float" office:value="1.20498614958449" calcext:value-type="float">
            <text:p>1.205</text:p>
          </table:table-cell>
          <table:table-cell table:style-name="ce59" table:formula="of:=[.G14]" office:value-type="float" office:value="1.20498614958449" calcext:value-type="float">
            <text:p>1.205</text:p>
          </table:table-cell>
          <table:table-cell table:style-name="ce59" table:formula="of:=[.H14]" office:value-type="float" office:value="1.01" calcext:value-type="float">
            <text:p>1.010</text:p>
          </table:table-cell>
          <table:table-cell table:style-name="ce59" table:formula="of:=[.I14]" office:value-type="float" office:value="1.19305559364801" calcext:value-type="float">
            <text:p>1.193</text:p>
          </table:table-cell>
          <table:table-cell table:style-name="ce59"/>
          <table:table-cell/>
          <table:table-cell table:style-name="ce57" table:formula="of:=[.C14]" office:value-type="float" office:value="2007" calcext:value-type="float">
            <text:p>2007</text:p>
          </table:table-cell>
          <table:table-cell table:style-name="ce57" table:formula="of:=[.A14]" office:value-type="float" office:value="1" calcext:value-type="float">
            <text:p>1</text:p>
          </table:table-cell>
          <table:table-cell table:formula="of:=[.K14]" office:value-type="float" office:value="1.19305559364801" calcext:value-type="float">
            <text:p>1.193</text:p>
          </table:table-cell>
          <table:table-cell table:formula="of:=[.L14]" office:value-type="float" office:value="1.02819277108434" calcext:value-type="float">
            <text:p>1.028</text:p>
          </table:table-cell>
          <table:table-cell table:formula="of:=[.M14]" office:value-type="float" office:value="0.16486282256367" calcext:value-type="float">
            <text:p>0.165</text:p>
          </table:table-cell>
          <table:table-cell table:number-columns-repeated="5"/>
        </table:table-row>
        <table:table-row table:style-name="ro1">
          <table:table-cell/>
          <table:table-cell table:formula="of:=[.C15]" office:value-type="float" office:value="2008" calcext:value-type="float">
            <text:p>2008</text:p>
          </table:table-cell>
          <table:table-cell table:style-name="ce57" table:formula="of:=[.D15]" office:value-type="float" office:value="623.2" calcext:value-type="float">
            <text:p>623</text:p>
          </table:table-cell>
          <table:table-cell table:style-name="ce59" table:formula="of:=[.F15]" office:value-type="float" office:value="1.43859649122807" calcext:value-type="float">
            <text:p>1.439</text:p>
          </table:table-cell>
          <table:table-cell table:style-name="ce59" table:formula="of:=[.G15]" office:value-type="float" office:value="1.19386973180077" calcext:value-type="float">
            <text:p>1.194</text:p>
          </table:table-cell>
          <table:table-cell table:style-name="ce59" table:formula="of:=[.H15]" office:value-type="float" office:value="1.01" calcext:value-type="float">
            <text:p>1.010</text:p>
          </table:table-cell>
          <table:table-cell table:style-name="ce59" table:formula="of:=[.I15]" office:value-type="float" office:value="1.1820492394067" calcext:value-type="float">
            <text:p>1.182</text:p>
          </table:table-cell>
          <table:table-cell table:style-name="ce59"/>
          <table:table-cell/>
          <table:table-cell table:style-name="ce57" table:formula="of:=[.C15]" office:value-type="float" office:value="2008" calcext:value-type="float">
            <text:p>2008</text:p>
          </table:table-cell>
          <table:table-cell table:style-name="ce57" table:formula="of:=[.A15]" office:value-type="float" office:value="2" calcext:value-type="float">
            <text:p>2</text:p>
          </table:table-cell>
          <table:table-cell table:formula="of:=[.K15]" office:value-type="float" office:value="1.41025045704154" calcext:value-type="float">
            <text:p>1.410</text:p>
          </table:table-cell>
          <table:table-cell table:formula="of:=[.L15]" office:value-type="float" office:value="1.13975903614458" calcext:value-type="float">
            <text:p>1.140</text:p>
          </table:table-cell>
          <table:table-cell table:formula="of:=[.M15]" office:value-type="float" office:value="0.27049142089696" calcext:value-type="float">
            <text:p>0.270</text:p>
          </table:table-cell>
          <table:table-cell table:number-columns-repeated="5"/>
        </table:table-row>
        <table:table-row table:style-name="ro1">
          <table:table-cell/>
          <table:table-cell table:formula="of:=[.C16]" office:value-type="float" office:value="2009" calcext:value-type="float">
            <text:p>2009</text:p>
          </table:table-cell>
          <table:table-cell table:style-name="ce57" table:formula="of:=[.D16]" office:value-type="float" office:value="595.5" calcext:value-type="float">
            <text:p>596</text:p>
          </table:table-cell>
          <table:table-cell table:style-name="ce59" table:formula="of:=[.F16]" office:value-type="float" office:value="1.37465373961219" calcext:value-type="float">
            <text:p>1.375</text:p>
          </table:table-cell>
          <table:table-cell table:style-name="ce59" table:formula="of:=[.G16]" office:value-type="float" office:value="0.955551989730424" calcext:value-type="float">
            <text:p>0.956</text:p>
          </table:table-cell>
          <table:table-cell table:style-name="ce59" table:formula="of:=[.H16]" office:value-type="float" office:value="1.01" calcext:value-type="float">
            <text:p>1.010</text:p>
          </table:table-cell>
          <table:table-cell table:style-name="ce59" table:formula="of:=[.I16]" office:value-type="float" office:value="0.946091078941013" calcext:value-type="float">
            <text:p>0.946</text:p>
          </table:table-cell>
          <table:table-cell table:style-name="ce59"/>
          <table:table-cell table:style-name="Default"/>
          <table:table-cell table:style-name="ce57" table:formula="of:=[.C16]" office:value-type="float" office:value="2009" calcext:value-type="float">
            <text:p>2009</text:p>
          </table:table-cell>
          <table:table-cell table:style-name="ce57" table:formula="of:=[.A16]" office:value-type="float" office:value="3" calcext:value-type="float">
            <text:p>3</text:p>
          </table:table-cell>
          <table:table-cell table:formula="of:=[.K16]" office:value-type="float" office:value="1.33422537647948" calcext:value-type="float">
            <text:p>1.334</text:p>
          </table:table-cell>
          <table:table-cell table:formula="of:=[.L16]" office:value-type="float" office:value="1.04819277108434" calcext:value-type="float">
            <text:p>1.048</text:p>
          </table:table-cell>
          <table:table-cell table:formula="of:=[.M16]" office:value-type="float" office:value="0.28603260539514" calcext:value-type="float">
            <text:p>0.286</text:p>
          </table:table-cell>
          <table:table-cell table:number-columns-repeated="5"/>
        </table:table-row>
        <table:table-row table:style-name="ro1">
          <table:table-cell/>
          <table:table-cell table:formula="of:=[.C17]" office:value-type="float" office:value="2010" calcext:value-type="float">
            <text:p>2010</text:p>
          </table:table-cell>
          <table:table-cell table:style-name="ce57" table:formula="of:=[.D17]" office:value-type="float" office:value="575.8" calcext:value-type="float">
            <text:p>576</text:p>
          </table:table-cell>
          <table:table-cell table:style-name="ce59" table:formula="of:=[.F17]" office:value-type="float" office:value="1.32917820867959" calcext:value-type="float">
            <text:p>1.329</text:p>
          </table:table-cell>
          <table:table-cell table:style-name="ce59" table:formula="of:=[.G17]" office:value-type="float" office:value="0.966918555835432" calcext:value-type="float">
            <text:p>0.967</text:p>
          </table:table-cell>
          <table:table-cell table:style-name="ce59" table:formula="of:=[.H17]" office:value-type="float" office:value="1.01" calcext:value-type="float">
            <text:p>1.010</text:p>
          </table:table-cell>
          <table:table-cell table:style-name="ce59" table:formula="of:=[.I17]" office:value-type="float" office:value="0.957345104787557" calcext:value-type="float">
            <text:p>0.957</text:p>
          </table:table-cell>
          <table:table-cell table:style-name="ce59"/>
          <table:table-cell table:style-name="Default"/>
          <table:table-cell table:style-name="ce57" table:formula="of:=[.C17]" office:value-type="float" office:value="2010" calcext:value-type="float">
            <text:p>2010</text:p>
          </table:table-cell>
          <table:table-cell table:style-name="ce57" table:formula="of:=[.A17]" office:value-type="float" office:value="4" calcext:value-type="float">
            <text:p>4</text:p>
          </table:table-cell>
          <table:table-cell table:formula="of:=[.K17]" office:value-type="float" office:value="1.27731413285597" calcext:value-type="float">
            <text:p>1.277</text:p>
          </table:table-cell>
          <table:table-cell table:formula="of:=[.L17]" office:value-type="float" office:value="1.04819277108434" calcext:value-type="float">
            <text:p>1.048</text:p>
          </table:table-cell>
          <table:table-cell table:formula="of:=[.M17]" office:value-type="float" office:value="0.22912136177163" calcext:value-type="float">
            <text:p>0.229</text:p>
          </table:table-cell>
          <table:table-cell table:number-columns-repeated="5"/>
        </table:table-row>
        <table:table-row table:style-name="ro1">
          <table:table-cell/>
          <table:table-cell table:formula="of:=[.C18]" office:value-type="float" office:value="2011" calcext:value-type="float">
            <text:p>2011</text:p>
          </table:table-cell>
          <table:table-cell table:style-name="ce57" table:formula="of:=[.D18]" office:value-type="float" office:value="592.5" calcext:value-type="float">
            <text:p>593</text:p>
          </table:table-cell>
          <table:table-cell table:style-name="ce59" table:formula="of:=[.F18]" office:value-type="float" office:value="1.36772853185596" calcext:value-type="float">
            <text:p>1.368</text:p>
          </table:table-cell>
          <table:table-cell table:style-name="ce59" table:formula="of:=[.G18]" office:value-type="float" office:value="1.02900312608545" calcext:value-type="float">
            <text:p>1.029</text:p>
          </table:table-cell>
          <table:table-cell table:style-name="ce59" table:formula="of:=[.H18]" office:value-type="float" office:value="1.01" calcext:value-type="float">
            <text:p>1.010</text:p>
          </table:table-cell>
          <table:table-cell table:style-name="ce59" table:formula="of:=[.I18]" office:value-type="float" office:value="1.01881497632222" calcext:value-type="float">
            <text:p>1.019</text:p>
          </table:table-cell>
          <table:table-cell table:style-name="ce59"/>
          <table:table-cell table:style-name="ce67"/>
          <table:table-cell table:style-name="ce57" table:formula="of:=[.C18]" office:value-type="float" office:value="2011" calcext:value-type="float">
            <text:p>2011</text:p>
          </table:table-cell>
          <table:table-cell table:style-name="ce57" table:formula="of:=[.A18]" office:value-type="float" office:value="5" calcext:value-type="float">
            <text:p>5</text:p>
          </table:table-cell>
          <table:table-cell table:formula="of:=[.K18]" office:value-type="float" office:value="1.3013467680217" calcext:value-type="float">
            <text:p>1.301</text:p>
          </table:table-cell>
          <table:table-cell table:formula="of:=[.L18]" office:value-type="float" office:value="1.04819277108434" calcext:value-type="float">
            <text:p>1.048</text:p>
          </table:table-cell>
          <table:table-cell table:formula="of:=[.M18]" office:value-type="float" office:value="0.25315399693736" calcext:value-type="float">
            <text:p>0.253</text:p>
          </table:table-cell>
          <table:table-cell table:number-columns-repeated="5"/>
        </table:table-row>
        <table:table-row table:style-name="ro1">
          <table:table-cell/>
          <table:table-cell table:formula="of:=[.C19]" office:value-type="float" office:value="2012" calcext:value-type="float">
            <text:p>2012</text:p>
          </table:table-cell>
          <table:table-cell table:style-name="ce57" table:formula="of:=[.D19]" office:value-type="float" office:value="615.1" calcext:value-type="float">
            <text:p>615</text:p>
          </table:table-cell>
          <table:table-cell table:style-name="ce59" table:formula="of:=[.F19]" office:value-type="float" office:value="1.41989843028624" calcext:value-type="float">
            <text:p>1.420</text:p>
          </table:table-cell>
          <table:table-cell table:style-name="ce59" table:formula="of:=[.G19]" office:value-type="float" office:value="1.03814345991561" calcext:value-type="float">
            <text:p>1.038</text:p>
          </table:table-cell>
          <table:table-cell table:style-name="ce59" table:formula="of:=[.H19]" office:value-type="float" office:value="1.01" calcext:value-type="float">
            <text:p>1.010</text:p>
          </table:table-cell>
          <table:table-cell table:style-name="ce59" table:formula="of:=[.I19]" office:value-type="float" office:value="1.02786481179764" calcext:value-type="float">
            <text:p>1.028</text:p>
          </table:table-cell>
          <table:table-cell table:style-name="ce59"/>
          <table:table-cell table:style-name="ce67"/>
          <table:table-cell table:style-name="ce57" table:formula="of:=[.C19]" office:value-type="float" office:value="2012" calcext:value-type="float">
            <text:p>2012</text:p>
          </table:table-cell>
          <table:table-cell table:style-name="ce57" table:formula="of:=[.A19]" office:value-type="float" office:value="6" calcext:value-type="float">
            <text:p>6</text:p>
          </table:table-cell>
          <table:table-cell table:formula="of:=[.K19]" office:value-type="float" office:value="1.33760855079608" calcext:value-type="float">
            <text:p>1.338</text:p>
          </table:table-cell>
          <table:table-cell table:formula="of:=[.L19]" office:value-type="float" office:value="1.04819277108434" calcext:value-type="float">
            <text:p>1.048</text:p>
          </table:table-cell>
          <table:table-cell table:formula="of:=[.M19]" office:value-type="float" office:value="0.28941577971174" calcext:value-type="float">
            <text:p>0.289</text:p>
          </table:table-cell>
          <table:table-cell table:number-columns-repeated="5"/>
        </table:table-row>
        <table:table-row table:style-name="ro1">
          <table:table-cell/>
          <table:table-cell table:formula="of:=[.C20]" office:value-type="float" office:value="2013" calcext:value-type="float">
            <text:p>2013</text:p>
          </table:table-cell>
          <table:table-cell table:style-name="ce57" table:formula="of:=[.D20]" office:value-type="float" office:value="646.3" calcext:value-type="float">
            <text:p>646</text:p>
          </table:table-cell>
          <table:table-cell table:style-name="ce59" table:formula="of:=[.F20]" office:value-type="float" office:value="1.49192059095106" calcext:value-type="float">
            <text:p>1.492</text:p>
          </table:table-cell>
          <table:table-cell table:style-name="ce59" table:formula="of:=[.G20]" office:value-type="float" office:value="1.05072345960006" calcext:value-type="float">
            <text:p>1.051</text:p>
          </table:table-cell>
          <table:table-cell table:style-name="ce59" table:formula="of:=[.H20]" office:value-type="float" office:value="1.01" calcext:value-type="float">
            <text:p>1.010</text:p>
          </table:table-cell>
          <table:table-cell table:style-name="ce59" table:formula="of:=[.I20]" office:value-type="float" office:value="1.04032025702977" calcext:value-type="float">
            <text:p>1.040</text:p>
          </table:table-cell>
          <table:table-cell table:style-name="ce59"/>
          <table:table-cell table:style-name="ce67"/>
          <table:table-cell table:style-name="ce57" table:formula="of:=[.C20]" office:value-type="float" office:value="2013" calcext:value-type="float">
            <text:p>2013</text:p>
          </table:table-cell>
          <table:table-cell table:style-name="ce57" table:formula="of:=[.A20]" office:value-type="float" office:value="7" calcext:value-type="float">
            <text:p>7</text:p>
          </table:table-cell>
          <table:table-cell table:formula="of:=[.K20]" office:value-type="float" office:value="1.39154127136939" calcext:value-type="float">
            <text:p>1.392</text:p>
          </table:table-cell>
          <table:table-cell table:formula="of:=[.L20]" office:value-type="float" office:value="1.04819277108434" calcext:value-type="float">
            <text:p>1.048</text:p>
          </table:table-cell>
          <table:table-cell table:formula="of:=[.M20]" office:value-type="float" office:value="0.34334850028505" calcext:value-type="float">
            <text:p>0.343</text:p>
          </table:table-cell>
          <table:table-cell/>
          <table:table-cell table:style-name="ce59"/>
          <table:table-cell table:number-columns-repeated="3"/>
        </table:table-row>
        <table:table-row table:style-name="ro1">
          <table:table-cell/>
          <table:table-cell table:formula="of:=[.C21]" office:value-type="float" office:value="2014" calcext:value-type="float">
            <text:p>2014</text:p>
          </table:table-cell>
          <table:table-cell table:style-name="ce57" table:formula="of:=[.D21]" office:value-type="float" office:value="677.4" calcext:value-type="float">
            <text:p>677</text:p>
          </table:table-cell>
          <table:table-cell table:style-name="ce59" table:formula="of:=[.F21]" office:value-type="float" office:value="1.56371191135734" calcext:value-type="float">
            <text:p>1.564</text:p>
          </table:table-cell>
          <table:table-cell table:style-name="ce59" table:formula="of:=[.G21]" office:value-type="float" office:value="1.04812006807984" calcext:value-type="float">
            <text:p>1.048</text:p>
          </table:table-cell>
          <table:table-cell table:style-name="ce59" table:formula="of:=[.H21]" office:value-type="float" office:value="1.01" calcext:value-type="float">
            <text:p>1.010</text:p>
          </table:table-cell>
          <table:table-cell table:style-name="ce59" table:formula="of:=[.I21]" office:value-type="float" office:value="1.03774264166321" calcext:value-type="float">
            <text:p>1.038</text:p>
          </table:table-cell>
          <table:table-cell table:style-name="ce59"/>
          <table:table-cell table:style-name="ce67"/>
          <table:table-cell table:style-name="ce57" table:formula="of:=[.C21]" office:value-type="float" office:value="2014" calcext:value-type="float">
            <text:p>2014</text:p>
          </table:table-cell>
          <table:table-cell table:style-name="ce57" table:formula="of:=[.A21]" office:value-type="float" office:value="8" calcext:value-type="float">
            <text:p>8</text:p>
          </table:table-cell>
          <table:table-cell table:formula="of:=[.K21]" office:value-type="float" office:value="1.44406171493425" calcext:value-type="float">
            <text:p>1.444</text:p>
          </table:table-cell>
          <table:table-cell table:formula="of:=[.L21]" office:value-type="float" office:value="1.04819277108434" calcext:value-type="float">
            <text:p>1.048</text:p>
          </table:table-cell>
          <table:table-cell table:formula="of:=[.M21]" office:value-type="float" office:value="0.39586894384991" calcext:value-type="float">
            <text:p>0.396</text:p>
          </table:table-cell>
          <table:table-cell/>
          <table:table-cell table:style-name="ce59"/>
          <table:table-cell table:number-columns-repeated="3"/>
        </table:table-row>
        <table:table-row table:style-name="ro1">
          <table:table-cell/>
          <table:table-cell table:formula="of:=[.C22]" office:value-type="float" office:value="2015" calcext:value-type="float">
            <text:p>2015</text:p>
          </table:table-cell>
          <table:table-cell table:style-name="ce57" table:formula="of:=[.D22]" office:value-type="float" office:value="714.1" calcext:value-type="float">
            <text:p>714</text:p>
          </table:table-cell>
          <table:table-cell table:style-name="ce59" table:formula="of:=[.F22]" office:value-type="float" office:value="1.64843028624192" calcext:value-type="float">
            <text:p>1.648</text:p>
          </table:table-cell>
          <table:table-cell table:style-name="ce59" table:formula="of:=[.G22]" office:value-type="float" office:value="1.05417773841157" calcext:value-type="float">
            <text:p>1.054</text:p>
          </table:table-cell>
          <table:table-cell table:style-name="ce59" table:formula="of:=[.H22]" office:value-type="float" office:value="1.01" calcext:value-type="float">
            <text:p>1.010</text:p>
          </table:table-cell>
          <table:table-cell table:style-name="ce59" table:formula="of:=[.I22]" office:value-type="float" office:value="1.04374033506096" calcext:value-type="float">
            <text:p>1.044</text:p>
          </table:table-cell>
          <table:table-cell table:style-name="ce59"/>
          <table:table-cell table:style-name="ce67"/>
          <table:table-cell table:style-name="ce57" table:formula="of:=[.C22]" office:value-type="float" office:value="2015" calcext:value-type="float">
            <text:p>2015</text:p>
          </table:table-cell>
          <table:table-cell table:style-name="ce57" table:formula="of:=[.A22]" office:value-type="float" office:value="9" calcext:value-type="float">
            <text:p>9</text:p>
          </table:table-cell>
          <table:table-cell table:formula="of:=[.K22]" office:value-type="float" office:value="1.50722545819419" calcext:value-type="float">
            <text:p>1.507</text:p>
          </table:table-cell>
          <table:table-cell table:formula="of:=[.L22]" office:value-type="float" office:value="1.04819277108434" calcext:value-type="float">
            <text:p>1.048</text:p>
          </table:table-cell>
          <table:table-cell table:formula="of:=[.M22]" office:value-type="float" office:value="0.45903268710985" calcext:value-type="float">
            <text:p>0.459</text:p>
          </table:table-cell>
          <table:table-cell table:number-columns-repeated="5"/>
        </table:table-row>
        <table:table-row table:style-name="ro1">
          <table:table-cell/>
          <table:table-cell table:formula="of:=[.C23]" office:value-type="float" office:value="2016" calcext:value-type="float">
            <text:p>2016</text:p>
          </table:table-cell>
          <table:table-cell table:style-name="ce57" table:formula="of:=[.D23]" office:value-type="float" office:value="774" calcext:value-type="float">
            <text:p>774</text:p>
          </table:table-cell>
          <table:table-cell table:style-name="ce59" table:formula="of:=[.F23]" office:value-type="float" office:value="1.78670360110803" calcext:value-type="float">
            <text:p>1.787</text:p>
          </table:table-cell>
          <table:table-cell table:style-name="ce59" table:formula="of:=[.G23]" office:value-type="float" office:value="1.08388180927041" calcext:value-type="float">
            <text:p>1.084</text:p>
          </table:table-cell>
          <table:table-cell table:style-name="ce59" table:formula="of:=[.H23]" office:value-type="float" office:value="1.01" calcext:value-type="float">
            <text:p>1.010</text:p>
          </table:table-cell>
          <table:table-cell table:style-name="ce59" table:formula="of:=[.I23]" office:value-type="float" office:value="1.07315030620833" calcext:value-type="float">
            <text:p>1.073</text:p>
          </table:table-cell>
          <table:table-cell table:style-name="ce59"/>
          <table:table-cell table:style-name="ce67"/>
          <table:table-cell table:style-name="ce57" table:formula="of:=[.C23]" office:value-type="float" office:value="2016" calcext:value-type="float">
            <text:p>2016</text:p>
          </table:table-cell>
          <table:table-cell table:style-name="ce57" table:formula="of:=[.A23]" office:value-type="float" office:value="10" calcext:value-type="float">
            <text:p>10</text:p>
          </table:table-cell>
          <table:table-cell table:formula="of:=[.K23]" office:value-type="float" office:value="1.61747946198608" calcext:value-type="float">
            <text:p>1.617</text:p>
          </table:table-cell>
          <table:table-cell table:formula="of:=[.L23]" office:value-type="float" office:value="1.04819277108434" calcext:value-type="float">
            <text:p>1.048</text:p>
          </table:table-cell>
          <table:table-cell table:formula="of:=[.M23]" office:value-type="float" office:value="0.56928669090174" calcext:value-type="float">
            <text:p>0.569</text:p>
          </table:table-cell>
          <table:table-cell/>
          <table:table-cell table:style-name="ce59"/>
          <table:table-cell table:number-columns-repeated="3"/>
        </table:table-row>
        <table:table-row table:style-name="ro1">
          <table:table-cell/>
          <table:table-cell table:formula="of:=[.C24]" office:value-type="float" office:value="2017" calcext:value-type="float">
            <text:p>2017</text:p>
          </table:table-cell>
          <table:table-cell table:style-name="ce57" table:formula="of:=[.D24]" office:value-type="float" office:value="840.4" calcext:value-type="float">
            <text:p>840</text:p>
          </table:table-cell>
          <table:table-cell table:style-name="ce59" table:formula="of:=[.F24]" office:value-type="float" office:value="1.93998153277932" calcext:value-type="float">
            <text:p>1.940</text:p>
          </table:table-cell>
          <table:table-cell table:style-name="ce59" table:formula="of:=[.G24]" office:value-type="float" office:value="1.08578811369509" calcext:value-type="float">
            <text:p>1.086</text:p>
          </table:table-cell>
          <table:table-cell table:style-name="ce59" table:formula="of:=[.H24]" office:value-type="float" office:value="1.01" calcext:value-type="float">
            <text:p>1.010</text:p>
          </table:table-cell>
          <table:table-cell table:style-name="ce59" table:formula="of:=[.I24]" office:value-type="float" office:value="1.07503773633177" calcext:value-type="float">
            <text:p>1.075</text:p>
          </table:table-cell>
          <table:table-cell table:style-name="ce59"/>
          <table:table-cell table:style-name="ce67"/>
          <table:table-cell table:style-name="ce57" table:formula="of:=[.C24]" office:value-type="float" office:value="2017" calcext:value-type="float">
            <text:p>2017</text:p>
          </table:table-cell>
          <table:table-cell table:style-name="ce57" table:formula="of:=[.A24]" office:value-type="float" office:value="11" calcext:value-type="float">
            <text:p>11</text:p>
          </table:table-cell>
          <table:table-cell table:formula="of:=[.K24]" office:value-type="float" office:value="1.73885145937665" calcext:value-type="float">
            <text:p>1.739</text:p>
          </table:table-cell>
          <table:table-cell table:formula="of:=[.L24]" office:value-type="float" office:value="1.04819277108434" calcext:value-type="float">
            <text:p>1.048</text:p>
          </table:table-cell>
          <table:table-cell table:formula="of:=[.M24]" office:value-type="float" office:value="0.69065868829231" calcext:value-type="float">
            <text:p>0.691</text:p>
          </table:table-cell>
          <table:table-cell table:number-columns-repeated="5"/>
        </table:table-row>
        <table:table-row table:style-name="ro1">
          <table:table-cell/>
          <table:table-cell table:formula="of:=[.C25]" office:value-type="float" office:value="2018" calcext:value-type="float">
            <text:p>2018</text:p>
          </table:table-cell>
          <table:table-cell table:style-name="ce57" table:formula="of:=[.D25]" office:value-type="float" office:value="915.2" calcext:value-type="float">
            <text:p>915</text:p>
          </table:table-cell>
          <table:table-cell table:style-name="ce59" table:formula="of:=[.F25]" office:value-type="float" office:value="2.11265004616805" calcext:value-type="float">
            <text:p>2.113</text:p>
          </table:table-cell>
          <table:table-cell table:style-name="ce59" table:formula="of:=[.G25]" office:value-type="float" office:value="1.08900523560209" calcext:value-type="float">
            <text:p>1.089</text:p>
          </table:table-cell>
          <table:table-cell table:style-name="ce59" table:formula="of:=[.H25]" office:value-type="float" office:value="1.01" calcext:value-type="float">
            <text:p>1.010</text:p>
          </table:table-cell>
          <table:table-cell table:style-name="ce59" table:formula="of:=[.I25]" office:value-type="float" office:value="1.07822300554663" calcext:value-type="float">
            <text:p>1.078</text:p>
          </table:table-cell>
          <table:table-cell table:style-name="ce59"/>
          <table:table-cell table:style-name="ce67"/>
          <table:table-cell table:style-name="ce57" table:formula="of:=[.C25]" office:value-type="float" office:value="2018" calcext:value-type="float">
            <text:p>2018</text:p>
          </table:table-cell>
          <table:table-cell table:style-name="ce57" table:formula="of:=[.A25]" office:value-type="float" office:value="12" calcext:value-type="float">
            <text:p>12</text:p>
          </table:table-cell>
          <table:table-cell table:formula="of:=[.K25]" office:value-type="float" office:value="1.87486964672823" calcext:value-type="float">
            <text:p>1.875</text:p>
          </table:table-cell>
          <table:table-cell table:formula="of:=[.L25]" office:value-type="float" office:value="1.06425702811245" calcext:value-type="float">
            <text:p>1.064</text:p>
          </table:table-cell>
          <table:table-cell table:formula="of:=[.M25]" office:value-type="float" office:value="0.81061261861578" calcext:value-type="float">
            <text:p>0.811</text:p>
          </table:table-cell>
          <table:table-cell table:number-columns-repeated="5"/>
        </table:table-row>
        <table:table-row table:style-name="ro1">
          <table:table-cell/>
          <table:table-cell table:formula="of:=[.C26]" office:value-type="string" office:string-value="2019*" calcext:value-type="string">
            <text:p>2019*</text:p>
          </table:table-cell>
          <table:table-cell table:style-name="ce57" table:formula="of:=[.D26]" office:value-type="float" office:value="983.8" calcext:value-type="float">
            <text:p>984</text:p>
          </table:table-cell>
          <table:table-cell table:style-name="ce59" table:formula="of:=[.F26]" office:value-type="float" office:value="2.27100646352724" calcext:value-type="float">
            <text:p>2.271</text:p>
          </table:table-cell>
          <table:table-cell table:style-name="ce59" table:formula="of:=[.G26]" office:value-type="float" office:value="1.07495629370629" calcext:value-type="float">
            <text:p>1.075</text:p>
          </table:table-cell>
          <table:table-cell table:style-name="ce59" table:formula="of:=[.H26]" office:value-type="float" office:value="1.01" calcext:value-type="float">
            <text:p>1.010</text:p>
          </table:table-cell>
          <table:table-cell table:style-name="ce59" table:formula="of:=[.I26]" office:value-type="float" office:value="1.06431316208544" calcext:value-type="float">
            <text:p>1.064</text:p>
          </table:table-cell>
          <table:table-cell table:style-name="ce59"/>
          <table:table-cell table:style-name="ce67"/>
          <table:table-cell table:style-name="ce57" table:formula="of:=[.C26]" office:value-type="string" office:string-value="2019*" calcext:value-type="string">
            <text:p>2019*</text:p>
          </table:table-cell>
          <table:table-cell table:style-name="ce57" table:formula="of:=[.A26]" office:value-type="float" office:value="13" calcext:value-type="float">
            <text:p>13</text:p>
          </table:table-cell>
          <table:table-cell table:formula="of:=[.K26]" office:value-type="float" office:value="1.99544844220733" calcext:value-type="float">
            <text:p>1.995</text:p>
          </table:table-cell>
          <table:table-cell table:formula="of:=[.L26]" office:value-type="float" office:value="1.07791164658635" calcext:value-type="float">
            <text:p>1.078</text:p>
          </table:table-cell>
          <table:table-cell table:formula="of:=[.M26]" office:value-type="float" office:value="0.91753679562098" calcext:value-type="float">
            <text:p>0.918</text:p>
          </table:table-cell>
          <table:table-cell table:formula="of:=[.N26]" office:value-type="float" office:value="1.0917536795621" calcext:value-type="float">
            <text:p>1.092</text:p>
          </table:table-cell>
          <table:table-cell table:number-columns-repeated="4"/>
        </table:table-row>
        <table:table-row table:style-name="ro1">
          <table:table-cell/>
          <table:table-cell table:formula="of:=[.C27]" office:value-type="string" office:string-value="2020*" calcext:value-type="string">
            <text:p>2020*</text:p>
          </table:table-cell>
          <table:table-cell table:style-name="ce57" table:formula="of:=[.D27]" office:value-type="float" office:value="1047" calcext:value-type="float">
            <text:p>1047</text:p>
          </table:table-cell>
          <table:table-cell table:style-name="ce59" table:formula="of:=[.F27]" office:value-type="float" office:value="2.41689750692521" calcext:value-type="float">
            <text:p>2.417</text:p>
          </table:table-cell>
          <table:table-cell table:style-name="ce59" table:formula="of:=[.G27]" office:value-type="float" office:value="1.06424069932913" calcext:value-type="float">
            <text:p>1.064</text:p>
          </table:table-cell>
          <table:table-cell table:style-name="ce59" table:formula="of:=[.H27]" office:value-type="float" office:value="1.01" calcext:value-type="float">
            <text:p>1.010</text:p>
          </table:table-cell>
          <table:table-cell table:style-name="ce59" table:formula="of:=[.I27]" office:value-type="float" office:value="1.05370366270211" calcext:value-type="float">
            <text:p>1.054</text:p>
          </table:table-cell>
          <table:table-cell table:style-name="ce59" table:formula="of:=[.J27]" office:value-type="float" office:value="1.06541327677806" calcext:value-type="float">
            <text:p>1.065</text:p>
          </table:table-cell>
          <table:table-cell table:style-name="ce67"/>
          <table:table-cell table:style-name="ce57" table:formula="of:=[.C27]" office:value-type="string" office:string-value="2020*" calcext:value-type="string">
            <text:p>2020*</text:p>
          </table:table-cell>
          <table:table-cell table:style-name="ce57" table:formula="of:=[.A27]" office:value-type="float" office:value="14" calcext:value-type="float">
            <text:p>14</text:p>
          </table:table-cell>
          <table:table-cell table:formula="of:=[.K27]" office:value-type="float" office:value="2.10261133228709" calcext:value-type="float">
            <text:p>2.103</text:p>
          </table:table-cell>
          <table:table-cell table:formula="of:=[.L27]" office:value-type="float" office:value="1.24732373928394" calcext:value-type="float">
            <text:p>1.247</text:p>
          </table:table-cell>
          <table:table-cell table:formula="of:=[.M27]" office:value-type="float" office:value="0.855287593003155" calcext:value-type="float">
            <text:p>0.855</text:p>
          </table:table-cell>
          <table:table-cell table:formula="of:=[.N27]" office:value-type="float" office:value="1.08552875930032" calcext:value-type="float">
            <text:p>1.086</text:p>
          </table:table-cell>
          <table:table-cell table:number-columns-repeated="4"/>
        </table:table-row>
        <table:table-row table:style-name="ro1">
          <table:table-cell/>
          <table:table-cell table:formula="of:=[.C28]" office:value-type="string" office:string-value="2021*" calcext:value-type="string">
            <text:p>2021*</text:p>
          </table:table-cell>
          <table:table-cell table:style-name="ce57" table:formula="of:=[.D28]" office:value-type="float" office:value="1109.9" calcext:value-type="float">
            <text:p>1110</text:p>
          </table:table-cell>
          <table:table-cell table:style-name="ce59" table:formula="of:=[.F28]" office:value-type="float" office:value="2.56209602954755" calcext:value-type="float">
            <text:p>2.562</text:p>
          </table:table-cell>
          <table:table-cell table:style-name="ce59" table:formula="of:=[.G28]" office:value-type="float" office:value="1.06007640878701" calcext:value-type="float">
            <text:p>1.060</text:p>
          </table:table-cell>
          <table:table-cell table:style-name="ce59" table:formula="of:=[.H28]" office:value-type="float" office:value="1.01" calcext:value-type="float">
            <text:p>1.010</text:p>
          </table:table-cell>
          <table:table-cell table:style-name="ce59" table:formula="of:=[.I28]" office:value-type="float" office:value="1.04958060275942" calcext:value-type="float">
            <text:p>1.050</text:p>
          </table:table-cell>
          <table:table-cell table:style-name="ce59" table:formula="of:=[.J28]" office:value-type="float" office:value="1.05586580918232" calcext:value-type="float">
            <text:p>1.056</text:p>
          </table:table-cell>
          <table:table-cell table:style-name="ce67"/>
          <table:table-cell table:style-name="ce57" table:formula="of:=[.C28]" office:value-type="string" office:string-value="2021*" calcext:value-type="string">
            <text:p>2021*</text:p>
          </table:table-cell>
          <table:table-cell table:style-name="ce57" table:formula="of:=[.A28]" office:value-type="float" office:value="15" calcext:value-type="float">
            <text:p>15</text:p>
          </table:table-cell>
          <table:table-cell table:formula="of:=[.K28]" office:value-type="float" office:value="2.20686006951066" calcext:value-type="float">
            <text:p>2.207</text:p>
          </table:table-cell>
          <table:table-cell table:formula="of:=[.L28]" office:value-type="float" office:value="1.42368854115813" calcext:value-type="float">
            <text:p>1.424</text:p>
          </table:table-cell>
          <table:table-cell table:formula="of:=[.M28]" office:value-type="float" office:value="0.783171528352532" calcext:value-type="float">
            <text:p>0.783</text:p>
          </table:table-cell>
          <table:table-cell table:formula="of:=[.N28]" office:value-type="float" office:value="1.07831715283525" calcext:value-type="float">
            <text:p>1.07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7"/>
          <table:table-cell table:style-name="ce59" table:number-columns-repeated="2"/>
          <table:table-cell table:style-name="ce67" table:number-columns-repeated="3"/>
          <table:table-cell table:style-name="ce57" table:formula="of:=[.C29]" office:value-type="string" office:string-value="2022*" calcext:value-type="string">
            <text:p>2022*</text:p>
          </table:table-cell>
          <table:table-cell table:style-name="ce57" table:formula="of:=[.A29]" office:value-type="float" office:value="16" calcext:value-type="float">
            <text:p>16</text:p>
          </table:table-cell>
          <table:table-cell table:formula="of:=[.K29]" office:value-type="float" office:value="2.29426046830316" calcext:value-type="float">
            <text:p>2.294</text:p>
          </table:table-cell>
          <table:table-cell table:formula="of:=[.L29]" office:value-type="float" office:value="1.60299721749909" calcext:value-type="float">
            <text:p>1.603</text:p>
          </table:table-cell>
          <table:table-cell table:formula="of:=[.M29]" office:value-type="float" office:value="0.691263250804074" calcext:value-type="float">
            <text:p>0.691</text:p>
          </table:table-cell>
          <table:table-cell table:formula="of:=[.N29]" office:value-type="float" office:value="1.06912632508041" calcext:value-type="float">
            <text:p>1.06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9" table:number-columns-repeated="3"/>
          <table:table-cell table:style-name="ce67" table:number-columns-repeated="3"/>
          <table:table-cell table:style-name="ce57" table:formula="of:=[.C30]" office:value-type="string" office:string-value="2023*" calcext:value-type="string">
            <text:p>2023*</text:p>
          </table:table-cell>
          <table:table-cell table:style-name="ce57" table:formula="of:=[.A30]" office:value-type="float" office:value="17" calcext:value-type="float">
            <text:p>17</text:p>
          </table:table-cell>
          <table:table-cell table:formula="of:=[.K30]" office:value-type="float" office:value="2.38512226902804" calcext:value-type="float">
            <text:p>2.385</text:p>
          </table:table-cell>
          <table:table-cell table:formula="of:=[.L30]" office:value-type="float" office:value="1.78262240589188" calcext:value-type="float">
            <text:p>1.783</text:p>
          </table:table-cell>
          <table:table-cell table:formula="of:=[.M30]" office:value-type="float" office:value="0.602499863136164" calcext:value-type="float">
            <text:p>0.602</text:p>
          </table:table-cell>
          <table:table-cell table:formula="of:=[.N30]" office:value-type="float" office:value="1.06024998631362" calcext:value-type="float">
            <text:p>1.06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9" table:number-columns-repeated="3"/>
          <table:table-cell table:style-name="ce67" table:number-columns-repeated="3"/>
          <table:table-cell table:style-name="ce57" table:formula="of:=[.C31]" office:value-type="string" office:string-value="2024*" calcext:value-type="string">
            <text:p>2024*</text:p>
          </table:table-cell>
          <table:table-cell table:style-name="ce57" table:formula="of:=[.A31]" office:value-type="float" office:value="18" calcext:value-type="float">
            <text:p>18</text:p>
          </table:table-cell>
          <table:table-cell table:formula="of:=[.K31]" office:value-type="float" office:value="2.47958255691034" calcext:value-type="float">
            <text:p>2.480</text:p>
          </table:table-cell>
          <table:table-cell table:formula="of:=[.L31]" office:value-type="float" office:value="1.96062428861324" calcext:value-type="float">
            <text:p>1.961</text:p>
          </table:table-cell>
          <table:table-cell table:formula="of:=[.M31]" office:value-type="float" office:value="0.518958268297096" calcext:value-type="float">
            <text:p>0.519</text:p>
          </table:table-cell>
          <table:table-cell table:formula="of:=[.N31]" office:value-type="float" office:value="1.05189582682971" calcext:value-type="float">
            <text:p>1.05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2"/>
          <table:table-cell table:style-name="ce67" table:number-columns-repeated="3"/>
          <table:table-cell table:style-name="ce57" table:formula="of:=[.C32]" office:value-type="string" office:string-value="2025*" calcext:value-type="string">
            <text:p>2025*</text:p>
          </table:table-cell>
          <table:table-cell table:style-name="ce57" table:formula="of:=[.A32]" office:value-type="float" office:value="19" calcext:value-type="float">
            <text:p>19</text:p>
          </table:table-cell>
          <table:table-cell table:formula="of:=[.K32]" office:value-type="float" office:value="2.57778384629293" calcext:value-type="float">
            <text:p>2.578</text:p>
          </table:table-cell>
          <table:table-cell table:formula="of:=[.L32]" office:value-type="float" office:value="2.14002099385099" calcext:value-type="float">
            <text:p>2.140</text:p>
          </table:table-cell>
          <table:table-cell table:formula="of:=[.M32]" office:value-type="float" office:value="0.437762852441936" calcext:value-type="float">
            <text:p>0.438</text:p>
          </table:table-cell>
          <table:table-cell table:formula="of:=[.N32]" office:value-type="float" office:value="1.04377628524419" calcext:value-type="float">
            <text:p>1.04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4"/>
          <table:table-cell/>
          <table:table-cell table:style-name="ce57" table:formula="of:=[.C33]" office:value-type="string" office:string-value="2026*" calcext:value-type="string">
            <text:p>2026*</text:p>
          </table:table-cell>
          <table:table-cell table:style-name="ce57" table:formula="of:=[.A33]" office:value-type="float" office:value="20" calcext:value-type="float">
            <text:p>20</text:p>
          </table:table-cell>
          <table:table-cell table:formula="of:=[.K33]" office:value-type="float" office:value="2.67987429565106" calcext:value-type="float">
            <text:p>2.680</text:p>
          </table:table-cell>
          <table:table-cell table:formula="of:=[.L33]" office:value-type="float" office:value="2.31845646999354" calcext:value-type="float">
            <text:p>2.318</text:p>
          </table:table-cell>
          <table:table-cell table:formula="of:=[.M33]" office:value-type="float" office:value="0.36141782565752" calcext:value-type="float">
            <text:p>0.361</text:p>
          </table:table-cell>
          <table:table-cell table:formula="of:=[.N33]" office:value-type="float" office:value="1.03614178256575" calcext:value-type="float">
            <text:p>1.036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4"/>
          <table:table-cell/>
          <table:table-cell table:style-name="ce57" table:formula="of:=[.C34]" office:value-type="string" office:string-value="2027*" calcext:value-type="string">
            <text:p>2027*</text:p>
          </table:table-cell>
          <table:table-cell table:style-name="ce57" table:formula="of:=[.A34]" office:value-type="float" office:value="21" calcext:value-type="float">
            <text:p>21</text:p>
          </table:table-cell>
          <table:table-cell table:formula="of:=[.K34]" office:value-type="float" office:value="2.78600793112239" calcext:value-type="float">
            <text:p>2.786</text:p>
          </table:table-cell>
          <table:table-cell table:formula="of:=[.L34]" office:value-type="float" office:value="2.49406967783777" calcext:value-type="float">
            <text:p>2.494</text:p>
          </table:table-cell>
          <table:table-cell table:formula="of:=[.M34]" office:value-type="float" office:value="0.291938253284616" calcext:value-type="float">
            <text:p>0.292</text:p>
          </table:table-cell>
          <table:table-cell table:formula="of:=[.N34]" office:value-type="float" office:value="1.02919382532846" calcext:value-type="float">
            <text:p>1.02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4"/>
          <table:table-cell/>
          <table:table-cell table:style-name="ce57" table:formula="of:=[.C35]" office:value-type="string" office:string-value="2028*" calcext:value-type="string">
            <text:p>2028*</text:p>
          </table:table-cell>
          <table:table-cell table:style-name="ce57" table:formula="of:=[.A35]" office:value-type="float" office:value="22" calcext:value-type="float">
            <text:p>22</text:p>
          </table:table-cell>
          <table:table-cell table:formula="of:=[.K35]" office:value-type="float" office:value="2.89634487888961" calcext:value-type="float">
            <text:p>2.896</text:p>
          </table:table-cell>
          <table:table-cell table:formula="of:=[.L35]" office:value-type="float" office:value="2.66565614911563" calcext:value-type="float">
            <text:p>2.666</text:p>
          </table:table-cell>
          <table:table-cell table:formula="of:=[.M35]" office:value-type="float" office:value="0.23068872977398" calcext:value-type="float">
            <text:p>0.231</text:p>
          </table:table-cell>
          <table:table-cell table:formula="of:=[.N35]" office:value-type="float" office:value="1.0230688729774" calcext:value-type="float">
            <text:p>1.02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4"/>
          <table:table-cell/>
          <table:table-cell table:style-name="ce57" table:formula="of:=[.C36]" office:value-type="string" office:string-value="2029*" calcext:value-type="string">
            <text:p>2029*</text:p>
          </table:table-cell>
          <table:table-cell table:style-name="ce57" table:formula="of:=[.A36]" office:value-type="float" office:value="23" calcext:value-type="float">
            <text:p>23</text:p>
          </table:table-cell>
          <table:table-cell table:formula="of:=[.K36]" office:value-type="float" office:value="3.01105160676643" calcext:value-type="float">
            <text:p>3.011</text:p>
          </table:table-cell>
          <table:table-cell table:formula="of:=[.L36]" office:value-type="float" office:value="2.83272037278004" calcext:value-type="float">
            <text:p>2.833</text:p>
          </table:table-cell>
          <table:table-cell table:formula="of:=[.M36]" office:value-type="float" office:value="0.178331233986393" calcext:value-type="float">
            <text:p>0.178</text:p>
          </table:table-cell>
          <table:table-cell table:formula="of:=[.N36]" office:value-type="float" office:value="1.01783312339864" calcext:value-type="float">
            <text:p>1.0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4"/>
          <table:table-cell/>
          <table:table-cell table:style-name="ce57" table:formula="of:=[.C37]" office:value-type="string" office:string-value="2030*" calcext:value-type="string">
            <text:p>2030*</text:p>
          </table:table-cell>
          <table:table-cell table:style-name="ce57" table:formula="of:=[.A37]" office:value-type="float" office:value="24" calcext:value-type="float">
            <text:p>24</text:p>
          </table:table-cell>
          <table:table-cell table:formula="of:=[.K37]" office:value-type="float" office:value="3.13030117535124" calcext:value-type="float">
            <text:p>3.130</text:p>
          </table:table-cell>
          <table:table-cell table:formula="of:=[.L37]" office:value-type="float" office:value="2.9954235701983" calcext:value-type="float">
            <text:p>2.995</text:p>
          </table:table-cell>
          <table:table-cell table:formula="of:=[.M37]" office:value-type="float" office:value="0.134877605152941" calcext:value-type="float">
            <text:p>0.135</text:p>
          </table:table-cell>
          <table:table-cell table:formula="of:=[.N37]" office:value-type="float" office:value="1.01348776051529" calcext:value-type="float">
            <text:p>1.01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4"/>
          <table:table-cell/>
          <table:table-cell table:style-name="ce57" table:formula="of:=[.C38]" office:value-type="string" office:string-value="2031*" calcext:value-type="string">
            <text:p>2031*</text:p>
          </table:table-cell>
          <table:table-cell table:style-name="ce57" table:formula="of:=[.A38]" office:value-type="float" office:value="25" calcext:value-type="float">
            <text:p>25</text:p>
          </table:table-cell>
          <table:table-cell table:formula="of:=[.K38]" office:value-type="float" office:value="3.25427349912753" calcext:value-type="float">
            <text:p>3.254</text:p>
          </table:table-cell>
          <table:table-cell table:formula="of:=[.L38]" office:value-type="float" office:value="3.1544557623985" calcext:value-type="float">
            <text:p>3.154</text:p>
          </table:table-cell>
          <table:table-cell table:formula="of:=[.M38]" office:value-type="float" office:value="0.0998177367290296" calcext:value-type="float">
            <text:p>0.100</text:p>
          </table:table-cell>
          <table:table-cell table:formula="of:=[.N38]" office:value-type="float" office:value="1.0099817736729" calcext:value-type="float">
            <text:p>1.0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4"/>
          <table:table-cell/>
          <table:table-cell table:style-name="ce57" table:formula="of:=[.C39]" office:value-type="string" office:string-value="2032*" calcext:value-type="string">
            <text:p>2032*</text:p>
          </table:table-cell>
          <table:table-cell table:style-name="ce57" table:formula="of:=[.A39]" office:value-type="float" office:value="26" calcext:value-type="float">
            <text:p>26</text:p>
          </table:table-cell>
          <table:table-cell table:formula="of:=[.K39]" office:value-type="float" office:value="3.38315561790485" calcext:value-type="float">
            <text:p>3.383</text:p>
          </table:table-cell>
          <table:table-cell table:formula="of:=[.L39]" office:value-type="float" office:value="3.31087176696503" calcext:value-type="float">
            <text:p>3.311</text:p>
          </table:table-cell>
          <table:table-cell table:formula="of:=[.M39]" office:value-type="float" office:value="0.0722838509398218" calcext:value-type="float">
            <text:p>0.072</text:p>
          </table:table-cell>
          <table:table-cell table:formula="of:=[.N39]" office:value-type="float" office:value="1.00722838509398" calcext:value-type="float">
            <text:p>1.00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4"/>
          <table:table-cell/>
          <table:table-cell table:style-name="ce57" table:formula="of:=[.C40]" office:value-type="string" office:string-value="2033*" calcext:value-type="string">
            <text:p>2033*</text:p>
          </table:table-cell>
          <table:table-cell table:style-name="ce57" table:formula="of:=[.A40]" office:value-type="float" office:value="27" calcext:value-type="float">
            <text:p>27</text:p>
          </table:table-cell>
          <table:table-cell table:formula="of:=[.K40]" office:value-type="float" office:value="3.51714197901" calcext:value-type="float">
            <text:p>3.517</text:p>
          </table:table-cell>
          <table:table-cell table:formula="of:=[.L40]" office:value-type="float" office:value="3.4659276574287" calcext:value-type="float">
            <text:p>3.466</text:p>
          </table:table-cell>
          <table:table-cell table:formula="of:=[.M40]" office:value-type="float" office:value="0.0512143215812988" calcext:value-type="float">
            <text:p>0.051</text:p>
          </table:table-cell>
          <table:table-cell table:formula="of:=[.N40]" office:value-type="float" office:value="1.00512143215813" calcext:value-type="float">
            <text:p>1.00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table:number-columns-repeated="4"/>
          <table:table-cell/>
          <table:table-cell table:style-name="ce57"/>
          <table:table-cell table:number-columns-repeated="9"/>
        </table:table-row>
        <table:table-row table:style-name="ro1">
          <table:table-cell table:number-columns-repeated="9"/>
          <table:table-cell table:style-name="ce57"/>
          <table:table-cell table:number-columns-repeated="9"/>
        </table:table-row>
        <table:table-row table:style-name="ro1" table:number-rows-repeated="104850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zł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2" style:volatile="true">
      <loext:text> </loext:text>
      <loext:fill-character> </loext:fill-character>
      <number:text>- zł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 number:style="long"/>
      <number:text>.</number:text>
      <number:month number:style="long"/>
      <number:text>.</number:text>
      <number:year/>
    </number:date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10" loext:min-decimal-places="10" number:min-integer-digits="1"/>
    </number:number-style>
    <number:number-style style:name="N152">
      <number:number number:decimal-places="9" loext:min-decimal-places="9" number:min-integer-digits="1"/>
    </number:number-style>
    <number:number-style style:name="N153">
      <number:number number:decimal-places="8" loext:min-decimal-places="8" number:min-integer-digits="1"/>
    </number:number-style>
    <number:number-style style:name="N154">
      <number:number number:decimal-places="7" loext:min-decimal-places="7" number:min-integer-digits="1"/>
    </number:number-style>
    <number:number-style style:name="N155">
      <number:number number:decimal-places="6" loext:min-decimal-places="6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4" loext:min-decimal-places="4" number:min-integer-digits="1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00:15:34.999917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15:30.287151319</meta:creation-date>
    <dc:date>2018-12-11T03:32:32.162004418</dc:date>
    <meta:editing-duration>PT13H44M13S</meta:editing-duration>
    <meta:editing-cycles>8</meta:editing-cycles>
    <meta:generator>LibreOffice/6.0.6.2$Linux_X86_64 LibreOffice_project/00m0$Build-2</meta:generator>
    <meta:document-statistic meta:table-count="2" meta:cell-count="13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77cm" svg:height="13.487cm" xlink:href=".." xlink:type="simple" chart:class="chart:line" chart:style-name="ch1">
        <chart:legend chart:legend-position="end" svg:x="20.358cm" svg:y="5.946cm" style:legend-expansion="high" chart:style-name="ch2"/>
        <chart:plot-area chart:style-name="ch3" table:cell-range-address="Sheet1.Q16:Sheet1.T41" chart:data-source-has-labels="both" svg:x="0.479cm" svg:y="0.269cm" svg:width="19.4cm" svg:height="12.949cm">
          <chartooo:coordinate-region svg:x="1.206cm" svg:y="0.468cm" svg:width="18.302cm" svg:height="12.103cm"/>
          <chart:axis chart:dimension="x" chart:name="primary-x" chart:style-name="ch4" chartooo:axis-type="auto">
            <chartooo:date-scale/>
            <chart:categories table:cell-range-address="Sheet1.Q17:Sheet1.Q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17:Sheet1.R41" chart:label-cell-address="Sheet1.R16:Sheet1.R16" chart:class="chart:line">
            <chart:data-point chart:repeated="25"/>
          </chart:series>
          <chart:series chart:style-name="ch7" chart:values-cell-range-address="Sheet1.S17:Sheet1.S41" chart:label-cell-address="Sheet1.S16:Sheet1.S16" chart:class="chart:line">
            <chart:data-point chart:repeated="25"/>
          </chart:series>
          <chart:series chart:style-name="ch8" chart:values-cell-range-address="Sheet1.T17:Sheet1.T41" chart:label-cell-address="Sheet1.T16:Sheet1.T1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DU_ind</text:p>
                <draw:g>
                  <svg:desc>Sheet1.R16:Sheet1.R16</svg:desc>
                </draw:g>
              </table:table-cell>
              <table:table-cell office:value-type="string">
                <text:p>VTPABD_Fact</text:p>
                <draw:g>
                  <svg:desc>Sheet1.S16:Sheet1.S16</svg:desc>
                </draw:g>
              </table:table-cell>
              <table:table-cell office:value-type="string">
                <text:p>VTPABD_F</text:p>
                <draw:g>
                  <svg:desc>Sheet1.T16:Sheet1.T16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heet1.Q17:Sheet1.Q41</svg:desc>
                </draw:g>
              </table:table-cell>
              <table:table-cell office:value-type="float" office:value="1">
                <text:p>1</text:p>
                <draw:g>
                  <svg:desc>Sheet1.R17:Sheet1.R41</svg:desc>
                </draw:g>
              </table:table-cell>
              <table:table-cell office:value-type="float" office:value="1">
                <text:p>1</text:p>
                <draw:g>
                  <svg:desc>Sheet1.S17:Sheet1.S41</svg:desc>
                </draw:g>
              </table:table-cell>
              <table:table-cell office:value-type="float" office:value="1">
                <text:p>1</text:p>
                <draw:g>
                  <svg:desc>Sheet1.T17:Sheet1.T41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.20498614958449">
                <text:p>1.20498614958449</text:p>
              </table:table-cell>
              <table:table-cell office:value-type="float" office:value="1.02819277108434">
                <text:p>1.02819277108434</text:p>
              </table:table-cell>
              <table:table-cell office:value-type="float" office:value="1.16215613159588">
                <text:p>1.162156131595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.43859649122807">
                <text:p>1.43859649122807</text:p>
              </table:table-cell>
              <table:table-cell office:value-type="float" office:value="1.13975903614458">
                <text:p>1.13975903614458</text:p>
              </table:table-cell>
              <table:table-cell office:value-type="float" office:value="1.3842624712449">
                <text:p>1.384262471244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.37465373961219">
                <text:p>1.37465373961219</text:p>
              </table:table-cell>
              <table:table-cell office:value-type="float" office:value="1.04819277108434">
                <text:p>1.04819277108434</text:p>
              </table:table-cell>
              <table:table-cell office:value-type="float" office:value="1.54607311363267">
                <text:p>1.546073113632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.32917820867959">
                <text:p>1.32917820867959</text:p>
              </table:table-cell>
              <table:table-cell office:value-type="float" office:value="1.04819277108434">
                <text:p>1.04819277108434</text:p>
              </table:table-cell>
              <table:table-cell office:value-type="float" office:value="1.60232466003438">
                <text:p>1.6023246600343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36772853185596">
                <text:p>1.36772853185596</text:p>
              </table:table-cell>
              <table:table-cell office:value-type="float" office:value="1.04819277108434">
                <text:p>1.04819277108434</text:p>
              </table:table-cell>
              <table:table-cell office:value-type="float" office:value="1.57644232890837">
                <text:p>1.5764423289083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.41989843028624">
                <text:p>1.41989843028624</text:p>
              </table:table-cell>
              <table:table-cell office:value-type="float" office:value="1.04819277108434">
                <text:p>1.04819277108434</text:p>
              </table:table-cell>
              <table:table-cell office:value-type="float" office:value="1.59403039872338">
                <text:p>1.5940303987233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.49192059095106">
                <text:p>1.49192059095106</text:p>
              </table:table-cell>
              <table:table-cell office:value-type="float" office:value="1.04819277108434">
                <text:p>1.04819277108434</text:p>
              </table:table-cell>
              <table:table-cell office:value-type="float" office:value="1.65706761748782">
                <text:p>1.6570676174878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56371191135734">
                <text:p>1.56371191135734</text:p>
              </table:table-cell>
              <table:table-cell office:value-type="float" office:value="1.04819277108434">
                <text:p>1.04819277108434</text:p>
              </table:table-cell>
              <table:table-cell office:value-type="float" office:value="1.7330744380516">
                <text:p>1.733074438051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.64843028624192">
                <text:p>1.64843028624192</text:p>
              </table:table-cell>
              <table:table-cell office:value-type="float" office:value="1.04819277108434">
                <text:p>1.04819277108434</text:p>
              </table:table-cell>
              <table:table-cell office:value-type="float" office:value="1.82159459596963">
                <text:p>1.8215945959696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.78670360110803">
                <text:p>1.78670360110803</text:p>
              </table:table-cell>
              <table:table-cell office:value-type="float" office:value="1.04819277108434">
                <text:p>1.04819277108434</text:p>
              </table:table-cell>
              <table:table-cell office:value-type="float" office:value="1.93460226465452">
                <text:p>1.934602264654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.93998153277932">
                <text:p>1.93998153277932</text:p>
              </table:table-cell>
              <table:table-cell office:value-type="float" office:value="1.04819277108434">
                <text:p>1.04819277108434</text:p>
              </table:table-cell>
              <table:table-cell office:value-type="float" office:value="2.07923983928487">
                <text:p>2.0792398392848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.11265004616805">
                <text:p>2.11265004616805</text:p>
              </table:table-cell>
              <table:table-cell office:value-type="float" office:value="1.06425702811245">
                <text:p>1.06425702811245</text:p>
              </table:table-cell>
              <table:table-cell office:value-type="float" office:value="2.2588454433228">
                <text:p>2.258845443322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.27100646352724">
                <text:p>2.27100646352724</text:p>
              </table:table-cell>
              <table:table-cell office:value-type="float" office:value="NaN">
                <text:p>NaN</text:p>
              </table:table-cell>
              <table:table-cell office:value-type="float" office:value="2.44691611743418">
                <text:p>2.4469161174341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.41689750692521">
                <text:p>2.41689750692521</text:p>
              </table:table-cell>
              <table:table-cell office:value-type="float" office:value="NaN">
                <text:p>NaN</text:p>
              </table:table-cell>
              <table:table-cell office:value-type="float" office:value="2.63301639931774">
                <text:p>2.6330163993177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.56209602954755">
                <text:p>2.56209602954755</text:p>
              </table:table-cell>
              <table:table-cell office:value-type="float" office:value="NaN">
                <text:p>NaN</text:p>
              </table:table-cell>
              <table:table-cell office:value-type="float" office:value="2.8079210157251">
                <text:p>2.807921015725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69020083102493">
                <text:p>2.69020083102493</text:p>
              </table:table-cell>
              <table:table-cell office:value-type="float" office:value="NaN">
                <text:p>NaN</text:p>
              </table:table-cell>
              <table:table-cell office:value-type="float" office:value="2.97107723948501">
                <text:p>2.97107723948501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2.82471087257618">
                <text:p>2.82471087257618</text:p>
              </table:table-cell>
              <table:table-cell office:value-type="float" office:value="NaN">
                <text:p>NaN</text:p>
              </table:table-cell>
              <table:table-cell office:value-type="float" office:value="3.12961036439353">
                <text:p>3.12961036439353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2.96594641620499">
                <text:p>2.96594641620499</text:p>
              </table:table-cell>
              <table:table-cell office:value-type="float" office:value="NaN">
                <text:p>NaN</text:p>
              </table:table-cell>
              <table:table-cell office:value-type="float" office:value="3.2860908826132">
                <text:p>3.2860908826132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3.11424373701524">
                <text:p>3.11424373701524</text:p>
              </table:table-cell>
              <table:table-cell office:value-type="float" office:value="NaN">
                <text:p>NaN</text:p>
              </table:table-cell>
              <table:table-cell office:value-type="float" office:value="3.45039542674387">
                <text:p>3.45039542674387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3.269955923866">
                <text:p>3.269955923866</text:p>
              </table:table-cell>
              <table:table-cell office:value-type="float" office:value="NaN">
                <text:p>NaN</text:p>
              </table:table-cell>
              <table:table-cell office:value-type="float" office:value="3.62291519808106">
                <text:p>3.62291519808106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3.4334537200593">
                <text:p>3.4334537200593</text:p>
              </table:table-cell>
              <table:table-cell office:value-type="float" office:value="NaN">
                <text:p>NaN</text:p>
              </table:table-cell>
              <table:table-cell office:value-type="float" office:value="3.80406095798511">
                <text:p>3.80406095798511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3.60512640606226">
                <text:p>3.60512640606226</text:p>
              </table:table-cell>
              <table:table-cell office:value-type="float" office:value="NaN">
                <text:p>NaN</text:p>
              </table:table-cell>
              <table:table-cell office:value-type="float" office:value="3.99426400588437">
                <text:p>3.99426400588437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3.78538272636537">
                <text:p>3.78538272636537</text:p>
              </table:table-cell>
              <table:table-cell office:value-type="float" office:value="NaN">
                <text:p>NaN</text:p>
              </table:table-cell>
              <table:table-cell office:value-type="float" office:value="4.19397720617859">
                <text:p>4.19397720617859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3.97465186268366">
                <text:p>3.97465186268366</text:p>
              </table:table-cell>
              <table:table-cell office:value-type="float" office:value="NaN">
                <text:p>NaN</text:p>
              </table:table-cell>
              <table:table-cell office:value-type="float" office:value="4.40367606648752">
                <text:p>4.40367606648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Sheet1.V16:Sheet1.X41" chart:data-source-has-labels="both" svg:x="0.32cm" svg:y="0.18cm" svg:width="12.217cm" svg:height="8.64cm">
          <chartooo:coordinate-region svg:x="1.127cm" svg:y="0.18cm" svg:width="11.269cm" svg:height="7.387cm"/>
          <chart:axis chart:dimension="x" chart:name="primary-x" chart:style-name="ch4" chartooo:axis-type="auto">
            <chartooo:date-scale/>
            <chart:categories table:cell-range-address="Sheet1.V17:Sheet1.V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17:Sheet1.W41" chart:label-cell-address="Sheet1.W16:Sheet1.W16" chart:class="chart:line">
            <chart:data-point chart:repeated="25"/>
          </chart:series>
          <chart:series chart:style-name="ch7" chart:values-cell-range-address="Sheet1.X17:Sheet1.X41" chart:label-cell-address="Sheet1.X16:Sheet1.X1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TPABD</text:p>
                <draw:g>
                  <svg:desc>Sheet1.W16:Sheet1.W16</svg:desc>
                </draw:g>
              </table:table-cell>
              <table:table-cell office:value-type="string">
                <text:p>VTPABD_F</text:p>
                <draw:g>
                  <svg:desc>Sheet1.X16:Sheet1.X16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heet1.V17:Sheet1.V41</svg:desc>
                </draw:g>
              </table:table-cell>
              <table:table-cell office:value-type="float" office:value="124.5">
                <text:p>124.5</text:p>
                <draw:g>
                  <svg:desc>Sheet1.W17:Sheet1.W41</svg:desc>
                </draw:g>
              </table:table-cell>
              <table:table-cell office:value-type="float" office:value="124.5">
                <text:p>124.5</text:p>
                <draw:g>
                  <svg:desc>Sheet1.X17:Sheet1.X41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8.01">
                <text:p>128.01</text:p>
              </table:table-cell>
              <table:table-cell office:value-type="float" office:value="144.688438383687">
                <text:p>144.68843838368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1.9">
                <text:p>141.9</text:p>
              </table:table-cell>
              <table:table-cell office:value-type="float" office:value="172.34067766999">
                <text:p>172.3406776699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0.5">
                <text:p>130.5</text:p>
              </table:table-cell>
              <table:table-cell office:value-type="float" office:value="192.486102647267">
                <text:p>192.48610264726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30.5">
                <text:p>130.5</text:p>
              </table:table-cell>
              <table:table-cell office:value-type="float" office:value="199.489420174281">
                <text:p>199.48942017428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0.5">
                <text:p>130.5</text:p>
              </table:table-cell>
              <table:table-cell office:value-type="float" office:value="196.267069949092">
                <text:p>196.26706994909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30.5">
                <text:p>130.5</text:p>
              </table:table-cell>
              <table:table-cell office:value-type="float" office:value="198.456784641061">
                <text:p>198.4567846410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0.5">
                <text:p>130.5</text:p>
              </table:table-cell>
              <table:table-cell office:value-type="float" office:value="206.304918377233">
                <text:p>206.3049183772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0.5">
                <text:p>130.5</text:p>
              </table:table-cell>
              <table:table-cell office:value-type="float" office:value="215.767767537424">
                <text:p>215.7677675374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30.5">
                <text:p>130.5</text:p>
              </table:table-cell>
              <table:table-cell office:value-type="float" office:value="226.788527198218">
                <text:p>226.78852719821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30.5">
                <text:p>130.5</text:p>
              </table:table-cell>
              <table:table-cell office:value-type="float" office:value="240.857981949488">
                <text:p>240.85798194948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0.5">
                <text:p>130.5</text:p>
              </table:table-cell>
              <table:table-cell office:value-type="float" office:value="258.865359990967">
                <text:p>258.86535999096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32.5">
                <text:p>132.5</text:p>
              </table:table-cell>
              <table:table-cell office:value-type="float" office:value="281.226257693689">
                <text:p>281.22625769368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304.641056620555">
                <text:p>304.64105662055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327.810541715059">
                <text:p>327.81054171505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349.586166457775">
                <text:p>349.58616645777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369.899116315884">
                <text:p>369.899116315884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389.636490366994">
                <text:p>389.636490366994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409.118314885344">
                <text:p>409.11831488534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429.574230629611">
                <text:p>429.574230629611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451.052942161092">
                <text:p>451.052942161092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473.605589269146">
                <text:p>473.605589269146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497.285868732604">
                <text:p>497.285868732604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522.150162169234">
                <text:p>522.150162169234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548.257670277696">
                <text:p>548.257670277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